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1" svg:font-family="StarSymbol" style:font-charset="x-symbol"/>
    <style:font-face style:name="Tahoma1" svg:font-family="Tahoma" style:font-family-generic="swiss"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NewPS-ItalicMT" svg:font-family="CourierNewPS-ItalicMT"/>
    <style:font-face style:name="CourierNewPSMT" svg:font-family="CourierNewPSMT"/>
    <style:font-face style:name="Helv1" svg:font-family="Helv"/>
    <style:font-face style:name="StarSymbol" svg:font-family="StarSymbol"/>
    <style:font-face style:name="Tahoma3" svg:font-family="Tahoma"/>
    <style:font-face style:name="TimesNewRomanPS-BoldMT" svg:font-family="TimesNewRomanPS-BoldMT"/>
    <style:font-face style:name="TimesNewRomanPS-ItalicMT" svg:font-family="TimesNewRomanPS-ItalicMT"/>
    <style:font-face style:name="TimesNewRomanPSMT1" svg:font-family="TimesNewRomanPSMT"/>
    <style:font-face style:name="Courier New" svg:font-family="'Courier New'" style:font-family-generic="modern"/>
    <style:font-face style:name="Times New Roman2" svg:font-family="'Times New Roman'" style:font-family-generic="roman"/>
    <style:font-face style:name="TimesNewRomanPSMT" svg:font-family="TimesNewRomanPSMT" style:font-family-generic="roman"/>
    <style:font-face style:name="BookMasterGothic-Bold" svg:font-family="BookMasterGothic-Bold" style:font-family-generic="swiss"/>
    <style:font-face style:name="BookMasterGothic-Italic" svg:font-family="BookMasterGothic-Italic" style:font-family-generic="swiss"/>
    <style:font-face style:name="BookMasterGothic-Roman" svg:font-family="BookMasterGothic-Roman" style:font-family-generic="swiss"/>
    <style:font-face style:name="Courier New2" svg:font-family="'Courier New'" style:font-family-generic="swiss"/>
    <style:font-face style:name="Helv" svg:font-family="Helv" style:font-family-generic="swiss"/>
    <style:font-face style:name="Helvetica" svg:font-family="Helvetica" style:font-family-generic="swiss"/>
    <style:font-face style:name="Courier" svg:font-family="Courier" style:font-family-generic="modern" style:font-pitch="fixed"/>
    <style:font-face style:name="Courier New1" svg:font-family="'Courier New'" style:font-family-generic="modern" style:font-pitch="fixed"/>
    <style:font-face style:name="Arial2" svg:font-family="Ari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3" svg:font-family="'Times New Roman'" style:font-adornments="Regular"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 Narrow" svg:font-family="'Arial Narrow'"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2" svg:font-family="Tahoma" style:font-family-generic="system" style:font-pitch="variable"/>
  </office:font-face-decls>
  <office:automatic-styles>
    <style:style style:name="P1" style:family="paragraph" style:parent-style-name="Body_20_Text_20_First_20_Indent">
      <style:paragraph-properties fo:margin-left="0in" fo:margin-right="0in" fo:text-indent="0in" style:auto-text-indent="false"/>
    </style:style>
    <style:style style:name="P2" style:family="paragraph" style:parent-style-name="Body_20_Text_20_First_20_Indent">
      <style:paragraph-properties fo:margin-left="0in" fo:margin-right="0in" fo:text-indent="0in" style:auto-text-indent="false"/>
      <style:text-properties fo:font-style="normal" fo:font-weight="bold"/>
    </style:style>
    <style:style style:name="P3" style:family="paragraph" style:parent-style-name="Body_20_Text_20_First_20_Indent">
      <style:paragraph-properties fo:margin-left="0in" fo:margin-right="0in" fo:text-indent="0in" style:auto-text-indent="false"/>
      <style:text-properties fo:font-weight="bold"/>
    </style:style>
    <style:style style:name="P4" style:family="paragraph" style:parent-style-name="Default_20_Text">
      <style:paragraph-properties fo:margin-left="0in" fo:margin-right="0in" fo:margin-top="0in" fo:margin-bottom="0in" fo:text-indent="0in" style:auto-text-indent="false"/>
    </style:style>
    <style:style style:name="P5" style:family="paragraph" style:parent-style-name="Default_20_Text">
      <style:paragraph-properties fo:margin-left="0in" fo:margin-right="0in" fo:margin-top="0in" fo:margin-bottom="0in" fo:text-indent="0in" style:auto-text-indent="false"/>
      <style:text-properties style:font-name="Times New Roman1" fo:font-size="12pt" style:font-name-asian="Helvetica" style:font-size-asian="12pt" style:font-name-complex="Helvetica" style:font-size-complex="12pt"/>
    </style:style>
    <style:style style:name="P6" style:family="paragraph" style:parent-style-name="Text_20_Body_20_Single">
      <style:paragraph-properties fo:margin-left="0in" fo:margin-right="0in" fo:margin-top="0in" fo:margin-bottom="0in" fo:text-indent="0in" style:auto-text-indent="false"/>
      <style:text-properties fo:font-style="italic" style:font-style-asian="italic" style:font-style-complex="italic"/>
    </style:style>
    <style:style style:name="P7" style:family="paragraph" style:parent-style-name="Text_20_Body_20_Single">
      <style:paragraph-properties fo:margin-left="0in" fo:margin-right="0in" fo:margin-top="0in" fo:margin-bottom="0in" fo:text-indent="0in" style:auto-text-indent="false"/>
      <style:text-properties fo:font-style="normal" style:font-style-asian="italic" style:font-style-complex="italic"/>
    </style:style>
    <style:style style:name="P8" style:family="paragraph" style:parent-style-name="Text_20_Body_20_Single">
      <style:paragraph-properties fo:margin-left="0in" fo:margin-right="0in" fo:margin-top="0in" fo:margin-bottom="0in" fo:text-indent="0in" style:auto-text-indent="false"/>
      <style:text-properties style:font-name="Times New Roman1" fo:font-size="12pt" fo:font-style="normal" fo:font-weight="normal" style:font-name-asian="BookMasterGothic-Bold" style:font-size-asian="12pt" style:font-style-asian="italic" style:font-weight-asian="bold" style:font-name-complex="BookMasterGothic-Bold" style:font-size-complex="12pt" style:font-style-complex="italic" style:font-weight-complex="bold"/>
    </style:style>
    <style:style style:name="P9" style:family="paragraph" style:parent-style-name="Text_20_Body_20_Single">
      <style:paragraph-properties fo:margin-left="0in" fo:margin-right="0in" fo:margin-top="0in" fo:margin-bottom="0in" fo:text-indent="0in" style:auto-text-indent="false"/>
      <style:text-properties style:font-name="Times New Roman" fo:font-style="normal" fo:font-weight="normal" style:font-style-asian="italic" style:font-weight-asian="normal" style:font-style-complex="italic" style:font-weight-complex="normal"/>
    </style:style>
    <style:style style:name="P10"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Helv" fo:font-size="10pt" style:font-name-asian="Helv" style:font-size-asian="10pt" style:font-name-complex="Helv" style:font-size-complex="10pt"/>
    </style:style>
    <style:style style:name="P11" style:family="paragraph" style:parent-style-name="Code_20_Indente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Courier" fo:font-size="10pt" style:font-name-asian="Courier" style:font-size-asian="10pt" style:font-name-complex="Courier" style:font-size-complex="10pt"/>
    </style:style>
    <style:style style:name="P12" style:family="paragraph" style:parent-style-name="Code_20_Indente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Courier" fo:font-size="8pt" style:font-name-asian="Courier" style:font-size-asian="8pt" style:font-name-complex="Courier" style:font-size-complex="8pt"/>
    </style:style>
    <style:style style:name="P13" style:family="paragraph" style:parent-style-name="Code_20_Indented">
      <style:paragraph-properties fo:margin-left="0in" fo:margin-right="0in" fo:margin-top="0in" fo:margin-bottom="0in" fo:line-height="100%" fo:text-indent="0in" style:auto-text-indent="false" style:text-autospace="none" style:writing-mode="lr-tb"/>
      <style:text-properties fo:color="#000000" style:font-name="Helv" fo:font-size="10pt" style:font-name-asian="Helv" style:font-size-asian="10pt" style:font-name-complex="Helv" style:font-size-complex="10pt"/>
    </style:style>
    <style:style style:name="P14" style:family="paragraph" style:parent-style-name="Code_20_Indente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Helv" fo:font-size="10pt" fo:font-weight="bold" style:font-name-asian="Helv" style:font-size-asian="10pt" style:font-weight-asian="bold" style:font-name-complex="Helv" style:font-size-complex="10pt" style:font-weight-complex="bold"/>
    </style:style>
    <style:style style:name="P15" style:family="paragraph" style:parent-style-name="Code_20_Indente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style>
    <style:style style:name="P16" style:family="paragraph" style:parent-style-name="Code_20_Indented">
      <style:paragraph-properties fo:margin-left="0in" fo:margin-right="0in" fo:text-indent="0in" style:auto-text-indent="false"/>
    </style:style>
    <style:style style:name="P17" style:family="paragraph" style:parent-style-name="Code_20_Indented">
      <style:paragraph-properties fo:margin-left="0in" fo:margin-right="0in" fo:text-indent="0in" style:auto-text-indent="false"/>
      <style:text-properties style:font-name="Courier New1" fo:font-size="10pt" fo:font-style="normal" fo:font-weight="bold" style:font-name-asian="BookMasterGothic-Roman" style:font-size-asian="10pt" style:font-weight-asian="bold" style:font-name-complex="BookMasterGothic-Roman" style:font-size-complex="10pt" style:font-weight-complex="bold"/>
    </style:style>
    <style:style style:name="P18" style:family="paragraph" style:parent-style-name="Standard">
      <style:paragraph-properties fo:margin-left="0in" fo:margin-right="0in" fo:text-indent="0in" style:auto-text-indent="false"/>
      <style:text-properties style:font-name="BookMasterGothic-Bold" fo:font-size="10pt" fo:font-weight="bold" style:font-name-asian="BookMasterGothic-Bold" style:font-size-asian="10pt" style:font-weight-asian="bold" style:font-name-complex="BookMasterGothic-Bold" style:font-size-complex="10pt" style:font-weight-complex="bold"/>
    </style:style>
    <style:style style:name="P19" style:family="paragraph" style:parent-style-name="Standard">
      <style:paragraph-properties fo:margin-left="0in" fo:margin-right="0in" fo:text-indent="0in" style:auto-text-indent="false"/>
      <style:text-properties fo:color="#000000" style:font-name="Times New Roman" fo:font-size="12pt" fo:font-weight="bold" style:font-name-asian="Courier" style:font-size-asian="12pt" style:font-name-complex="Courier" style:font-size-complex="12pt"/>
    </style:style>
    <style:style style:name="P20" style:family="paragraph" style:parent-style-name="Default_20_Text">
      <style:paragraph-properties fo:margin-left="0in" fo:margin-right="0in" fo:text-indent="0in" style:auto-text-indent="false"/>
    </style:style>
    <style:style style:name="P21" style:family="paragraph" style:parent-style-name="Default_20_Text">
      <style:paragraph-properties fo:margin-left="0in" fo:margin-right="0in" fo:text-indent="0in" style:auto-text-indent="false"/>
      <style:text-properties style:use-window-font-color="true" style:font-name="Times New Roman" fo:font-size="12pt" fo:font-style="italic" fo:background-color="transparent" style:font-name-asian="Arial2" style:font-size-asian="12pt" style:font-style-asian="italic" style:font-name-complex="Arial2" style:font-size-complex="12pt" style:font-style-complex="italic"/>
    </style:style>
    <style:style style:name="P22" style:family="paragraph" style:parent-style-name="Default_20_Text">
      <style:paragraph-properties fo:margin-left="0in" fo:margin-right="0in" fo:text-indent="0in" style:auto-text-indent="false"/>
      <style:text-properties fo:font-style="italic" style:font-style-asian="italic" style:font-style-complex="italic"/>
    </style:style>
    <style:style style:name="P23" style:family="paragraph" style:parent-style-name="Date">
      <style:paragraph-properties fo:margin-left="2.5in" fo:margin-right="0in" fo:text-indent="0in" style:auto-text-indent="false"/>
    </style:style>
    <style:style style:name="P24" style:family="paragraph" style:parent-style-name="Default_20_Text">
      <style:paragraph-properties>
        <style:tab-stops>
          <style:tab-stop style:position="0.5in"/>
          <style:tab-stop style:position="5.5181in" style:type="right" style:leader-style="dotted" style:leader-text="."/>
        </style:tab-stops>
      </style:paragraph-properties>
    </style:style>
    <style:style style:name="P25" style:family="paragraph" style:parent-style-name="Default_20_Text">
      <style:paragraph-properties fo:text-align="start" style:justify-single-word="false" style:text-autospace="none"/>
      <style:text-properties style:font-name="TimesNewRomanPSMT" fo:font-size="12pt" style:font-name-asian="TimesNewRomanPSMT" style:font-size-asian="12pt" style:font-name-complex="TimesNewRomanPSMT" style:font-size-complex="12pt"/>
    </style:style>
    <style:style style:name="P26" style:family="paragraph" style:parent-style-name="Default_20_Text">
      <style:paragraph-properties fo:text-align="start" style:justify-single-word="false" style:text-autospace="none"/>
    </style:style>
    <style:style style:name="P27" style:family="paragraph" style:parent-style-name="Default_20_Text">
      <style:text-properties fo:font-weight="bold"/>
    </style:style>
    <style:style style:name="P28" style:family="paragraph" style:parent-style-name="Default_20_Text">
      <style:text-properties style:font-name="Times New Roman2" fo:font-size="12pt" style:font-name-asian="Times New Roman2" style:font-size-asian="12pt" style:font-name-complex="Times New Roman2" style:font-size-complex="12pt"/>
    </style:style>
    <style:style style:name="P29" style:family="paragraph" style:parent-style-name="Default_20_Text">
      <style:text-properties style:font-name="Times New Roman1" fo:font-size="12pt" style:font-name-asian="BookMasterGothic-Roman" style:font-size-asian="12pt" style:font-name-complex="BookMasterGothic-Roman" style:font-size-complex="12pt"/>
    </style:style>
    <style:style style:name="P30" style:family="paragraph" style:parent-style-name="Default_20_Text">
      <style:text-properties style:font-name="Helvetica" fo:font-size="10pt" style:font-name-asian="Helvetica" style:font-size-asian="10pt" style:font-name-complex="Helvetica" style:font-size-complex="10pt"/>
    </style:style>
    <style:style style:name="P31" style:family="paragraph" style:parent-style-name="Default_20_Text">
      <style:paragraph-properties fo:text-align="start" style:justify-single-word="false" style:text-autospace="none"/>
      <style:text-properties style:font-name="Helvetica" fo:font-size="10pt" style:font-name-asian="Helvetica" style:font-size-asian="10pt" style:font-name-complex="Helvetica" style:font-size-complex="10pt"/>
    </style:style>
    <style:style style:name="P32" style:family="paragraph" style:parent-style-name="Default_20_Text">
      <style:text-properties style:font-name="Times New Roman"/>
    </style:style>
    <style:style style:name="P33" style:family="paragraph" style:parent-style-name="Default_20_Text">
      <style:text-properties style:font-name="Times New Roman" fo:font-size="12pt" style:font-name-asian="Helvetica" style:font-size-asian="12pt" style:font-name-complex="Helvetica" style:font-size-complex="12pt"/>
    </style:style>
    <style:style style:name="P34" style:family="paragraph" style:parent-style-name="Default_20_Text">
      <style:paragraph-properties fo:text-align="start" style:justify-single-word="false" style:text-autospace="none"/>
      <style:text-properties style:font-name="Times New Roman" fo:font-size="12pt" style:font-name-asian="Helvetica" style:font-size-asian="12pt" style:font-name-complex="Helvetica" style:font-size-complex="12pt"/>
    </style:style>
    <style:style style:name="P35" style:family="paragraph" style:parent-style-name="Default_20_Text">
      <style:paragraph-properties fo:text-align="start" style:justify-single-word="false" style:text-autospace="none"/>
      <style:text-properties style:font-name="Times New Roman" fo:font-size="12pt" fo:font-style="normal" fo:font-weight="normal" style:font-name-asian="BookMasterGothic-Italic" style:font-size-asian="12pt" style:font-style-asian="italic" style:font-name-complex="BookMasterGothic-Italic" style:font-size-complex="12pt" style:font-style-complex="italic"/>
    </style:style>
    <style:style style:name="P36" style:family="paragraph" style:parent-style-name="Default_20_Text">
      <style:paragraph-properties fo:text-align="start" style:justify-single-word="false" style:text-autospace="none"/>
      <style:text-properties fo:color="#000000" style:font-name="BookMasterGothic-Roman" fo:font-size="10pt" style:font-name-asian="BookMasterGothic-Roman" style:font-size-asian="10pt" style:font-name-complex="BookMasterGothic-Roman" style:font-size-complex="10pt"/>
    </style:style>
    <style:style style:name="P37" style:family="paragraph" style:parent-style-name="Default_20_Text">
      <style:text-properties fo:color="#000000" style:font-name="Times New Roman" fo:font-size="12pt" style:font-name-asian="Helv" style:font-size-asian="12pt" style:font-name-complex="Helv" style:font-size-complex="12pt"/>
    </style:style>
    <style:style style:name="P38" style:family="paragraph" style:parent-style-name="Default_20_Text">
      <style:text-properties fo:color="#000000" style:font-name="Times New Roman" fo:font-size="10pt" style:font-name-asian="Helv" style:font-size-asian="10pt" style:font-name-complex="Helv" style:font-size-complex="10pt"/>
    </style:style>
    <style:style style:name="P39" style:family="paragraph" style:parent-style-name="Default_20_Text">
      <style:paragraph-properties fo:text-align="start" style:justify-single-word="false" style:text-autospace="none"/>
      <style:text-properties fo:color="#0000ff" style:font-name="BookMasterGothic-Roman" fo:font-size="10pt" style:font-name-asian="BookMasterGothic-Roman" style:font-size-asian="10pt" style:font-name-complex="BookMasterGothic-Roman" style:font-size-complex="10pt"/>
    </style:style>
    <style:style style:name="P40" style:family="paragraph" style:parent-style-name="Default_20_Text">
      <style:text-properties style:font-name="Times New Roman3" fo:font-size="12pt" style:font-name-asian="Helvetica" style:font-size-asian="10pt" style:font-name-complex="Helvetica" style:font-size-complex="10pt"/>
    </style:style>
    <style:style style:name="P41" style:family="paragraph" style:parent-style-name="Text_20_Body_20_Single">
      <style:paragraph-properties fo:margin-left="0.5in" fo:margin-right="0in" fo:margin-top="0in" fo:margin-bottom="0in" fo:text-indent="0in" style:auto-text-indent="false"/>
      <style:text-properties style:font-name="Times New Roman" fo:font-style="normal" fo:font-weight="normal" style:font-style-asian="italic" style:font-weight-asian="normal" style:font-style-complex="italic" style:font-weight-complex="normal"/>
    </style:style>
    <style:style style:name="P42" style:family="paragraph" style:parent-style-name="Text_20_Body_20_Single">
      <style:paragraph-properties fo:margin-left="0.5in" fo:margin-right="0in" fo:margin-top="0in" fo:margin-bottom="0in" fo:text-indent="0in" style:auto-text-indent="false"/>
      <style:text-properties style:font-name="Times New Roman" fo:font-size="12pt" fo:font-style="normal" fo:font-weight="normal" style:font-size-asian="12pt" style:font-weight-asian="normal" style:font-size-complex="12pt" style:font-weight-complex="normal"/>
    </style:style>
    <style:style style:name="P43" style:family="paragraph" style:parent-style-name="Standard">
      <style:paragraph-properties fo:margin-left="0.5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Helv" fo:font-size="10pt" style:font-name-asian="Helv" style:font-size-asian="10pt" style:font-name-complex="Helv" style:font-size-complex="10pt"/>
    </style:style>
    <style:style style:name="P44" style:family="paragraph" style:parent-style-name="Standard">
      <style:paragraph-properties fo:margin-left="0.5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style:font-name="Times New Roman" fo:font-style="normal" fo:font-weight="normal" style:font-style-asian="italic" style:font-weight-asian="normal" style:font-style-complex="italic" style:font-weight-complex="normal"/>
    </style:style>
    <style:style style:name="P45" style:family="paragraph" style:parent-style-name="Standard">
      <style:paragraph-properties fo:margin-left="0.5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style>
    <style:style style:name="P46" style:family="paragraph" style:parent-style-name="Default_20_Text">
      <style:paragraph-properties fo:margin-left="0.5in" fo:margin-right="0in" fo:text-indent="0in" style:auto-text-indent="false"/>
    </style:style>
    <style:style style:name="P47" style:family="paragraph" style:parent-style-name="Heading_20_3">
      <style:paragraph-properties fo:margin-left="0.5in" fo:margin-right="0in" fo:text-indent="0in" style:auto-text-indent="false"/>
    </style:style>
    <style:style style:name="P48" style:family="paragraph" style:parent-style-name="Standard">
      <style:paragraph-properties fo:margin-left="0.5in" fo:margin-right="0in" fo:text-indent="0in" style:auto-text-indent="false"/>
    </style:style>
    <style:style style:name="P49" style:family="paragraph" style:parent-style-name="Standard">
      <style:paragraph-properties fo:margin-left="0.5in" fo:margin-right="0in" fo:text-indent="0in" style:auto-text-indent="false"/>
      <style:text-properties fo:font-weight="bold" style:font-weight-asian="bold" style:font-weight-complex="bold"/>
    </style:style>
    <style:style style:name="P50" style:family="paragraph" style:parent-style-name="Code_20_Indented">
      <style:paragraph-properties fo:margin-left="0.5in" fo:margin-right="0in" fo:text-indent="0in" style:auto-text-indent="false"/>
    </style:style>
    <style:style style:name="P51" style:family="paragraph" style:parent-style-name="Text_20_Body_20_Single">
      <style:paragraph-properties fo:margin-top="0in" fo:margin-bottom="0in"/>
    </style:style>
    <style:style style:name="P52" style:family="paragraph" style:parent-style-name="Text_20_Body_20_Single">
      <style:paragraph-properties fo:margin-top="0in" fo:margin-bottom="0in"/>
      <style:text-properties style:font-name="Times New Roman"/>
    </style:style>
    <style:style style:name="P53" style:family="paragraph" style:parent-style-name="Text_20_Body_20_Single">
      <style:paragraph-properties fo:margin-top="0in" fo:margin-bottom="0in"/>
      <style:text-properties style:font-name="Times New Roman" fo:font-weight="normal"/>
    </style:style>
    <style:style style:name="P54" style:family="paragraph" style:parent-style-name="Text_20_Body_20_Single">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55" style:family="paragraph" style:parent-style-name="Text_20_Body_20_Single">
      <style:paragraph-properties fo:margin-top="0in" fo:margin-bottom="0in"/>
      <style:text-properties style:font-name="Times New Roman" fo:font-size="10pt" fo:font-weight="normal" style:font-size-asian="10pt" style:font-size-complex="10pt"/>
    </style:style>
    <style:style style:name="P56" style:family="paragraph" style:parent-style-name="Text_20_Body_20_Single">
      <style:paragraph-properties fo:margin-top="0in" fo:margin-bottom="0in"/>
      <style:text-properties fo:font-style="italic" style:font-style-asian="italic" style:font-style-complex="italic"/>
    </style:style>
    <style:style style:name="P57" style:family="paragraph" style:parent-style-name="Text_20_Body_20_Single">
      <style:paragraph-properties fo:margin-left="1in" fo:margin-right="0in" fo:margin-top="0in" fo:margin-bottom="0in" fo:text-indent="0in" style:auto-text-indent="false"/>
      <style:text-properties fo:font-style="italic" style:font-style-asian="italic" style:font-style-complex="italic"/>
    </style:style>
    <style:style style:name="P58" style:family="paragraph" style:parent-style-name="Default_20_Text">
      <style:paragraph-properties fo:margin-left="1in" fo:margin-right="0in" fo:text-indent="0in" style:auto-text-indent="false"/>
    </style:style>
    <style:style style:name="P59" style:family="paragraph" style:parent-style-name="Default_20_Text">
      <style:paragraph-properties fo:margin-left="0in" fo:margin-right="0in" fo:margin-top="0in" fo:margin-bottom="0in" fo:line-height="100%" fo:text-indent="-0.25in" style:auto-text-indent="false" style:text-autospace="none" style:writing-mode="lr-tb">
        <style:tab-stops/>
      </style:paragraph-properties>
      <style:text-properties fo:color="#000000" style:font-name="Times New Roman" fo:font-size="12pt" style:font-name-asian="Helv" style:font-size-asian="12pt" style:font-name-complex="Helv" style:font-size-complex="12pt"/>
    </style:style>
    <style:style style:name="P60" style:family="paragraph" style:parent-style-name="Default_20_Text">
      <style:paragraph-properties fo:margin-left="0in" fo:margin-right="0in" fo:margin-top="0in" fo:margin-bottom="0in" fo:line-height="100%" fo:text-indent="-0.25in" style:auto-text-indent="false" style:text-autospace="none" style:writing-mode="lr-tb">
        <style:tab-stops/>
      </style:paragraph-properties>
    </style:style>
    <style:style style:name="P61" style:family="paragraph" style:parent-style-name="Code_20_Indented">
      <style:paragraph-properties fo:margin-left="0.5in" fo:margin-right="0in" fo:text-indent="-0.25in" style:auto-text-indent="false"/>
    </style:style>
    <style:style style:name="P62" style:family="paragraph" style:parent-style-name="Body_20_Text_20_First_20_Indent">
      <style:paragraph-properties fo:margin-left="0.5in" fo:margin-right="0in" fo:text-indent="-0.25in" style:auto-text-indent="false"/>
      <style:text-properties fo:font-weight="bold"/>
    </style:style>
    <style:style style:name="P63" style:family="paragraph" style:parent-style-name="Code_20_Indented">
      <style:paragraph-properties fo:text-align="start" style:justify-single-word="false" style:text-autospace="none"/>
    </style:style>
    <style:style style:name="P64" style:family="paragraph" style:parent-style-name="Code_20_Indented">
      <style:text-properties style:font-name="Times New Roman1" fo:font-size="12pt" style:font-name-asian="Helvetica" style:font-size-asian="12pt" style:font-name-complex="Helvetica" style:font-size-complex="12pt"/>
    </style:style>
    <style:style style:name="P65" style:family="paragraph" style:parent-style-name="Code_20_Indented">
      <style:text-properties style:font-name="BookMasterGothic-Roman" fo:font-size="10pt" style:font-name-asian="BookMasterGothic-Roman" style:font-size-asian="10pt" style:font-name-complex="BookMasterGothic-Roman" style:font-size-complex="10pt"/>
    </style:style>
    <style:style style:name="P66" style:family="paragraph" style:parent-style-name="Code_20_Indented">
      <style:text-properties style:font-name-asian="BookMasterGothic-Roman" style:font-name-complex="BookMasterGothic-Roman"/>
    </style:style>
    <style:style style:name="P67" style:family="paragraph" style:parent-style-name="Code_20_Indented">
      <style:text-properties style:font-name="Helvetica" fo:font-size="10pt" style:font-name-asian="Helvetica" style:font-size-asian="10pt" style:font-name-complex="Helvetica" style:font-size-complex="10pt"/>
    </style:style>
    <style:style style:name="P68" style:family="paragraph" style:parent-style-name="Code_20_Indented">
      <style:text-properties fo:color="#000000" style:font-name="Courier New1" fo:font-size="10pt" style:font-name-asian="Courier" style:font-size-asian="10pt" style:font-name-complex="Courier" style:font-size-complex="10pt"/>
    </style:style>
    <style:style style:name="P69" style:family="paragraph" style:parent-style-name="Code_20_Indented">
      <style:text-properties fo:color="#000000" style:font-name-asian="Courier" style:font-name-complex="Courier"/>
    </style:style>
    <style:style style:name="P70" style:family="paragraph" style:parent-style-name="Code_20_Indented">
      <style:text-properties fo:font-style="normal" fo:font-weight="normal" style:font-name-asian="BookMasterGothic-Bold" style:font-style-asian="italic" style:font-name-complex="BookMasterGothic-Bold" style:font-style-complex="italic"/>
    </style:style>
    <style:style style:name="P71" style:family="paragraph" style:parent-style-name="Code_20_Indented">
      <style:text-properties style:font-name="Times New Roman" fo:font-size="12pt" fo:font-style="normal" fo:font-weight="normal" style:font-name-asian="BookMasterGothic-Roman" style:font-size-asian="10pt" style:font-name-complex="BookMasterGothic-Roman" style:font-size-complex="10pt"/>
    </style:style>
    <style:style style:name="P72" style:family="paragraph" style:parent-style-name="Code_20_Indented">
      <style:paragraph-properties fo:margin-left="1in" fo:margin-right="0in" fo:text-indent="-0.25in" style:auto-text-indent="false"/>
    </style:style>
    <style:style style:name="P73" style:family="paragraph" style:parent-style-name="Code_20_Indented">
      <style:paragraph-properties fo:margin-left="1in" fo:margin-right="0in" fo:text-indent="-0.25in" style:auto-text-indent="false"/>
      <style:text-properties style:font-name="Times New Roman1" fo:font-size="10pt" fo:font-style="normal" fo:font-weight="normal" style:font-name-asian="BookMasterGothic-Bold" style:font-size-asian="10pt" style:font-style-asian="italic" style:font-weight-asian="bold" style:font-name-complex="BookMasterGothic-Bold" style:font-size-complex="10pt" style:font-style-complex="italic" style:font-weight-complex="bold"/>
    </style:style>
    <style:style style:name="P74" style:family="paragraph" style:parent-style-name="Code_20_Indented">
      <style:paragraph-properties fo:margin-left="1in" fo:margin-right="0in" fo:text-indent="-0.25in" style:auto-text-indent="false"/>
      <style:text-properties style:font-name="Times New Roman1" fo:font-size="12pt" fo:font-style="normal" fo:font-weight="normal" style:font-size-asian="12pt" style:font-size-complex="12pt"/>
    </style:style>
    <style:style style:name="P75" style:family="paragraph" style:parent-style-name="Code_20_Indented">
      <style:paragraph-properties fo:margin-left="1in" fo:margin-right="0in" fo:text-indent="-0.25in" style:auto-text-indent="false"/>
      <style:text-properties style:font-name="Times New Roman1" fo:font-size="12pt" fo:font-style="normal" fo:font-weight="normal" style:font-name-asian="BookMasterGothic-Bold" style:font-size-asian="12pt" style:font-style-asian="italic" style:font-weight-asian="bold" style:font-name-complex="BookMasterGothic-Bold" style:font-size-complex="12pt" style:font-style-complex="italic" style:font-weight-complex="bold"/>
    </style:style>
    <style:style style:name="P76" style:family="paragraph" style:parent-style-name="Code_20_Indented">
      <style:paragraph-properties fo:margin-left="1in" fo:margin-right="0in" fo:text-indent="-0.25in" style:auto-text-indent="false"/>
      <style:text-properties fo:font-size="12pt" fo:font-style="normal" fo:font-weight="normal" style:font-size-asian="12pt" style:font-style-asian="italic" style:font-size-complex="12pt" style:font-style-complex="italic"/>
    </style:style>
    <style:style style:name="P77" style:family="paragraph" style:parent-style-name="Code_20_Indented">
      <style:paragraph-properties fo:margin-left="0.25in" fo:margin-right="0in" fo:text-indent="0in" style:auto-text-indent="false"/>
    </style:style>
    <style:style style:name="P78" style:family="paragraph" style:parent-style-name="Code_20_Indented">
      <style:paragraph-properties fo:margin-left="0.25in" fo:margin-right="0in" fo:text-indent="0in" style:auto-text-indent="false"/>
      <style:text-properties fo:color="#000000" style:font-name="Helv" fo:font-size="10pt" style:font-name-asian="Helv" style:font-size-asian="10pt" style:font-name-complex="Helv" style:font-size-complex="10pt"/>
    </style:style>
    <style:style style:name="P79" style:family="paragraph" style:parent-style-name="Body_20_Text_20_First_20_Indent">
      <style:paragraph-properties fo:margin-left="0.5in" fo:margin-right="0in" fo:text-indent="0.1457in" style:auto-text-indent="false"/>
    </style:style>
    <style:style style:name="P80" style:family="paragraph" style:parent-style-name="Heading_20_2">
      <style:text-properties style:font-name="Arial" fo:font-size="14pt" style:font-name-asian="Helvetica" style:font-size-asian="14pt" style:font-name-complex="Helvetica" style:font-size-complex="14pt"/>
    </style:style>
    <style:style style:name="P81" style:family="paragraph" style:parent-style-name="Standard">
      <style:paragraph-properties fo:text-align="start" style:justify-single-word="false" style:text-autospace="none"/>
      <style:text-properties style:font-name="BookMasterGothic-Roman" fo:font-size="10pt" style:font-name-asian="BookMasterGothic-Roman" style:font-size-asian="10pt" style:font-name-complex="BookMasterGothic-Roman" style:font-size-complex="10pt"/>
    </style:style>
    <style:style style:name="P82" style:family="paragraph" style:parent-style-name="Standard">
      <style:text-properties fo:font-weight="bold"/>
    </style:style>
    <style:style style:name="P83" style:family="paragraph" style:parent-style-name="Standard">
      <style:paragraph-properties fo:text-align="start" style:justify-single-word="false" style:text-autospace="none"/>
      <style:text-properties style:font-name="Helvetica" fo:font-size="10pt" style:font-name-asian="Helvetica" style:font-size-asian="10pt" style:font-name-complex="Helvetica" style:font-size-complex="10pt"/>
    </style:style>
    <style:style style:name="P84" style:family="paragraph" style:parent-style-name="Standard">
      <style:paragraph-properties style:text-autospace="none"/>
      <style:text-properties style:font-name="Helvetica" fo:font-size="10pt" fo:font-style="normal" fo:font-weight="normal" style:font-name-asian="Helvetica" style:font-size-asian="10pt" style:font-style-asian="italic" style:font-name-complex="Helvetica" style:font-size-complex="10pt" style:font-style-complex="italic"/>
    </style:style>
    <style:style style:name="P85" style:family="paragraph" style:parent-style-name="Standard">
      <style:text-properties style:font-name="Times New Roman"/>
    </style:style>
    <style:style style:name="P86" style:family="paragraph" style:parent-style-name="Text_20_body">
      <style:text-properties fo:color="#000000"/>
    </style:style>
    <style:style style:name="P87" style:family="paragraph" style:parent-style-name="Text_20_body">
      <style:text-properties fo:color="#000000" style:font-name="TimesNewRomanPS-ItalicMT" fo:font-style="italic"/>
    </style:style>
    <style:style style:name="P88" style:family="paragraph" style:parent-style-name="Text_20_body">
      <style:text-properties fo:color="#000000" style:font-name="TimesNewRomanPS-ItalicMT" fo:font-size="10pt" fo:font-style="italic"/>
    </style:style>
    <style:style style:name="P89" style:family="paragraph" style:parent-style-name="Text_20_body">
      <style:text-properties fo:color="#000000" style:font-name="TimesNewRomanPSMT1"/>
    </style:style>
    <style:style style:name="P90" style:family="paragraph" style:parent-style-name="Text_20_body">
      <style:text-properties fo:color="#000000" style:font-name="CourierNewPSMT" fo:font-size="10pt"/>
    </style:style>
    <style:style style:name="P91" style:family="paragraph" style:parent-style-name="Text_20_body">
      <style:text-properties fo:color="#000000" style:font-name="CourierNewPSMT" fo:font-size="9pt"/>
    </style:style>
    <style:style style:name="P92" style:family="paragraph" style:parent-style-name="Text_20_body">
      <style:text-properties fo:color="#000000" style:font-name="CourierNewPS-ItalicMT" fo:font-size="10pt" fo:font-style="italic"/>
    </style:style>
    <style:style style:name="P93" style:family="paragraph" style:parent-style-name="Text_20_body">
      <style:text-properties fo:color="#000000" style:font-name="Helv1" fo:font-size="10pt"/>
    </style:style>
    <style:style style:name="P94" style:family="paragraph" style:parent-style-name="Text_20_body">
      <style:text-properties fo:color="#000000" style:font-name="Times New Roman1" fo:font-weight="normal"/>
    </style:style>
    <style:style style:name="P95" style:family="paragraph" style:parent-style-name="Text_20_body">
      <style:text-properties fo:color="#000000" style:font-name="Times New Roman1" fo:font-style="normal" fo:font-weight="normal"/>
    </style:style>
    <style:style style:name="P96" style:family="paragraph" style:parent-style-name="Text_20_body">
      <style:text-properties fo:color="#000000" style:font-name="Times New Roman1" fo:font-style="normal" fo:font-weight="bold"/>
    </style:style>
    <style:style style:name="P97" style:family="paragraph" style:parent-style-name="Text_20_body">
      <style:text-properties fo:color="#000000" style:font-name="TimesNewRomanPS-BoldMT" fo:font-style="normal" fo:font-weight="bold"/>
    </style:style>
    <style:style style:name="P98" style:family="paragraph" style:parent-style-name="Text_20_body">
      <style:text-properties fo:color="#ff0000" style:text-line-through-style="solid" style:font-name="TimesNewRomanPSMT1"/>
    </style:style>
    <style:style style:name="P99" style:family="paragraph" style:parent-style-name="Text_20_body">
      <style:text-properties fo:color="#ff0000" fo:font-style="normal" fo:font-weight="normal"/>
    </style:style>
    <style:style style:name="P100" style:family="paragraph" style:parent-style-name="Text_20_body">
      <style:text-properties fo:color="#ff9900"/>
    </style:style>
    <style:style style:name="P101" style:family="paragraph" style:parent-style-name="Text_20_body">
      <style:text-properties fo:color="#ff9900" style:font-name="TimesNewRomanPSMT1"/>
    </style:style>
    <style:style style:name="P102" style:family="paragraph" style:parent-style-name="Text_20_body">
      <style:text-properties fo:color="#ff9900" style:font-name="TimesNewRomanPS-ItalicMT" fo:font-style="italic"/>
    </style:style>
    <style:style style:name="P103" style:family="paragraph" style:parent-style-name="Text_20_body">
      <style:text-properties fo:color="#ff9900" style:font-name="CourierNewPSMT" fo:font-size="10pt"/>
    </style:style>
    <style:style style:name="P104" style:family="paragraph" style:parent-style-name="Preformatted_20_Text" style:list-style-name="L16">
      <style:paragraph-properties fo:margin-left="0.5in" fo:margin-right="0in" fo:text-indent="0in" style:auto-text-indent="false"/>
    </style:style>
    <style:style style:name="P105" style:family="paragraph" style:parent-style-name="Preformatted_20_Text" style:list-style-name="L17">
      <style:paragraph-properties fo:margin-left="0.5in" fo:margin-right="0in" fo:text-indent="0in" style:auto-text-indent="false"/>
    </style:style>
    <style:style style:name="P106" style:family="paragraph" style:parent-style-name="Preformatted_20_Text" style:list-style-name="L17">
      <style:paragraph-properties fo:margin-left="0.5in" fo:margin-right="0in" fo:text-indent="0in" style:auto-text-indent="false"/>
    </style:style>
    <style:style style:name="P107" style:family="paragraph" style:parent-style-name="Preformatted_20_Text" style:list-style-name="L17">
      <style:paragraph-properties fo:margin-left="0.5in" fo:margin-right="0in" fo:margin-top="0in" fo:margin-bottom="0.1965in" fo:text-indent="0in" style:auto-text-indent="false"/>
    </style:style>
    <style:style style:name="P108" style:family="paragraph" style:parent-style-name="Preformatted_20_Text" style:list-style-name="L17">
      <style:paragraph-properties fo:margin-left="0.5in" fo:margin-right="0in" fo:margin-top="0in" fo:margin-bottom="0.1965in" fo:text-indent="0in" style:auto-text-indent="false"/>
    </style:style>
    <style:style style:name="P109" style:family="paragraph" style:parent-style-name="Preformatted_20_Text" style:list-style-name="L17">
      <style:paragraph-properties fo:margin-left="0.5in" fo:margin-right="0in" fo:margin-top="0in" fo:margin-bottom="0.1965in" fo:text-indent="0in" style:auto-text-indent="false"/>
      <style:text-properties style:font-name="Times New Roman"/>
    </style:style>
    <style:style style:name="P110" style:family="paragraph" style:parent-style-name="Contents_20_1">
      <style:paragraph-properties>
        <style:tab-stops>
          <style:tab-stop style:position="5.6917in" style:type="right" style:leader-style="dotted" style:leader-text="."/>
          <style:tab-stop style:position="5.9929in" style:leader-style="dotted" style:leader-text="."/>
        </style:tab-stops>
      </style:paragraph-properties>
    </style:style>
    <style:style style:name="P111" style:family="paragraph" style:parent-style-name="Contents_20_2">
      <style:paragraph-properties>
        <style:tab-stops>
          <style:tab-stop style:position="5.5252in" style:type="right" style:leader-style="dotted" style:leader-text="."/>
        </style:tab-stops>
      </style:paragraph-properties>
    </style:style>
    <style:style style:name="P112" style:family="paragraph" style:parent-style-name="Standard" style:list-style-name="L1"/>
    <style:style style:name="P113" style:family="paragraph" style:parent-style-name="Standard" style:list-style-name="L1"/>
    <style:style style:name="P114" style:family="paragraph" style:parent-style-name="Standard" style:list-style-name="L1"/>
    <style:style style:name="P115" style:family="paragraph" style:parent-style-name="Standard" style:list-style-name="L6"/>
    <style:style style:name="P116" style:family="paragraph" style:parent-style-name="Code_20_Indented" style:list-style-name="L2"/>
    <style:style style:name="P117" style:family="paragraph" style:parent-style-name="Code_20_Indented" style:list-style-name="L2"/>
    <style:style style:name="P118" style:family="paragraph" style:parent-style-name="Code_20_Indented" style:list-style-name="L2"/>
    <style:style style:name="P119" style:family="paragraph" style:parent-style-name="Code_20_Indented" style:list-style-name="L2"/>
    <style:style style:name="P120" style:family="paragraph" style:parent-style-name="Code_20_Indented" style:list-style-name="L2"/>
    <style:style style:name="P121" style:family="paragraph" style:parent-style-name="Code_20_Indented" style:list-style-name="L2"/>
    <style:style style:name="P122" style:family="paragraph" style:parent-style-name="Code_20_Indented" style:list-style-name="L2"/>
    <style:style style:name="P123" style:family="paragraph" style:parent-style-name="Code_20_Indented" style:list-style-name="L2"/>
    <style:style style:name="P124" style:family="paragraph" style:parent-style-name="Code_20_Indented" style:list-style-name="L6"/>
    <style:style style:name="P125" style:family="paragraph" style:parent-style-name="Code_20_Indented" style:list-style-name="L6"/>
    <style:style style:name="P126" style:family="paragraph" style:parent-style-name="Code_20_Indented" style:list-style-name="L6">
      <style:text-properties style:font-name="Times New Roman" fo:font-size="12pt" style:font-size-asian="12pt" style:font-size-complex="12pt"/>
    </style:style>
    <style:style style:name="P127" style:family="paragraph" style:parent-style-name="Code_20_Indented" style:list-style-name="L6">
      <style:text-properties style:font-name="Times New Roman" fo:font-size="12pt" style:font-size-asian="12pt" style:font-size-complex="12pt"/>
    </style:style>
    <style:style style:name="P128" style:family="paragraph" style:parent-style-name="Code_20_Indented" style:list-style-name="L6"/>
    <style:style style:name="P129" style:family="paragraph" style:parent-style-name="Code_20_Indented" style:list-style-name="L6">
      <style:text-properties style:font-name="Courier New1" fo:font-size="12pt" fo:font-style="normal" fo:font-weight="normal" style:font-size-asian="12pt" style:font-size-complex="12pt"/>
    </style:style>
    <style:style style:name="P130" style:family="paragraph" style:parent-style-name="Code_20_Indented" style:list-style-name="L6"/>
    <style:style style:name="P131" style:family="paragraph" style:parent-style-name="Code_20_Indented" style:list-style-name="L6">
      <style:text-properties fo:font-size="12pt" style:font-size-asian="12pt" style:font-size-complex="12pt"/>
    </style:style>
    <style:style style:name="P132" style:family="paragraph" style:parent-style-name="Code_20_Indented" style:list-style-name="L6"/>
    <style:style style:name="P133" style:family="paragraph" style:parent-style-name="Code_20_Indented" style:list-style-name="L6"/>
    <style:style style:name="P134" style:family="paragraph" style:parent-style-name="Code_20_Indented" style:list-style-name="L6"/>
    <style:style style:name="P135" style:family="paragraph" style:parent-style-name="Code_20_Indented" style:list-style-name="L6"/>
    <style:style style:name="P136" style:family="paragraph" style:parent-style-name="Code_20_Indented" style:list-style-name="L6"/>
    <style:style style:name="P137" style:family="paragraph" style:parent-style-name="Code_20_Indented" style:list-style-name="L6"/>
    <style:style style:name="P138" style:family="paragraph" style:parent-style-name="Code_20_Indented" style:list-style-name="L6"/>
    <style:style style:name="P139" style:family="paragraph" style:parent-style-name="Code_20_Indented" style:list-style-name="L6"/>
    <style:style style:name="P140" style:family="paragraph" style:parent-style-name="Code_20_Indented" style:list-style-name="L6"/>
    <style:style style:name="P141" style:family="paragraph" style:parent-style-name="Code_20_Indented" style:list-style-name="L6"/>
    <style:style style:name="P142" style:family="paragraph" style:parent-style-name="Code_20_Indented" style:list-style-name="L6"/>
    <style:style style:name="P143" style:family="paragraph" style:parent-style-name="Code_20_Indented" style:list-style-name="L6"/>
    <style:style style:name="P144" style:family="paragraph" style:parent-style-name="Code_20_Indented" style:list-style-name="L6"/>
    <style:style style:name="P145" style:family="paragraph" style:parent-style-name="Code_20_Indented" style:list-style-name="L6"/>
    <style:style style:name="P146" style:family="paragraph" style:parent-style-name="Code_20_Indented" style:list-style-name="L6"/>
    <style:style style:name="P147" style:family="paragraph" style:parent-style-name="Code_20_Indented" style:list-style-name="L6"/>
    <style:style style:name="P148" style:family="paragraph" style:parent-style-name="Code_20_Indented" style:list-style-name="L2">
      <style:paragraph-properties fo:margin-left="0.448in" fo:margin-right="0in" fo:text-indent="-0.25in" style:auto-text-indent="false">
        <style:tab-stops/>
      </style:paragraph-properties>
    </style:style>
    <style:style style:name="P149" style:family="paragraph" style:parent-style-name="Code_20_Indented" style:list-style-name="L2">
      <style:paragraph-properties fo:margin-left="0.5in" fo:margin-right="0in" fo:text-indent="-0.25in" style:auto-text-indent="false"/>
    </style:style>
    <style:style style:name="P150" style:family="paragraph" style:parent-style-name="Code_20_Indented" style:list-style-name="L4">
      <style:paragraph-properties fo:margin-left="0in" fo:margin-right="0in" fo:text-indent="-0.25in" style:auto-text-indent="false"/>
    </style:style>
    <style:style style:name="P151" style:family="paragraph" style:parent-style-name="Code_20_Indented" style:list-style-name="L2">
      <style:paragraph-properties fo:margin-left="0in" fo:margin-right="0in" fo:text-indent="-0.25in" style:auto-text-indent="false"/>
    </style:style>
    <style:style style:name="P152" style:family="paragraph" style:parent-style-name="Code_20_Indented" style:list-style-name="L2">
      <style:paragraph-properties fo:margin-left="0in" fo:margin-right="0in" fo:text-indent="-0.25in" style:auto-text-indent="false"/>
    </style:style>
    <style:style style:name="P153" style:family="paragraph" style:parent-style-name="Code_20_Indented" style:list-style-name="L2">
      <style:paragraph-properties fo:margin-left="0in" fo:margin-right="0in" fo:text-indent="-0.25in" style:auto-text-indent="false"/>
    </style:style>
    <style:style style:name="P154" style:family="paragraph" style:parent-style-name="Code_20_Indented" style:list-style-name="L2">
      <style:paragraph-properties fo:margin-left="0in" fo:margin-right="0in" fo:text-indent="-0.25in" style:auto-text-indent="false"/>
    </style:style>
    <style:style style:name="P155" style:family="paragraph" style:parent-style-name="Code_20_Indented" style:list-style-name="L2">
      <style:paragraph-properties fo:margin-left="0in" fo:margin-right="0in" fo:text-indent="-0.25in" style:auto-text-indent="false"/>
    </style:style>
    <style:style style:name="P156" style:family="paragraph" style:parent-style-name="Code_20_Indented" style:list-style-name="L2">
      <style:paragraph-properties fo:margin-left="0in" fo:margin-right="0in" fo:text-indent="-0.25in" style:auto-text-indent="false"/>
    </style:style>
    <style:style style:name="P157" style:family="paragraph" style:parent-style-name="Code_20_Indented" style:list-style-name="L2">
      <style:paragraph-properties fo:margin-left="0in" fo:margin-right="0in" fo:text-indent="-0.25in" style:auto-text-indent="false"/>
    </style:style>
    <style:style style:name="P158" style:family="paragraph" style:parent-style-name="Code_20_Indented" style:list-style-name="L2">
      <style:paragraph-properties fo:margin-left="0in" fo:margin-right="0in" fo:text-indent="-0.25in" style:auto-text-indent="false"/>
    </style:style>
    <style:style style:name="P159" style:family="paragraph" style:parent-style-name="Code_20_Indented" style:list-style-name="L2">
      <style:paragraph-properties fo:margin-left="-1in" fo:margin-right="0in" fo:text-indent="-0.25in" style:auto-text-indent="false"/>
    </style:style>
    <style:style style:name="P160" style:family="paragraph" style:parent-style-name="Code_20_Indented" style:list-style-name="L2">
      <style:paragraph-properties fo:margin-left="-1in" fo:margin-right="0in" fo:text-indent="-0.25in" style:auto-text-indent="false"/>
    </style:style>
    <style:style style:name="P161" style:family="paragraph" style:parent-style-name="Body_20_Text_20_First_20_Indent" style:list-style-name="L6"/>
    <style:style style:name="P162" style:family="paragraph" style:parent-style-name="Body_20_Text_20_First_20_Indent" style:list-style-name="L6"/>
    <style:style style:name="P163" style:family="paragraph" style:parent-style-name="Body_20_Text_20_First_20_Indent" style:list-style-name="L6">
      <style:text-properties fo:font-size="12pt" style:font-size-asian="12pt" style:font-size-complex="12pt"/>
    </style:style>
    <style:style style:name="P164" style:family="paragraph" style:parent-style-name="Body_20_Text_20_First_20_Indent" style:list-style-name="L12"/>
    <style:style style:name="P165" style:family="paragraph" style:parent-style-name="Body_20_Text_20_First_20_Indent" style:list-style-name="L12"/>
    <style:style style:name="P166" style:family="paragraph" style:parent-style-name="Body_20_Text_20_First_20_Indent" style:list-style-name="L12"/>
    <style:style style:name="P167" style:family="paragraph" style:parent-style-name="Body_20_Text_20_First_20_Indent" style:list-style-name="L12">
      <style:text-properties fo:font-style="italic" style:font-style-asian="italic" style:font-style-complex="italic"/>
    </style:style>
    <style:style style:name="P168" style:family="paragraph" style:parent-style-name="Body_20_Text_20_First_20_Indent" style:list-style-name="L12"/>
    <style:style style:name="P169" style:family="paragraph" style:parent-style-name="Body_20_Text_20_First_20_Indent" style:list-style-name="L12"/>
    <style:style style:name="P170" style:family="paragraph" style:parent-style-name="Body_20_Text_20_First_20_Indent" style:list-style-name="L6"/>
    <style:style style:name="P171" style:family="paragraph" style:parent-style-name="Body_20_Text_20_First_20_Indent" style:list-style-name="L6"/>
    <style:style style:name="P172" style:family="paragraph" style:parent-style-name="Body_20_Text_20_First_20_Indent" style:list-style-name="L6"/>
    <style:style style:name="P173" style:family="paragraph" style:parent-style-name="Body_20_Text_20_First_20_Indent" style:list-style-name="L6"/>
    <style:style style:name="P174" style:family="paragraph" style:parent-style-name="Body_20_Text_20_First_20_Indent" style:master-page-name="Standard">
      <style:paragraph-properties fo:margin-left="0in" fo:margin-right="0in" fo:text-align="center" style:justify-single-word="false" fo:text-indent="0in" style:auto-text-indent="false" style:page-number="auto"/>
      <style:text-properties style:font-name="Times" fo:font-size="16pt" fo:font-weight="bold" style:font-size-asian="16pt" style:font-weight-asian="bold" style:font-size-complex="16pt"/>
    </style:style>
    <style:style style:name="P175" style:family="paragraph" style:parent-style-name="Body_20_Text_20_First_20_Indent" style:list-style-name="L12">
      <style:paragraph-properties fo:margin-left="0in" fo:margin-right="0in" fo:text-indent="0.1457in" style:auto-text-indent="false"/>
    </style:style>
    <style:style style:name="P176" style:family="paragraph" style:parent-style-name="Body_20_Text_20_First_20_Indent" style:list-style-name="L12">
      <style:paragraph-properties fo:margin-left="0in" fo:margin-right="0in" fo:text-indent="0.1457in" style:auto-text-indent="false"/>
      <style:text-properties fo:font-style="italic" style:font-style-asian="italic" style:font-style-complex="italic"/>
    </style:style>
    <style:style style:name="P177" style:family="paragraph" style:parent-style-name="Text_20_Body_20_Single" style:list-style-name="L6">
      <style:paragraph-properties fo:margin-left="0.5in" fo:margin-right="0in" fo:margin-top="0in" fo:margin-bottom="0in" fo:text-indent="0in" style:auto-text-indent="false"/>
    </style:style>
    <style:style style:name="P178" style:family="paragraph" style:parent-style-name="Text_20_Body_20_Single" style:list-style-name="L6">
      <style:paragraph-properties fo:margin-left="0.5in" fo:margin-right="0in" fo:margin-top="0in" fo:margin-bottom="0in" fo:text-indent="0in" style:auto-text-indent="false"/>
    </style:style>
    <style:style style:name="P179" style:family="paragraph" style:parent-style-name="Text_20_Body_20_Single" style:list-style-name="L6">
      <style:paragraph-properties fo:margin-top="0in" fo:margin-bottom="0in"/>
      <style:text-properties style:font-name="Times New Roman"/>
    </style:style>
    <style:style style:name="P180" style:family="paragraph" style:parent-style-name="Text_20_Body_20_Single" style:list-style-name="L6">
      <style:paragraph-properties fo:margin-top="0in" fo:margin-bottom="0in"/>
      <style:text-properties style:font-name="Times New Roman" fo:font-style="normal" fo:font-weight="bold"/>
    </style:style>
    <style:style style:name="P181" style:family="paragraph" style:parent-style-name="Text_20_Body_20_Single" style:list-style-name="L6">
      <style:paragraph-properties fo:margin-top="0in" fo:margin-bottom="0in"/>
      <style:text-properties style:font-name="Times New Roman" fo:font-style="normal" fo:font-weight="bold"/>
    </style:style>
    <style:style style:name="P182" style:family="paragraph" style:parent-style-name="Text_20_Body_20_Single" style:list-style-name="L6">
      <style:paragraph-properties fo:margin-top="0in" fo:margin-bottom="0in"/>
      <style:text-properties style:font-name="Times New Roman" fo:font-weight="bold"/>
    </style:style>
    <style:style style:name="P183" style:family="paragraph" style:parent-style-name="Text_20_Body_20_Single" style:list-style-name="L6">
      <style:paragraph-properties fo:margin-top="0in" fo:margin-bottom="0in"/>
      <style:text-properties style:font-name="Times New Roman" fo:font-size="10pt" fo:font-weight="normal" style:font-size-asian="10pt" style:font-size-complex="10pt"/>
    </style:style>
    <style:style style:name="P184"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185"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186"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187"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188"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189"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190"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191"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192"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193"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194" style:family="paragraph" style:parent-style-name="Text_20_Body_20_Single" style:list-style-name="L6">
      <style:paragraph-properties fo:margin-top="0in" fo:margin-bottom="0in"/>
      <style:text-properties style:font-name="Times New Roman"/>
    </style:style>
    <style:style style:name="P195" style:family="paragraph" style:parent-style-name="Text_20_Body_20_Single" style:list-style-name="L6">
      <style:paragraph-properties fo:margin-top="0in" fo:margin-bottom="0in"/>
      <style:text-properties style:font-name="Times New Roman"/>
    </style:style>
    <style:style style:name="P196" style:family="paragraph" style:parent-style-name="Text_20_Body_20_Single" style:list-style-name="L9">
      <style:paragraph-properties fo:margin-top="0in" fo:margin-bottom="0in"/>
    </style:style>
    <style:style style:name="P197" style:family="paragraph" style:parent-style-name="Text_20_Body_20_Single" style:list-style-name="L9">
      <style:paragraph-properties fo:margin-top="0in" fo:margin-bottom="0in"/>
    </style:style>
    <style:style style:name="P198" style:family="paragraph" style:parent-style-name="Text_20_Body_20_Single" style:list-style-name="L9">
      <style:paragraph-properties fo:margin-top="0in" fo:margin-bottom="0in"/>
    </style:style>
    <style:style style:name="P199" style:family="paragraph" style:parent-style-name="Text_20_Body_20_Single" style:list-style-name="L9">
      <style:paragraph-properties fo:margin-top="0in" fo:margin-bottom="0in"/>
    </style:style>
    <style:style style:name="P200" style:family="paragraph" style:parent-style-name="Text_20_Body_20_Single" style:list-style-name="L9">
      <style:paragraph-properties fo:margin-top="0in" fo:margin-bottom="0in"/>
    </style:style>
    <style:style style:name="P201" style:family="paragraph" style:parent-style-name="Text_20_Body_20_Single" style:list-style-name="L9">
      <style:paragraph-properties fo:margin-top="0in" fo:margin-bottom="0in"/>
    </style:style>
    <style:style style:name="P202" style:family="paragraph" style:parent-style-name="Text_20_Body_20_Single" style:list-style-name="L9">
      <style:paragraph-properties fo:margin-top="0in" fo:margin-bottom="0in"/>
    </style:style>
    <style:style style:name="P203" style:family="paragraph" style:parent-style-name="Text_20_Body_20_Single" style:list-style-name="L9">
      <style:paragraph-properties fo:margin-top="0in" fo:margin-bottom="0in"/>
    </style:style>
    <style:style style:name="P204" style:family="paragraph" style:parent-style-name="Text_20_Body_20_Single" style:list-style-name="L9">
      <style:paragraph-properties fo:margin-top="0in" fo:margin-bottom="0in"/>
    </style:style>
    <style:style style:name="P205" style:family="paragraph" style:parent-style-name="Text_20_Body_20_Single" style:list-style-name="L9">
      <style:paragraph-properties fo:margin-top="0in" fo:margin-bottom="0in"/>
    </style:style>
    <style:style style:name="P206" style:family="paragraph" style:parent-style-name="Text_20_Body_20_Single" style:list-style-name="L9">
      <style:paragraph-properties fo:margin-top="0in" fo:margin-bottom="0in"/>
    </style:style>
    <style:style style:name="P207" style:family="paragraph" style:parent-style-name="Text_20_Body_20_Single" style:list-style-name="L9">
      <style:paragraph-properties fo:margin-top="0in" fo:margin-bottom="0in"/>
      <style:text-properties fo:font-style="italic" style:font-style-asian="italic" style:font-style-complex="italic"/>
    </style:style>
    <style:style style:name="P208" style:family="paragraph" style:parent-style-name="Text_20_Body_20_Single" style:list-style-name="L9">
      <style:paragraph-properties fo:margin-top="0in" fo:margin-bottom="0in"/>
      <style:text-properties fo:font-style="italic" style:font-style-asian="italic" style:font-style-complex="italic"/>
    </style:style>
    <style:style style:name="P209" style:family="paragraph" style:parent-style-name="Text_20_Body_20_Single" style:list-style-name="L9">
      <style:paragraph-properties fo:margin-top="0in" fo:margin-bottom="0in"/>
    </style:style>
    <style:style style:name="P210" style:family="paragraph" style:parent-style-name="Text_20_Body_20_Single" style:list-style-name="L9">
      <style:paragraph-properties fo:margin-top="0in" fo:margin-bottom="0in" fo:orphans="2" fo:widows="2" style:writing-mode="lr-tb"/>
    </style:style>
    <style:style style:name="P211" style:family="paragraph" style:parent-style-name="Text_20_Body_20_Single" style:list-style-name="L6">
      <style:paragraph-properties fo:margin-left="0in" fo:margin-right="0in" fo:margin-top="0in" fo:margin-bottom="0in" fo:text-indent="0in" style:auto-text-indent="false"/>
      <style:text-properties fo:font-weight="bold"/>
    </style:style>
    <style:style style:name="P212" style:family="paragraph" style:parent-style-name="Text_20_Body_20_Single" style:list-style-name="L6">
      <style:paragraph-properties fo:margin-left="0in" fo:margin-right="0in" fo:margin-top="0in" fo:margin-bottom="0in" fo:text-indent="0in" style:auto-text-indent="false"/>
    </style:style>
    <style:style style:name="P213" style:family="paragraph" style:parent-style-name="Text_20_Body_20_Single" style:list-style-name="L9">
      <style:paragraph-properties fo:margin-left="0in" fo:margin-right="0in" fo:margin-top="0in" fo:margin-bottom="0in" fo:text-indent="0in" style:auto-text-indent="false"/>
      <style:text-properties fo:font-style="normal" style:font-style-asian="normal" style:font-style-complex="normal"/>
    </style:style>
    <style:style style:name="P214" style:family="paragraph" style:parent-style-name="Text_20_Body_20_Single" style:list-style-name="L6">
      <style:paragraph-properties fo:margin-left="0in" fo:margin-right="0in" fo:margin-top="0in" fo:margin-bottom="0in" fo:text-indent="0in" style:auto-text-indent="false"/>
      <style:text-properties fo:font-style="normal" style:font-style-asian="normal" style:font-style-complex="normal"/>
    </style:style>
    <style:style style:name="P215" style:family="paragraph" style:parent-style-name="Text_20_Body_20_Single" style:list-style-name="L9">
      <style:paragraph-properties fo:margin-left="0in" fo:margin-right="0in" fo:margin-top="0in" fo:margin-bottom="0in" fo:text-indent="0in" style:auto-text-indent="false"/>
      <style:text-properties fo:font-style="italic" style:font-style-asian="italic" style:font-style-complex="italic"/>
    </style:style>
    <style:style style:name="P216" style:family="paragraph" style:parent-style-name="Text_20_Body_20_Single" style:list-style-name="L9">
      <style:paragraph-properties fo:margin-left="0in" fo:margin-right="0in" fo:margin-top="0in" fo:margin-bottom="0in" fo:text-indent="0in" style:auto-text-indent="false"/>
      <style:text-properties fo:font-style="italic" style:font-style-asian="italic" style:font-style-complex="italic"/>
    </style:style>
    <style:style style:name="P217" style:family="paragraph" style:parent-style-name="Text_20_body" style:list-style-name="L10">
      <style:text-properties fo:color="#000000" style:font-name="TimesNewRomanPS-BoldMT" fo:font-weight="bold"/>
    </style:style>
    <style:style style:name="P218" style:family="paragraph" style:parent-style-name="Text_20_body" style:list-style-name="L10">
      <style:text-properties fo:font-weight="bold"/>
    </style:style>
    <style:style style:name="P219" style:family="paragraph" style:parent-style-name="Default_20_Text" style:list-style-name="L2"/>
    <style:style style:name="P220" style:family="paragraph" style:parent-style-name="Default_20_Text" style:list-style-name="L2"/>
    <style:style style:name="P221" style:family="paragraph" style:parent-style-name="Default_20_Text" style:list-style-name="L2"/>
    <style:style style:name="P222" style:family="paragraph" style:parent-style-name="Default_20_Text" style:list-style-name="L2"/>
    <style:style style:name="P223" style:family="paragraph" style:parent-style-name="Default_20_Text" style:list-style-name="L2"/>
    <style:style style:name="P224" style:family="paragraph" style:parent-style-name="Default_20_Text" style:list-style-name="L2"/>
    <style:style style:name="P225" style:family="paragraph" style:parent-style-name="Default_20_Text" style:list-style-name="L2"/>
    <style:style style:name="P226" style:family="paragraph" style:parent-style-name="Default_20_Text" style:list-style-name="L6"/>
    <style:style style:name="P227" style:family="paragraph" style:parent-style-name="Default_20_Text" style:list-style-name="L7"/>
    <style:style style:name="P228" style:family="paragraph" style:parent-style-name="Default_20_Text" style:list-style-name="L7"/>
    <style:style style:name="P229" style:family="paragraph" style:parent-style-name="Default_20_Text" style:list-style-name="L7"/>
    <style:style style:name="P230" style:family="paragraph" style:parent-style-name="Default_20_Text" style:list-style-name="L7"/>
    <style:style style:name="P231" style:family="paragraph" style:parent-style-name="Default_20_Text" style:list-style-name="L8"/>
    <style:style style:name="P232" style:family="paragraph" style:parent-style-name="Default_20_Text" style:list-style-name="L8"/>
    <style:style style:name="P233" style:family="paragraph" style:parent-style-name="Default_20_Text" style:list-style-name="L8"/>
    <style:style style:name="P234" style:family="paragraph" style:parent-style-name="Default_20_Text" style:list-style-name="L8"/>
    <style:style style:name="P235" style:family="paragraph" style:parent-style-name="Default_20_Text" style:list-style-name="L8"/>
    <style:style style:name="P236" style:family="paragraph" style:parent-style-name="Default_20_Text" style:list-style-name="L8"/>
    <style:style style:name="P237" style:family="paragraph" style:parent-style-name="Default_20_Text" style:list-style-name="L8"/>
    <style:style style:name="P238" style:family="paragraph" style:parent-style-name="Default_20_Text" style:list-style-name="L8"/>
    <style:style style:name="P239" style:family="paragraph" style:parent-style-name="Default_20_Text" style:list-style-name="L8"/>
    <style:style style:name="P240" style:family="paragraph" style:parent-style-name="Default_20_Text" style:list-style-name="L8"/>
    <style:style style:name="P241" style:family="paragraph" style:parent-style-name="Default_20_Text" style:list-style-name="L8"/>
    <style:style style:name="P242" style:family="paragraph" style:parent-style-name="Default_20_Text" style:list-style-name="L8"/>
    <style:style style:name="P243" style:family="paragraph" style:parent-style-name="Default_20_Text" style:list-style-name="L2"/>
    <style:style style:name="P244" style:family="paragraph" style:parent-style-name="Default_20_Text" style:list-style-name="L6"/>
    <style:style style:name="P245" style:family="paragraph" style:parent-style-name="Default_20_Text" style:list-style-name="L11"/>
    <style:style style:name="P246" style:family="paragraph" style:parent-style-name="Default_20_Text" style:list-style-name="L11"/>
    <style:style style:name="P247" style:family="paragraph" style:parent-style-name="Default_20_Text" style:list-style-name="L13"/>
    <style:style style:name="P248" style:family="paragraph" style:parent-style-name="Default_20_Text" style:list-style-name="L13"/>
    <style:style style:name="P249" style:family="paragraph" style:parent-style-name="Default_20_Text" style:list-style-name="L13"/>
    <style:style style:name="P250" style:family="paragraph" style:parent-style-name="Default_20_Text" style:list-style-name="L13"/>
    <style:style style:name="P251" style:family="paragraph" style:parent-style-name="Default_20_Text" style:list-style-name="L13"/>
    <style:style style:name="P252" style:family="paragraph" style:parent-style-name="Default_20_Text" style:list-style-name="L13"/>
    <style:style style:name="P253" style:family="paragraph" style:parent-style-name="Default_20_Text" style:list-style-name="L13"/>
    <style:style style:name="P254" style:family="paragraph" style:parent-style-name="Default_20_Text" style:list-style-name="L13"/>
    <style:style style:name="P255" style:family="paragraph" style:parent-style-name="Default_20_Text" style:list-style-name="L13"/>
    <style:style style:name="P256" style:family="paragraph" style:parent-style-name="Default_20_Text" style:list-style-name="L13"/>
    <style:style style:name="P257" style:family="paragraph" style:parent-style-name="Default_20_Text" style:list-style-name="L13"/>
    <style:style style:name="P258" style:family="paragraph" style:parent-style-name="Default_20_Text" style:list-style-name="L13"/>
    <style:style style:name="P259" style:family="paragraph" style:parent-style-name="Default_20_Text" style:list-style-name="L13"/>
    <style:style style:name="P260" style:family="paragraph" style:parent-style-name="Default_20_Text" style:list-style-name="L16"/>
    <style:style style:name="P261" style:family="paragraph" style:parent-style-name="Default_20_Text" style:list-style-name="L16"/>
    <style:style style:name="P262" style:family="paragraph" style:parent-style-name="Default_20_Text" style:list-style-name="L16"/>
    <style:style style:name="P263" style:family="paragraph" style:parent-style-name="Default_20_Text" style:list-style-name="L16"/>
    <style:style style:name="P264" style:family="paragraph" style:parent-style-name="Default_20_Text" style:list-style-name="L16"/>
    <style:style style:name="P265" style:family="paragraph" style:parent-style-name="Default_20_Text" style:list-style-name="L16"/>
    <style:style style:name="P266" style:family="paragraph" style:parent-style-name="Default_20_Text" style:list-style-name="L16"/>
    <style:style style:name="P267" style:family="paragraph" style:parent-style-name="Default_20_Text" style:list-style-name="L16">
      <style:text-properties style:font-name="Times New Roman"/>
    </style:style>
    <style:style style:name="P268" style:family="paragraph" style:parent-style-name="Default_20_Text" style:list-style-name="RTF_5f_Num_20_4">
      <style:paragraph-properties fo:margin-left="0in" fo:margin-right="0in" fo:margin-top="0in" fo:margin-bottom="0in" fo:line-height="100%" fo:text-indent="-0.25in" style:auto-text-indent="false" style:text-autospace="none" style:writing-mode="lr-tb">
        <style:tab-stops/>
      </style:paragraph-properties>
    </style:style>
    <style:style style:name="P269" style:family="paragraph" style:parent-style-name="Default_20_Text" style:list-style-name="L2">
      <style:paragraph-properties fo:margin-left="0.7398in" fo:margin-right="0in" fo:text-indent="0in" style:auto-text-indent="false"/>
    </style:style>
    <style:style style:name="P270" style:family="paragraph" style:parent-style-name="Default_20_Text" style:list-style-name="L3">
      <style:paragraph-properties fo:margin-left="0.5in" fo:margin-right="0in" fo:text-indent="0in" style:auto-text-indent="false"/>
    </style:style>
    <style:style style:name="P271" style:family="paragraph" style:parent-style-name="Default_20_Text" style:list-style-name="L4">
      <style:paragraph-properties fo:margin-left="0.5in" fo:margin-right="0in" fo:text-indent="0in" style:auto-text-indent="false"/>
    </style:style>
    <style:style style:name="P272" style:family="paragraph" style:parent-style-name="Default_20_Text" style:list-style-name="L4">
      <style:paragraph-properties fo:margin-left="0.5in" fo:margin-right="0in" fo:text-indent="0in" style:auto-text-indent="false"/>
    </style:style>
    <style:style style:name="P273" style:family="paragraph" style:parent-style-name="Default_20_Text" style:list-style-name="L16">
      <style:paragraph-properties fo:margin-left="0.5in" fo:margin-right="0in" fo:text-indent="0in" style:auto-text-indent="false"/>
      <style:text-properties style:font-name="Times New Roman" fo:font-size="10pt" style:font-size-asian="10pt" style:font-size-complex="10pt"/>
    </style:style>
    <style:style style:name="P274" style:family="paragraph" style:parent-style-name="Default_20_Text" style:list-style-name="L5">
      <style:paragraph-properties fo:margin-left="0.25in" fo:margin-right="0in" fo:text-indent="0in" style:auto-text-indent="false"/>
      <style:text-properties fo:font-weight="bold"/>
    </style:style>
    <style:style style:name="P275" style:family="paragraph" style:parent-style-name="Default_20_Text" style:list-style-name="L13">
      <style:paragraph-properties fo:margin-left="-0.5in" fo:margin-right="0in" fo:text-indent="0in" style:auto-text-indent="false"/>
    </style:style>
    <style:style style:name="P276" style:family="paragraph" style:parent-style-name="Default_20_Text" style:list-style-name="L14">
      <style:paragraph-properties fo:margin-left="0in" fo:margin-right="0in" fo:text-indent="0in" style:auto-text-indent="false"/>
    </style:style>
    <style:style style:name="P277" style:family="paragraph" style:parent-style-name="Default_20_Text" style:list-style-name="L14">
      <style:paragraph-properties fo:margin-left="0in" fo:margin-right="0in" fo:text-indent="0in" style:auto-text-indent="false"/>
    </style:style>
    <style:style style:name="P278" style:family="paragraph" style:parent-style-name="Default_20_Text" style:list-style-name="L14">
      <style:paragraph-properties fo:margin-left="0in" fo:margin-right="0in" fo:text-indent="0in" style:auto-text-indent="false"/>
    </style:style>
    <style:style style:name="P279" style:family="paragraph" style:parent-style-name="Default_20_Text" style:list-style-name="L14">
      <style:paragraph-properties fo:margin-left="0in" fo:margin-right="0in" fo:text-indent="0in" style:auto-text-indent="false"/>
    </style:style>
    <style:style style:name="P280" style:family="paragraph" style:parent-style-name="Default_20_Text" style:list-style-name="L14">
      <style:paragraph-properties fo:margin-left="0in" fo:margin-right="0in" fo:text-indent="0in" style:auto-text-indent="false"/>
    </style:style>
    <style:style style:name="P281" style:family="paragraph" style:parent-style-name="Default_20_Text" style:list-style-name="L14">
      <style:paragraph-properties fo:margin-left="0in" fo:margin-right="0in" fo:text-indent="0in" style:auto-text-indent="false"/>
    </style:style>
    <style:style style:name="P282" style:family="paragraph" style:parent-style-name="Default_20_Text" style:list-style-name="L14">
      <style:paragraph-properties fo:margin-left="0in" fo:margin-right="0in" fo:text-indent="0in" style:auto-text-indent="false"/>
    </style:style>
    <style:style style:name="P283" style:family="paragraph" style:parent-style-name="Default_20_Text" style:list-style-name="L14">
      <style:paragraph-properties fo:margin-left="0in" fo:margin-right="0in" fo:text-indent="0in" style:auto-text-indent="false"/>
    </style:style>
    <style:style style:name="P284" style:family="paragraph" style:parent-style-name="Default_20_Text" style:list-style-name="L14">
      <style:paragraph-properties fo:margin-left="0in" fo:margin-right="0in" fo:text-indent="0in" style:auto-text-indent="false"/>
    </style:style>
    <style:style style:name="P285" style:family="paragraph" style:parent-style-name="Default_20_Text" style:list-style-name="L14">
      <style:paragraph-properties fo:margin-left="0in" fo:margin-right="0in" fo:text-indent="0in" style:auto-text-indent="false"/>
    </style:style>
    <style:style style:name="P286" style:family="paragraph" style:parent-style-name="Default_20_Text" style:list-style-name="L14">
      <style:paragraph-properties fo:margin-left="0in" fo:margin-right="0in" fo:text-indent="0in" style:auto-text-indent="false"/>
    </style:style>
    <style:style style:name="P287" style:family="paragraph" style:parent-style-name="Default_20_Text" style:list-style-name="L14">
      <style:paragraph-properties fo:margin-left="0in" fo:margin-right="0in" fo:text-indent="0in" style:auto-text-indent="false"/>
    </style:style>
    <style:style style:name="P288" style:family="paragraph" style:parent-style-name="Default_20_Text" style:list-style-name="L14">
      <style:paragraph-properties fo:margin-left="0in" fo:margin-right="0in" fo:text-indent="0in" style:auto-text-indent="false"/>
    </style:style>
    <style:style style:name="P289" style:family="paragraph" style:parent-style-name="Default_20_Text" style:list-style-name="L14">
      <style:paragraph-properties fo:margin-left="0in" fo:margin-right="0in" fo:text-indent="0in" style:auto-text-indent="false"/>
    </style:style>
    <style:style style:name="P290" style:family="paragraph" style:parent-style-name="Default_20_Text" style:list-style-name="L14">
      <style:paragraph-properties fo:margin-left="0in" fo:margin-right="0in" fo:text-indent="0in" style:auto-text-indent="false"/>
    </style:style>
    <style:style style:name="P291" style:family="paragraph" style:parent-style-name="Default_20_Text" style:list-style-name="L13">
      <style:paragraph-properties fo:margin-left="0in" fo:margin-right="0in" fo:text-indent="0in" style:auto-text-indent="false"/>
    </style:style>
    <style:style style:name="P292" style:family="paragraph" style:parent-style-name="Default_20_Text" style:list-style-name="L13">
      <style:paragraph-properties fo:margin-left="0in" fo:margin-right="0in" fo:text-indent="0in" style:auto-text-indent="false"/>
    </style:style>
    <style:style style:name="P293" style:family="paragraph" style:parent-style-name="Default_20_Text" style:list-style-name="L15">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294" style:family="paragraph" style:parent-style-name="Default_20_Text" style:list-style-name="L15">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295" style:family="paragraph" style:parent-style-name="Default_20_Text" style:list-style-name="L15">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296" style:family="paragraph" style:parent-style-name="Default_20_Text" style:list-style-name="L15">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297" style:family="paragraph" style:parent-style-name="Default_20_Text" style:list-style-name="L15">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298" style:family="paragraph" style:parent-style-name="Default_20_Text" style:list-style-name="L15">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299" style:family="paragraph" style:parent-style-name="Default_20_Text" style:list-style-name="L15">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300" style:family="paragraph" style:parent-style-name="Default_20_Text" style:list-style-name="L15">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301" style:family="paragraph" style:parent-style-name="Default_20_Text" style:list-style-name="L15">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T1" style:family="text">
      <style:text-properties fo:font-style="italic" style:font-style-asian="italic" style:font-style-complex="italic"/>
    </style:style>
    <style:style style:name="T2" style:family="text">
      <style:text-properties fo:font-style="normal"/>
    </style:style>
    <style:style style:name="T3" style:family="text">
      <style:text-properties fo:font-style="normal" style:font-style-asian="normal" style:font-style-complex="normal"/>
    </style:style>
    <style:style style:name="T4" style:family="text">
      <style:text-properties fo:font-style="normal" style:font-style-asian="italic" style:font-style-complex="italic"/>
    </style:style>
    <style:style style:name="T5" style:family="text">
      <style:text-properties fo:language="en" fo:country="US"/>
    </style:style>
    <style:style style:name="T6" style:family="text">
      <style:text-properties style:font-name="Times New Roman"/>
    </style:style>
    <style:style style:name="T7" style:family="text">
      <style:text-properties style:font-name="Times New Roman" fo:font-style="normal" style:font-style-asian="normal" style:font-style-complex="normal"/>
    </style:style>
    <style:style style:name="T8" style:family="text">
      <style:text-properties style:font-name="Times New Roman" fo:font-size="12pt" fo:font-style="normal" fo:font-weight="normal" style:font-size-asian="12pt" style:font-weight-asian="normal" style:font-size-complex="12pt" style:font-weight-complex="normal"/>
    </style:style>
    <style:style style:name="T9" style:family="text">
      <style:text-properties style:font-name="Times New Roman" fo:font-size="12pt" fo:font-style="normal" fo:font-weight="normal" style:font-size-asian="12pt" style:font-size-complex="12pt"/>
    </style:style>
    <style:style style:name="T10" style:family="text">
      <style:text-properties style:font-name="Times New Roman" fo:font-size="12pt" fo:font-style="normal" fo:font-weight="normal" style:font-name-asian="Helvetica" style:font-size-asian="12pt" style:font-name-complex="Helvetica" style:font-size-complex="12pt"/>
    </style:style>
    <style:style style:name="T11" style:family="text">
      <style:text-properties style:font-name="Times New Roman" fo:font-size="12pt" fo:font-style="normal" style:font-size-asian="12pt" style:font-style-asian="italic" style:font-size-complex="12pt" style:font-style-complex="italic"/>
    </style:style>
    <style:style style:name="T12" style:family="text">
      <style:text-properties style:font-name="Times New Roman" fo:font-size="12pt" style:font-name-asian="Helvetica" style:font-size-asian="12pt" style:font-name-complex="Helvetica" style:font-size-complex="12pt"/>
    </style:style>
    <style:style style:name="T13" style:family="text">
      <style:text-properties style:font-name="Times New Roman" fo:font-size="12pt" style:font-size-asian="12pt" style:font-size-complex="12pt"/>
    </style:style>
    <style:style style:name="T14" style:family="text">
      <style:text-properties style:font-name="Times New Roman" fo:font-size="10pt"/>
    </style:style>
    <style:style style:name="T15" style:family="text">
      <style:text-properties style:font-name="Times New Roman" fo:font-size="10pt" fo:font-style="normal" fo:font-weight="normal" style:font-size-asian="10pt" style:font-weight-asian="normal" style:font-size-complex="10pt" style:font-weight-complex="normal"/>
    </style:style>
    <style:style style:name="T16" style:family="text">
      <style:text-properties style:font-name="Times New Roman" fo:font-size="10pt" fo:font-style="normal" fo:font-weight="normal" style:font-name-asian="BookMasterGothic-Bold" style:font-size-asian="10pt" style:font-weight-asian="normal" style:font-name-complex="BookMasterGothic-Bold" style:font-size-complex="10pt" style:font-weight-complex="normal"/>
    </style:style>
    <style:style style:name="T17" style:family="text">
      <style:text-properties style:font-name="Times New Roman" fo:font-size="10pt" fo:font-style="normal" fo:font-weight="bold" style:font-name-asian="BookMasterGothic-Bold" style:font-size-asian="10pt" style:font-weight-asian="bold" style:font-name-complex="BookMasterGothic-Bold" style:font-size-complex="10pt" style:font-weight-complex="bold"/>
    </style:style>
    <style:style style:name="T18" style:family="text">
      <style:text-properties style:font-name="Times New Roman" fo:font-size="10pt" fo:font-weight="normal" style:font-size-asian="10pt" style:font-size-complex="10pt"/>
    </style:style>
    <style:style style:name="T19" style:family="text">
      <style:text-properties fo:font-weight="bold"/>
    </style:style>
    <style:style style:name="T20" style:family="text">
      <style:text-properties fo:font-weight="normal"/>
    </style:style>
    <style:style style:name="T21" style:family="text">
      <style:text-properties style:font-style-asian="italic" style:font-style-complex="italic"/>
    </style:style>
    <style:style style:name="T22" style:family="text">
      <style:text-properties fo:color="#000000"/>
    </style:style>
    <style:style style:name="T23" style:family="text">
      <style:text-properties fo:color="#000000" style:font-name="Helv" fo:font-size="10pt" fo:font-style="normal" fo:font-weight="normal" style:font-name-asian="Helv" style:font-size-asian="10pt" style:font-style-asian="italic" style:font-weight-asian="normal" style:font-name-complex="Helv" style:font-size-complex="10pt" style:font-style-complex="italic" style:font-weight-complex="normal"/>
    </style:style>
    <style:style style:name="T24" style:family="text">
      <style:text-properties fo:color="#000000" style:font-name="Helv" fo:font-size="10pt" style:font-name-asian="Helv" style:font-size-asian="10pt" style:font-name-complex="Helv" style:font-size-complex="10pt"/>
    </style:style>
    <style:style style:name="T25" style:family="text">
      <style:text-properties fo:color="#000000" style:font-name="Courier" fo:font-size="10pt" style:font-name-asian="Courier" style:font-size-asian="10pt" style:font-name-complex="Courier" style:font-size-complex="10pt"/>
    </style:style>
    <style:style style:name="T26" style:family="text">
      <style:text-properties fo:color="#000000" style:font-name="Courier" fo:font-size="8pt" style:font-name-asian="Courier" style:font-size-asian="8pt" style:font-name-complex="Courier" style:font-size-complex="8pt"/>
    </style:style>
    <style:style style:name="T27" style:family="text">
      <style:text-properties fo:color="#000000" style:font-name="Courier New1" fo:font-size="10pt" style:font-name-asian="Courier" style:font-size-asian="10pt" style:font-name-complex="Courier" style:font-size-complex="10pt"/>
    </style:style>
    <style:style style:name="T28" style:family="text">
      <style:text-properties fo:color="#000000" style:text-underline-style="none"/>
    </style:style>
    <style:style style:name="T29" style:family="text">
      <style:text-properties fo:color="#000000" style:font-name="Times New Roman" fo:font-size="10pt" fo:font-style="normal" fo:font-weight="normal" style:font-name-asian="Helv" style:font-size-asian="10pt" style:font-weight-asian="normal" style:font-name-complex="Helv" style:font-size-complex="10pt" style:font-weight-complex="normal"/>
    </style:style>
    <style:style style:name="T30" style:family="text">
      <style:text-properties fo:color="#000000" style:font-name="Times New Roman" fo:font-size="10pt" fo:font-style="normal" fo:font-weight="bold" style:font-name-asian="BookMasterGothic-Bold" style:font-size-asian="10pt" style:font-weight-asian="bold" style:font-name-complex="BookMasterGothic-Bold" style:font-size-complex="10pt" style:font-weight-complex="bold"/>
    </style:style>
    <style:style style:name="T31" style:family="text">
      <style:text-properties fo:color="#000000" style:font-name="Times New Roman" fo:font-size="12pt" style:font-name-asian="Helv" style:font-size-asian="12pt" style:font-name-complex="Helv" style:font-size-complex="12pt"/>
    </style:style>
    <style:style style:name="T32" style:family="text">
      <style:text-properties fo:color="#000000" style:font-name="TimesNewRomanPSMT1"/>
    </style:style>
    <style:style style:name="T33" style:family="text">
      <style:text-properties fo:color="#000000" style:font-name="TimesNewRomanPSMT1" fo:font-size="10pt"/>
    </style:style>
    <style:style style:name="T34" style:family="text">
      <style:text-properties fo:color="#000000" style:font-name="TimesNewRomanPSMT1" fo:font-weight="bold"/>
    </style:style>
    <style:style style:name="T35" style:family="text">
      <style:text-properties fo:color="#000000" style:text-line-through-style="solid" style:font-name="TimesNewRomanPSMT1"/>
    </style:style>
    <style:style style:name="T36" style:family="text">
      <style:text-properties fo:color="#000000" style:font-name="TimesNewRomanPS-ItalicMT" fo:font-style="italic"/>
    </style:style>
    <style:style style:name="T37" style:family="text">
      <style:text-properties fo:color="#000000" style:font-name="TimesNewRomanPS-ItalicMT" fo:font-size="10pt" fo:font-style="italic"/>
    </style:style>
    <style:style style:name="T38" style:family="text">
      <style:text-properties fo:color="#000000" style:font-name="TimesNewRomanPS-BoldMT" fo:font-weight="bold"/>
    </style:style>
    <style:style style:name="T39" style:family="text">
      <style:text-properties style:font-name-asian="BookMasterGothic-Bold" style:font-style-asian="italic" style:font-weight-asian="bold" style:font-name-complex="BookMasterGothic-Bold" style:font-style-complex="italic" style:font-weight-complex="bold"/>
    </style:style>
    <style:style style:name="T40" style:family="text">
      <style:text-properties style:font-name="Times New Roman1"/>
    </style:style>
    <style:style style:name="T41" style:family="text">
      <style:text-properties style:font-name="Times New Roman1" fo:font-size="12pt" fo:font-style="italic" fo:font-weight="normal" style:font-size-asian="12pt" style:font-style-asian="italic" style:font-size-complex="12pt" style:font-style-complex="italic"/>
    </style:style>
    <style:style style:name="T42" style:family="text">
      <style:text-properties style:font-name="Times New Roman1" fo:font-size="12pt" style:font-name-asian="Helvetica" style:font-size-asian="12pt" style:font-name-complex="Helvetica" style:font-size-complex="12pt"/>
    </style:style>
    <style:style style:name="T43" style:family="text">
      <style:text-properties style:font-name="Times New Roman1" fo:font-size="12pt" style:font-size-asian="12pt" style:font-size-complex="12pt"/>
    </style:style>
    <style:style style:name="T44" style:family="text">
      <style:text-properties style:font-name="Times New Roman1" fo:font-size="12pt" fo:font-style="normal" style:font-name-asian="BookMasterGothic-Roman" style:font-size-asian="12pt" style:font-name-complex="BookMasterGothic-Roman" style:font-size-complex="12pt"/>
    </style:style>
    <style:style style:name="T45" style:family="text">
      <style:text-properties style:font-name="Times New Roman1" fo:font-size="12pt" fo:font-weight="normal" style:font-name-asian="BookMasterGothic-Roman" style:font-size-asian="10pt" style:font-weight-asian="bold" style:font-name-complex="BookMasterGothic-Roman" style:font-size-complex="10pt" style:font-weight-complex="bold"/>
    </style:style>
    <style:style style:name="T46" style:family="text">
      <style:text-properties style:font-name="Times New Roman1" fo:font-size="12pt" fo:font-weight="bold" style:font-name-asian="BookMasterGothic-Bold" style:font-size-asian="10pt" style:font-weight-asian="bold" style:font-name-complex="BookMasterGothic-Bold" style:font-size-complex="10pt" style:font-weight-complex="bold"/>
    </style:style>
    <style:style style:name="T47" style:family="text">
      <style:text-properties style:font-name="Times New Roman1" fo:font-size="12pt" fo:font-weight="bold" style:font-name-asian="BookMasterGothic-Roman" style:font-size-asian="10pt" style:font-weight-asian="bold" style:font-name-complex="BookMasterGothic-Roman" style:font-size-complex="10pt" style:font-weight-complex="bold"/>
    </style:style>
    <style:style style:name="T48" style:family="text">
      <style:text-properties style:font-name="Times New Roman1" fo:font-style="normal" style:font-style-asian="italic" style:font-style-complex="italic"/>
    </style:style>
    <style:style style:name="T49" style:family="text">
      <style:text-properties style:font-name="Times New Roman1" style:font-name-asian="BookMasterGothic-Roman" style:font-name-complex="BookMasterGothic-Roman"/>
    </style:style>
    <style:style style:name="T50" style:family="text">
      <style:text-properties fo:font-size="12pt" fo:font-style="italic" style:font-size-asian="12pt" style:font-style-asian="italic" style:font-size-complex="12pt" style:font-style-complex="italic"/>
    </style:style>
    <style:style style:name="T51" style:family="text">
      <style:text-properties fo:font-size="12pt" fo:font-style="normal" style:font-size-asian="12pt" style:font-style-asian="italic" style:font-size-complex="12pt" style:font-style-complex="italic"/>
    </style:style>
    <style:style style:name="T52" style:family="text">
      <style:text-properties fo:font-size="12pt" fo:font-style="normal" style:font-size-asian="12pt" style:font-style-asian="normal" style:font-size-complex="12pt" style:font-style-complex="normal"/>
    </style:style>
    <style:style style:name="T53" style:family="text">
      <style:text-properties style:font-name="Helvetica" fo:font-size="10pt" style:font-name-asian="Helvetica" style:font-size-asian="10pt" style:font-name-complex="Helvetica" style:font-size-complex="10pt"/>
    </style:style>
    <style:style style:name="T54" style:family="text">
      <style:text-properties style:font-name="Arial1" style:font-name-asian="BookMasterGothic-Roman" style:font-name-complex="BookMasterGothic-Roman"/>
    </style:style>
    <style:style style:name="T55" style:family="text">
      <style:text-properties style:font-name="Courier New1" fo:font-size="12pt" fo:font-style="normal" fo:font-weight="normal" style:font-size-asian="12pt" style:font-style-asian="italic" style:font-size-complex="12pt" style:font-style-complex="italic"/>
    </style:style>
    <style:style style:name="T56" style:family="text">
      <style:text-properties fo:color="#ff0000" style:font-name="TimesNewRomanPSMT1"/>
    </style:style>
    <style:style style:name="T57" style:family="text">
      <style:text-properties style:font-name="TimesNewRomanPS-ItalicMT" fo:font-style="italic"/>
    </style:style>
    <style:style style:name="T58" style:family="text">
      <style:text-properties style:font-name="CourierNewPSMT" fo:font-size="10pt"/>
    </style:style>
    <style:style style:name="T59" style:family="text">
      <style:text-properties style:font-name="CourierNewPSMT" fo:font-size="9pt"/>
    </style:style>
    <style:style style:name="T60" style:family="text">
      <style:text-properties fo:color="#0000ff" style:font-name="TimesNewRomanPS-ItalicMT" fo:font-style="italic"/>
    </style:style>
    <style:style style:name="T61" style:family="text">
      <style:text-properties style:font-name="TimesNewRomanPSMT1"/>
    </style:style>
    <style:style style:name="Sect1" style:family="section">
      <style:section-properties fo:background-color="transparent" style:editable="false">
        <style:columns fo:column-count="1" fo:column-gap="0in"/>
        <style:background-image/>
      </style:section-properties>
    </style:style>
    <text:list-style style:name="L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
      <text:list-level-style-number text:level="1"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7">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8">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9">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0">
      <text:list-level-style-number text:level="1" text:style-name="Numbering_20_Symbols" style:num-suffix="." style:num-format="1" text:start-value="4">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2">
      <text:list-level-style-number text:level="1" text:style-name="Numbering_20_Symbols" style:num-suffix="." style:num-format="1">
        <style:list-level-properties text:min-label-width="0.1965in"/>
      </text:list-level-style-number>
      <text:list-level-style-number text:level="2"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13">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4">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5">
      <text:list-level-style-bullet text:level="1" text:style-name="Bullet_20_Symbols" style:num-suffix="." text:bullet-char="•">
        <style:list-level-properties text:space-before="0.25in" text:min-label-width="0.25in"/>
        <style:text-properties style:font-name="Tahoma1"/>
      </text:list-level-style-bullet>
      <text:list-level-style-bullet text:level="2" text:style-name="Bullet_20_Symbols" style:num-suffix="." text:bullet-char="•">
        <style:list-level-properties text:space-before="0.5in" text:min-label-width="0.25in"/>
        <style:text-properties style:font-name="Tahoma1"/>
      </text:list-level-style-bullet>
      <text:list-level-style-bullet text:level="3" text:style-name="Bullet_20_Symbols" style:num-suffix="." text:bullet-char="•">
        <style:list-level-properties text:space-before="0.75in" text:min-label-width="0.25in"/>
        <style:text-properties style:font-name="Tahoma1"/>
      </text:list-level-style-bullet>
      <text:list-level-style-bullet text:level="4" text:style-name="Bullet_20_Symbols" style:num-suffix="." text:bullet-char="•">
        <style:list-level-properties text:space-before="1in" text:min-label-width="0.25in"/>
        <style:text-properties style:font-name="Tahoma1"/>
      </text:list-level-style-bullet>
      <text:list-level-style-bullet text:level="5" text:style-name="Bullet_20_Symbols" style:num-suffix="." text:bullet-char="•">
        <style:list-level-properties text:space-before="1.25in" text:min-label-width="0.25in"/>
        <style:text-properties style:font-name="Tahoma1"/>
      </text:list-level-style-bullet>
      <text:list-level-style-bullet text:level="6" text:style-name="Bullet_20_Symbols" style:num-suffix="." text:bullet-char="•">
        <style:list-level-properties text:space-before="1.5in" text:min-label-width="0.25in"/>
        <style:text-properties style:font-name="Tahoma1"/>
      </text:list-level-style-bullet>
      <text:list-level-style-bullet text:level="7" text:style-name="Bullet_20_Symbols" style:num-suffix="." text:bullet-char="•">
        <style:list-level-properties text:space-before="1.75in" text:min-label-width="0.25in"/>
        <style:text-properties style:font-name="Tahoma1"/>
      </text:list-level-style-bullet>
      <text:list-level-style-bullet text:level="8" text:style-name="Bullet_20_Symbols" style:num-suffix="." text:bullet-char="•">
        <style:list-level-properties text:space-before="2in" text:min-label-width="0.25in"/>
        <style:text-properties style:font-name="Tahoma1"/>
      </text:list-level-style-bullet>
      <text:list-level-style-bullet text:level="9" text:style-name="Bullet_20_Symbols" style:num-suffix="." text:bullet-char="•">
        <style:list-level-properties text:space-before="2.25in" text:min-label-width="0.25in"/>
        <style:text-properties style:font-name="Tahoma1"/>
      </text:list-level-style-bullet>
      <text:list-level-style-bullet text:level="10" text:style-name="Bullet_20_Symbols" style:num-suffix="." text:bullet-char="•">
        <style:list-level-properties text:space-before="2.5in" text:min-label-width="0.25in"/>
        <style:text-properties style:font-name="Tahoma1"/>
      </text:list-level-style-bullet>
    </text:list-style>
    <text:list-style style:name="L16">
      <text:list-level-style-number text:level="1" style:num-suffix=")" style:num-format="1">
        <style:list-level-properties text:space-before="0.25in" text:min-label-width="0.25in"/>
      </text:list-level-style-number>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7">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number:date-style style:name="N37" number:automatic-order="true">
      <number:month number:style="long"/>
      <number:text>/</number:text>
      <number:day number:style="long"/>
      <number:text>/</number:text>
      <number:year/>
    </number:date-style>
    <number:time-style style:name="N43">
      <number:hours number:style="long"/>
      <number:text>:</number:text>
      <number:minutes number:style="long"/>
      <number:text>:</number:text>
      <number:seconds number:style="long"/>
      <number:text> </number:text>
      <number:am-pm/>
    </number:tim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4">XCAT 2 DB2 Setup</text:p>
      <text:p text:style-name="P23"><text:date style:data-style-name="N37" text:date-value="2010-08-06T09:10:05.62">08/06/10</text:date>, <text:time style:data-style-name="N43" text:time-value="2010-08-06T09:10:05.62">09:10:06 AM</text:time></text:p>
      <text:p text:style-name="Date"/>
      <text:table-of-content text:style-name="Sect1" text:name="Table of Contents1">
        <text:table-of-content-source text:outline-level="3" text:relative-tab-stop-position="false">
          <text:index-title-template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index-entry-tab-stop style:type="left" style:position="5.9929in" style:leader-char="."/>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6.3354in" style:leader-char="."/>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index-entry-tab-stop style:type="left" style:position="6.139in" style:leader-char="."/>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index-entry-tab-stop style:type="left" style:position="5.9425in" style:leader-char="."/>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index-entry-tab-stop style:type="left" style:position="5.7457in" style:leader-char="."/>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index-entry-tab-stop style:type="left" style:position="5.5492in" style:leader-char="."/>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index-entry-tab-stop style:type="left" style:position="5.3528in" style:leader-char="."/>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5.1563in" style:leader-char="."/>
          </text:table-of-content-entry-template>
          <text:index-source-styles text:outline-level="1">
            <text:index-source-style text:style-name="Title"/>
          </text:index-source-styles>
        </text:table-of-content-source>
        <text:index-body>
          <text:p text:style-name="P110"><text:a xlink:type="simple" xlink:href="#1. Overview Setup  DB2 on the Management Node|outline">1.0 <text:s/>Overview Setup <text:s/>DB2 on the Management Node<text:tab/>2</text:a></text:p>
          <text:p text:style-name="P110"><text:a xlink:type="simple" xlink:href="#2. Install DB2 on the Management Node|outline">2.0 <text:s/>Install DB2 on the Management Node<text:tab/>3</text:a></text:p>
          <text:p text:style-name="P111"><text:a xlink:type="simple" xlink:href="#2.1.Disk space needed  to install DB2 |outline">2.1 Disk space needed <text:s/>to install DB2 <text:tab/>4</text:a></text:p>
          <text:p text:style-name="P111"><text:a xlink:type="simple" xlink:href="#2.2.Installation Steps|outline">2.2 Installation Steps<text:tab/>4</text:a></text:p>
          <text:p text:style-name="P111"><text:a xlink:type="simple" xlink:href="#2.3.Installing the DB2 License|outline">2.3 Installing the DB2 License<text:tab/>5</text:a></text:p>
          <text:p text:style-name="P111"><text:a xlink:type="simple" xlink:href="#2.4.Installing Latest Fix Packs|outline">2.4 Installing Latest Fix Packs<text:tab/>6</text:a></text:p>
          <text:p text:style-name="P110"><text:a xlink:type="simple" xlink:href="#3.Installation and Setup of  DBD::DB2 Perl modules|outline">3.0 Installation and Setup of <text:s/>DBD::DB2 Perl modules<text:tab/>6</text:a></text:p>
          <text:p text:style-name="P111"><text:a xlink:type="simple" xlink:href="#3.1.perl-DBI|outline">3.1 perl-DBI<text:tab/>6</text:a></text:p>
          <text:p text:style-name="P111"><text:a xlink:type="simple" xlink:href="#3.2.Build and Install   DBD::DB2 code|outline">3.2 Build and Install <text:s text:c="2"/>DBD::DB2 code<text:tab/>6</text:a></text:p>
          <text:p text:style-name="P110"><text:a xlink:type="simple" xlink:href="#4. Setting up the DB2 Server Instance|outline">4.0 <text:s/>Setting up the DB2 Server Instance<text:tab/>8</text:a></text:p>
          <text:p text:style-name="P110"><text:a xlink:type="simple" xlink:href="#5.Start the DB2 Server |outline">5.0 Start the DB2 Server <text:tab/>10</text:a></text:p>
          <text:p text:style-name="P111"><text:a xlink:type="simple" xlink:href="#5.1.Increasing processor entitlement|outline">5.1 Increasing processor entitlement<text:tab/>10</text:a></text:p>
          <text:p text:style-name="P111"><text:a xlink:type="simple" xlink:href="#5.2.DB2 Useful Commands|outline">5.2 DB2 Useful Commands<text:tab/>10</text:a></text:p>
          <text:p text:style-name="P110"><text:a xlink:type="simple" xlink:href="#6. Create the xCAT Database|outline">6.0 <text:s/>Create the xCAT Database<text:tab/>11</text:a></text:p>
          <text:p text:style-name="P111"><text:a xlink:type="simple" xlink:href="#6.1.Restart the Instance to Apply the Changes|outline">6.1 Restart the Instance to Apply the Changes<text:tab/>12</text:a></text:p>
          <text:p text:style-name="P110"><text:a xlink:type="simple" xlink:href="#7. Migrate xCAT data to DB2 |outline">7.0 <text:s/>Migrate xCAT data to DB2 <text:tab/>12</text:a></text:p>
          <text:p text:style-name="P110"><text:a xlink:type="simple" xlink:href="#8. Setting up the DB2 Client on the Service Nodes.|outline">8.0 <text:s/>Setting up the DB2 Client on the Service Nodes.<text:tab/>13</text:a></text:p>
          <text:p text:style-name="P111"><text:a xlink:type="simple" xlink:href="#8.1. Install the DB2 Client software on the SN|outline">8.1 <text:s/>Install the DB2 Client software on the SN<text:tab/>13</text:a></text:p>
          <text:p text:style-name="P111"><text:a xlink:type="simple" xlink:href="#8.2. Installation and Setup of  DBD::DB2 Perl modules|outline">8.2 <text:s/>Installation and Setup of <text:s/>DBD::DB2 Perl modules<text:tab/>14</text:a></text:p>
          <text:p text:style-name="P111"><text:a xlink:type="simple" xlink:href="#8.3.Creating the Client Instance on the Service Node|outline">8.3 Creating the Client Instance on the Service Node<text:tab/>15</text:a></text:p>
          <text:p text:style-name="P111"><text:a xlink:type="simple" xlink:href="#8.4.Creating the catalog of the DB2 Server Node on the Service Node |outline">8.4 Creating the catalog of the DB2 Server Node on the Service Node <text:tab/>16</text:a></text:p>
          <text:p text:style-name="P111"><text:a xlink:type="simple" xlink:href="#8.5. Catalog the Server Instance Database on the Service Node|outline">8.5 <text:s/>Catalog the Server Instance Database on the Service Node<text:tab/>17</text:a></text:p>
          <text:p text:style-name="P111"><text:a xlink:type="simple" xlink:href="#8.6. Test the Database Connection |outline">8.6 <text:s/>Test the Database Connection <text:tab/>17</text:a></text:p>
          <text:p text:style-name="P110"><text:a xlink:type="simple" xlink:href="#9. Adding ODBC support |outline">9.0 <text:s/>Adding ODBC support <text:tab/>18</text:a></text:p>
          <text:p text:style-name="P111"><text:a xlink:type="simple" xlink:href="#9.1.Setup the ODBC on the Management Node (DB2 Server)|outline">9.1 Setup the ODBC on the Management Node (DB2 Server)<text:tab/>18</text:a></text:p>
          <text:p text:style-name="P111"><text:a xlink:type="simple" xlink:href="#9.2.Setup ODBC on the Service Nodes|outline">9.2 Setup ODBC on the Service Nodes<text:tab/>21</text:a></text:p>
          <text:p text:style-name="P110"><text:a xlink:type="simple" xlink:href="#10. Installing xCAT on the Service Node|outline">10.0 <text:s/>Installing xCAT on the Service Node<text:tab/>23</text:a></text:p>
          <text:p text:style-name="P110"><text:a xlink:type="simple" xlink:href="#11. Removing xCAT from DB2|outline">11.0 <text:s/>Removing xCAT from DB2<text:tab/>23</text:a></text:p>
          <text:p text:style-name="P110"><text:a xlink:type="simple" xlink:href="#12. Removing  DB2 from MN and SN|outline">12.0 <text:s/>Removing <text:s/>DB2 from MN and SN<text:tab/>24</text:a></text:p>
          <text:p text:style-name="P110"><text:a xlink:type="simple" xlink:href="#13. References|outline">13.0 <text:s/>References<text:tab/>25</text:a></text:p>
          <text:p text:style-name="P110"><text:a xlink:type="simple" xlink:href="#14. Diagnostics|outline">14.0 <text:s/>Diagnostics<text:tab/>25</text:a></text:p>
        </text:index-body>
      </text:table-of-content>
      <text:p text:style-name="P24"/>
      <text:p text:style-name="P25"/>
      <text:p text:style-name="P26"/>
      <text:h text:style-name="Heading_20_1" text:outline-level="1"><text:s/>Overview Setup <text:s/>DB2 on the Management Node</text:h>
      <text:p text:style-name="Default_20_Text"/>
      <text:p text:style-name="Default_20_Text">DB2 is supported with the <text:s/>xCAT 2.4 release or later. </text:p>
      <text:p text:style-name="Default_20_Text">DB2 is a <text:s/>product of IBM. <text:s/>To <text:s/>use it with xCAT, <text:s/>you will need <text:s/>access to a licensed version of the product, our document is for the DB2 Enterprise Server Edition (ESE) <text:soft-page-break/>Version 9.7. <text:s/>We <text:s/>support it on <text:s/><text:span text:style-name="T31">AIX61 TL5 or later </text:span>and Linux p-series ( TBD name releases here).</text:p>
      <text:p text:style-name="Default_20_Text">xCAT 2.5 should already be installed on the Management Node following the xCAT documentations. <text:s text:c="3"/>For AIX, <text:s/>the xCAT 6.1 dependency packages must be installed. </text:p>
      <text:p text:style-name="Default_20_Text">( put link here). <text:s text:c="2"/>These packages support Perl 5.8.8 which is installed on the required <text:s/>AIX level <text:span text:style-name="T13">( </text:span><text:span text:style-name="T31">AIX61J- AIX61 TL5 <text:s text:c="2"/>(AIX 6.1.5.0)) or later. </text:span></text:p>
      <text:p text:style-name="P37"/>
      <text:p text:style-name="P38"/>
      <text:p text:style-name="Default_20_Text"><text:s/>The trial download of DB2 will not work with xCAT, because it does not support <text:s/>client accesses which is a requirement for service nodes. </text:p>
      <text:p text:style-name="Default_20_Text">Because the setup is rather complex, <text:s/>if you are going to use DB2 with xCAT, <text:s text:c="2"/>contact the xCAT development team, and we will work with you. </text:p>
      <text:p text:style-name="Default_20_Text">In this scenario, you will install the OS on your Management node, service node(s), <text:s/>setup the DB2 Client and then update the service node with the xCAT software. </text:p>
      <text:p text:style-name="Default_20_Text"/>
      <text:p text:style-name="Default_20_Text">Note: xCAT <text:s/>supports open source databases <text:s/>MySQL and Postgresql on Linux and AIX. <text:s text:c="2"/>Postgresql on AIX is xCAT 2.5 or later. <text:s/>There are setup docs for each of these databases on the xCAT web, and an automated setup script for MySQL (xCAT 2.3.3 or later) and Postgresql ( xCAT 2.5 or later) . </text:p>
      <text:p text:style-name="Default_20_Text"/>
      <text:p text:style-name="Default_20_Text">One reason to migrate from the default SQLite database to DB2 with xCAT is for xCAT hierarchy using Service Nodes. DB2 provides the ability for remote access to the xCAT database on the Management node which is required by Service Nodes. SQLite does not support remote access to the database. <text:s/>MySQL, Postgresql and DB2 do provide this service. <text:s/>Refer to the xCAT Service Node documentation for more information. </text:p>
      <text:p text:style-name="Default_20_Text">Other programs or scenarios within your environment may also benefit from or require DB2. This document contains steps to install DB2, configure the server and client, create a database and populate it with your xCAT data. <text:s/></text:p>
      <text:list text:style-name="RTF_5f_Num_20_4">
        <text:list-header>
          <text:p text:style-name="P268"><text:line-break/>Before using this document, you should have a general understanding of DB2. If necessary, review the installation and tutorial sections of the <text:a xlink:type="simple" xlink:href="http://www-01.ibm.com/support/docview.wss?uid=swg27009474">DB2 Product documentation.</text:a></text:p>
        </text:list-header>
      </text:list>
      <text:p text:style-name="P60"/>
      <text:p text:style-name="P60"><text:a xlink:type="simple" xlink:href="http://www-01.ibm.com/support/docview.wss?uid=swg27009474"/></text:p>
      <text:p text:style-name="P28"/>
      <text:p text:style-name="P59"><text:s text:c="6"/>There are many <text:a xlink:type="simple" xlink:href="http://www-01.ibm.com/software/data/db2/">DB2 products</text:a>, <text:s/>our documents will cover the install and setup of xCAT on <text:a xlink:type="simple" xlink:href="http://www-01.ibm.com/software/data/db2/linux-unix-windows/edition-enterprise.html">DB2 Enterprise Server Edition </text:a>. <text:s/>This product supports the full rangeof function needed by xCAT on AIX and Linux. <text:s/>You will have to purchase this production from IBM. <text:s text:c="3"/>This document will cover the setup of DB2 on SLES 10 SP3 <text:s/>or AIX 6.1, or later releases of those products on p-Series hardware. <text:s/>This document tested on Service Nodes with diskfull installs. <text:s text:c="3"/>Because of the <text:s/>size ( you will need 4 gigabytes of free space disk space) of the DB2 Client that is required to be installed on the Service Nodes, <text:s/>it is probably unrealistic to have diskless Service Nodes running DB2. <text:s text:c="2"/>It is also recommended not to run DB2 from an NFS mount, <text:s/><text:soft-page-break/>so using Statelite is also not a good option. <text:s/>Basically you should plan on having a diskfull install on any node running the DB2 client code. </text:p>
      <text:p text:style-name="P59"><text:tab/></text:p>
      <text:p text:style-name="P59"><text:tab/>For more references: <text:s/>see the <text:reference-ref text:reference-format="text" text:ref-name="References"> References</text:reference-ref> section. </text:p>
      <text:p text:style-name="P59"/>
      <text:p text:style-name="P59"/>
      <text:p text:style-name="P59"><text:tab/><text:span text:style-name="T19">Note: with all the DB2 commands run below, <text:s/>be patient. <text:s/>Some take several minutes to complete , and some take several seconds to return the prompt, <text:s/>even </text:span><text:span text:style-name="T19">after they say they have completed. <text:s text:c="2"/>Never <text:s/>kill a command while running. <text:s/>It can cost you hours of recovery work. <text:s/>( Been there, done that).</text:span></text:p>
      <text:h text:style-name="Heading_20_1" text:outline-level="1"><text:reference-mark-start text:name="Install MySQL"/><text:s/><text:reference-mark-start text:name="Install DB2 on the MN"/>Install DB2 on the Management Node<text:reference-mark-end text:name="Install DB2 on the MN"/><text:reference-mark-end text:name="Install MySQL"/></text:h>
      <text:p text:style-name="Default_20_Text"/>
      <text:p text:style-name="Default_20_Text"/>
      <text:p text:style-name="Default_20_Text"/>
      <text:p text:style-name="Default_20_Text">If you already have DB2 installed you can skip to the section <text:s/><text:reference-ref text:reference-format="text" text:ref-name="Installation and Setup of  DBD::DB2 Perl modules">Installation and Setup of  DBD::DB2 Perl modules</text:reference-ref>.</text:p>
      <text:p text:style-name="Default_20_Text"><text:a xlink:type="simple" xlink:href="http://www-01.ibm.com/software/data/db2/">Obtain the DB2 Software </text:a>appropriate for you OS and hardware. <text:s/>Save the download <text:s/>for the install of the Client on the Service Nodes later. <text:s/>Most of these directions <text:s/>come <text:s/>from the <text:a xlink:type="simple" xlink:href="http://publib.boulder.ibm.com/infocenter/sametime/v8r0/index.jsp?topic=/com.ibm.help.sametime.801.doc/Gateway/i_rtc_t_install_installingdb2_other_ops.html">Installing Enterprise DB2</text:a><text:a xlink:type="simple" xlink:href="http://publib.boulder.ibm.com/infocenter/sametime/v8r0/index.jsp?topic=/com.ibm.help.sametime.801.doc/Gateway/i_rtc_t_install_installingdb2_other_ops.html"> </text:a><text:s/>at the Product <text:s/>Information Center and the <text:span text:style-name="T41">Configuring and Managing BlueGene <text:s/></text:span><text:a xlink:type="simple" xlink:href="http://www.redbooks.ibm.com/redbooks/pdfs/sg247352.pdf"><text:span text:style-name="T41">DB2 Setup Sections.</text:span></text:a> <text:s/>We will be using a Command Line (manual) <text:s/>installation method, not the Web interface. </text:p>
      <text:p text:style-name="P53">All of the following steps must be run logged into the Management Node (xcatmn) <text:s/>as <text:span text:style-name="T19">root.</text:span> <text:s/></text:p>
      <text:p text:style-name="Default_20_Text">Note: You must also download the DB2® license file <text:span text:style-name="Example">db2ese_o.lic</text:span> (part number C14KVEN), which you activate after installing the DB2 server. </text:p>
      <text:p text:style-name="Default_20_Text"/>
      <text:p text:style-name="P27">Note: Setup of DB2 on AIX assumes that root is running ksh and on Linux bash. </text:p>
      <text:p text:style-name="Default_20_Text"/>
      <text:h text:style-name="Heading_20_2" text:outline-level="2"><text:reference-mark-start text:name="Disk space needed  to install DB2 "/>Disk space needed <text:s/>to install DB2 <text:reference-mark-end text:name="Disk space needed  to install DB2 "/></text:h>
      <text:p text:style-name="Standard"><text:s/>DB2 will need 4 gigabypes of disk space to <text:s/>download <text:s/>and untar the tarball and then <text:s text:c="2"/>build the <text:s/>product for the Server and Client code on the MN. <text:s text:c="2"/>This does not include the size of the database. <text:s/></text:p>
      <text:p text:style-name="Standard">Because the DB2 source <text:s/>tarball is so large, <text:s/>you may want to untar it on a Server and have that NFS mounted to the Management Node and install it from the mount. <text:s/>The same is true for the Service Nodes. <text:s text:c="2"/>It will install more slowly, <text:s/>but you will save disk space on your MN and you do not need it on the MN after the install. <text:s/>Keep the source around though, because you are also going to have to install all your service nodes. <text:s text:c="2"/>The DB2 tarball contains both the Server and Client code as you will see in the instructions below.</text:p>
      <text:list text:style-name="L1">
        <text:list-item>
          <text:p text:style-name="P112">To copy the tarball and unzip and untar -- <text:s text:c="2"/>at least 4 gigabytes</text:p>
        </text:list-item>
        <text:list-item>
          <text:p text:style-name="P112">To install DB2 code ( MN and SN) in /opt <text:s text:c="2"/>-- at least <text:s/>1.5 gigabytes</text:p>
        </text:list-item>
        <text:list-item>
          <text:p text:style-name="P112"><text:soft-page-break/>To create xcatdb database and instance on MN <text:s/>in /var – Need minimum of <text:span text:style-name="T18">465348KB to create, <text:s/>but the database will grow, so I would start with 1 gigabyte. </text:span><text:s/></text:p>
        </text:list-item>
      </text:list>
      <text:p text:style-name="Standard"/>
      <text:p text:style-name="Standard"/>
      <text:p text:style-name="Standard"/>
      <text:h text:style-name="Heading_20_2" text:outline-level="2">Installation Steps</text:h>
      <text:p text:style-name="Default_20_Text"/>
      <text:list text:style-name="L2">
        <text:list-item>
          <text:p text:style-name="P219">To uncompress the image, <text:s/>copy the tar file or files to a temporary file system containing at least 2 gigabytes of free space, here we used <text:span text:style-name="T19">/db2source.</text:span> We will use the default install path /opt/ibm/db2/V9.7 (linux) <text:s/>or /opt/IBM/db2/V9.7 (AIX) <text:s text:c="2"/>for the database, <text:s text:c="2"/>which also must contain <text:s text:c="2"/>2 gigabytes of free space. <text:s/></text:p>
          <text:p text:style-name="P116"/>
          <text:p text:style-name="P269"/>
        </text:list-item>
        <text:list-item>
          <text:p text:style-name="P219"><text:s/>Untar the download package:</text:p>
          <text:p text:style-name="P148"><text:s text:c="2"/>cd /db2source</text:p>
          <text:p text:style-name="P116">On Linux: </text:p>
          <text:p text:style-name="P116"><text:s text:c="2"/>zcat <text:s/>DB2_ESE_97_Linux_ipSeries.tar.gz | tar -xvf-</text:p>
          <text:p text:style-name="P116"><text:s/>or <text:s/></text:p>
          <text:p text:style-name="P116">On AIX:</text:p>
          <text:p text:style-name="P116"><text:s/>gunzip DB2_ESE_97_AIX.tar.gz </text:p>
          <text:p text:style-name="P116"><text:s/>tar -xvf DB2_ESE_97_AIX.tar </text:p>
          <text:p text:style-name="P116"><text:s/></text:p>
          <text:p text:style-name="P149"/>
          <text:p text:style-name="P219"/>
        </text:list-item>
        <text:list-item>
          <text:p text:style-name="P219"><text:s/><text:span text:style-name="T19">If on Linux</text:span>, <text:s/>you are going to need to install <text:a xlink:type="simple" xlink:href="http://www-01.ibm.com/support/docview.wss?uid=swg24023990">IBM XL C/C++ Advanced Edition V9.0 for Linux Runtime Environment Component </text:a>for the Linux Distro, you are using. <text:s/>Save this download for the install on the Service Nodes later.</text:p>
        </text:list-item>
      </text:list>
      <text:p text:style-name="Default_20_Text"/>
      <text:list text:style-name="L3">
        <text:list-item>
          <text:p text:style-name="P270">For our SLES 10 ppc system, <text:s/>we download the following:</text:p>
        </text:list-item>
      </text:list>
      <text:p text:style-name="P58">vacpp.rte.90.sles10.*.update.tar.gz into /db2source/vac9.0.</text:p>
      <text:list text:style-name="L4">
        <text:list-item>
          <text:p text:style-name="P271">We unzip and untar the software: <text:s text:c="67"/>zcat vacpp.rte.90.sles10.*.update.tar.gz | tar -xvf-</text:p>
        </text:list-item>
        <text:list-item>
          <text:p text:style-name="P271">Apply the updates, t<text:span text:style-name="T12">his installs the runtime libraries consisting of three RPMs – vacpp.rte, xlsmp.rte,and xlsmp.msg.rte.</text:span></text:p>
          <text:p text:style-name="P150"><text:s text:c="6"/>cd /db2source/vac9.0</text:p>
        </text:list-item>
      </text:list>
      <text:p text:style-name="P72"><text:s text:c="3"/>rpm -Uvh *.rpm</text:p>
      <text:p text:style-name="P72"/>
      <text:p text:style-name="Default_20_Text"><text:tab/><text:span text:style-name="T19">If on AIX</text:span>, <text:s/>you are going to need to install xlC and the vac compiler. </text:p>
      <text:p text:style-name="Default_20_Text"/>
      <text:p text:style-name="Default_20_Text"/>
      <text:list text:style-name="L2" text:continue-numbering="true">
        <text:list-item>
          <text:p text:style-name="P219"><text:reference-mark-start text:name="Install DB2"/><text:s/>Install DB2<text:reference-mark-end text:name="Install DB2"/></text:p>
          <text:p text:style-name="P219"><text:s/></text:p>
          <text:p text:style-name="P219"><text:s/></text:p>
          <text:p text:style-name="P159"><text:s text:c="13"/>cd /db2source/ese</text:p>
          <text:p text:style-name="P151"><text:soft-page-break/><text:s/>./db2_install</text:p>
          <text:p text:style-name="P151"/>
        </text:list-item>
      </text:list>
      <text:p text:style-name="P61"><text:s text:c="3"/><text:span text:style-name="T19">You will be prompted with the following questions:</text:span></text:p>
      <text:p text:style-name="P61"/>
      <text:list text:style-name="L2" text:continue-numbering="true">
        <text:list-header>
          <text:p text:style-name="P151">Default directory for installation of products - /opt/ibm/db2/V9.7</text:p>
        </text:list-header>
      </text:list>
      <text:p text:style-name="P61"/>
      <text:p text:style-name="P61"><text:s text:c="3"/>Do you want to choose a different directory to install [yes/no] ?</text:p>
      <text:p text:style-name="Body_20_Text_20_First_20_Indent"><text:s text:c="11"/><text:span text:style-name="T19">Answer: no</text:span></text:p>
      <text:p text:style-name="P61"/>
      <text:p text:style-name="P61"/>
      <text:p text:style-name="Body_20_Text_20_First_20_Indent"><text:s text:c="8"/>Specify one of the following keywords to install DB2 products.</text:p>
      <text:p text:style-name="P61"><text:s text:c="4"/>ESE</text:p>
      <text:p text:style-name="P61"><text:s text:c="4"/>CLIENT</text:p>
      <text:p text:style-name="P61"><text:s text:c="4"/>RTCL</text:p>
      <text:p text:style-name="P61"/>
      <text:p text:style-name="P62">Answer: ESE</text:p>
      <text:p text:style-name="P62"/>
      <text:p text:style-name="P3">Note: <text:span text:style-name="T20">you may get a warnings about “SA MP Base Component cannot be installed or updated.” <text:s/>As long as you get no more than a warning at the end such as the following: WARNING: A minor error occurred while installing "DB2 Enterprise Server Edition" on this computer. Some features may not function correctly, followed by post setup instructions, it is ok. </text:span></text:p>
      <text:list text:style-name="L5">
        <text:list-header>
          <text:p text:style-name="P274"/>
        </text:list-header>
      </text:list>
      <text:list text:style-name="L2" text:continue-numbering="true">
        <text:list-header>
          <text:p text:style-name="P151"/>
        </text:list-header>
      </text:list>
      <text:h text:style-name="Heading_20_2" text:outline-level="2">Installing the DB2 License</text:h>
      <text:p text:style-name="P1"><text:span text:style-name="T42">The DB2 license file can be found in the db2/license directory on the installation </text:span><text:span text:style-name="T43">CD or inside the installation directory. Depending on the product you have, the file is named db2ese.lic (Enterprise Server Edition). After installing the license, the system is ready to start the </text:span><text:span text:style-name="T42">database. <text:s/>If you loaded a trial copy, you will be able to use it for 90 days without a license. <text:s/>The license will not be present in the install. </text:span></text:p>
      <text:p text:style-name="P18"/>
      <text:p text:style-name="P81">To install the license run the following command:</text:p>
      <text:p text:style-name="P81"/>
      <text:p text:style-name="Code_20_Indented">On Linux: /opt/ibm/db2/V9.7/adm/db2licm -a /opt/ibm/db2/V9.7/license/db2ese.lic</text:p>
      <text:p text:style-name="Code_20_Indented">On AIX: /opt/IBM/db2/V9.7/adm/db2licm -a</text:p>
      <text:p text:style-name="Code_20_Indented"><text:s text:c="3"/>/opt/IBM/db2/V9.7/license.db2ese.lic</text:p>
      <text:p text:style-name="Code_20_Indented"/>
      <text:p text:style-name="P65">DBI1402I License added successfully.</text:p>
      <text:p text:style-name="P65"/>
      <text:h text:style-name="Heading_20_2" text:outline-level="2">Installing Latest Fix Packs</text:h>
      <text:p text:style-name="Default_20_Text">For the latest Fix Packs for all DB2 version, <text:s/>go to this <text:a xlink:type="simple" xlink:href="http://www-01.ibm.com/support/docview.wss?rs=71&amp;uid=swg27007053">download site. </text:a></text:p>
      <text:p text:style-name="Code_20_Indented"><text:soft-page-break/></text:p>
      <text:p text:style-name="P78"/>
      <text:h text:style-name="Heading_20_1" text:outline-level="1"><text:reference-mark-start text:name="Installation and Setup of  DBD::DB2 Perl modules"/>Installation and Setup of <text:s/>DBD::DB2 Perl modules<text:reference-mark-end text:name="Installation and Setup of  DBD::DB2 Perl modules"/></text:h>
      <text:h text:style-name="Heading_20_2" text:outline-level="2">perl-DBI</text:h>
      <text:p text:style-name="Default_20_Text"/>
      <text:p text:style-name="P31">DBI (DataBase Interface) module and DBD::DB2 (DataBase Driver) are required on the Management Node for the xCAT code to interface with DB2.</text:p>
      <text:p text:style-name="P31"/>
      <text:p text:style-name="P31">Make sure perl-DBI is installed from the OS. <text:s text:c="2"/>Check by running:</text:p>
      <text:p text:style-name="Code_20_Indented">rpm -qa | grep perl-DBI</text:p>
      <text:p text:style-name="P13"/>
      <text:h text:style-name="Heading_20_2" text:outline-level="2">Build and Install <text:s text:c="2"/>DBD::DB2 code</text:h>
      <text:p text:style-name="Default_20_Text"/>
      <text:p text:style-name="Default_20_Text">If you are using the <text:s/>Database level that is documented here on AIX 6.1 L <text:s/>or later (perl -v shows 5.8.8). <text:s text:c="3"/>Development can supply you with an rpm for the DBD:DB2 <text:s/>which you can install, skip this section and go on to <text:reference-ref text:reference-format="text" text:ref-name="Setting up the DB2 Server Instance">Setting up the DB2 Server Instance</text:reference-ref>. </text:p>
      <text:p text:style-name="Default_20_Text"/>
      <text:p text:style-name="Default_20_Text"><text:s/></text:p>
      <text:p text:style-name="Default_20_Text"/>
      <text:p text:style-name="P30">The xCAT code uses the Perl DBD interface support for DB2. <text:s text:c="2"/>The level we have tested with is 1.78. <text:s/>If you have an older version, <text:s/>upgrade to 1.78. <text:s/>Some of the older versions do not support the function needed by xCAT. If you have 1.78 installed you can move on to <text:reference-ref text:reference-format="text" text:ref-name="Setting up the DB2 Server Instance">Setting up the DB2 Server Instance</text:reference-ref>. </text:p>
      <text:p text:style-name="P30">For the build and installation of the Perl DBD::DB2 module follow the instructions below. <text:s/>You can read information about the Perl interface to DB2 at this site. </text:p>
      <text:p text:style-name="P31"/>
      <text:p text:style-name="P31"><text:a xlink:type="simple" xlink:href="http://www-01.ibm.com/support/docview.wss?rs=71&amp;uid=swg21297335">http://www-01.ibm.com/support/docview.wss?rs=71&amp;uid=swg21297335</text:a></text:p>
      <text:p text:style-name="P36">or </text:p>
      <text:p text:style-name="P39">http://www-01.ibm.com/support/docview.wss?rs=71&amp;uid=swg21297335</text:p>
      <text:p text:style-name="P31"/>
      <text:p text:style-name="P31">You will download <text:s/>the latest DBD:DB2 source code <text:a xlink:type="simple" xlink:href="http://search.cpan.org/~ibmtordb2/">from CPAN.</text:a></text:p>
      <text:p text:style-name="P31"><text:a xlink:type="simple" xlink:href="http://search.cpan.org/~ibmtordb2/"/></text:p>
      <text:p text:style-name="P83"><text:a xlink:type="simple" xlink:href="http://search.cpan.org/~ibmtordb2/"><text:span text:style-name="T28">Note on AIX: you must install the VAC C/C++ compiler, on Linux gcc compiler</text:span></text:a></text:p>
      <text:p text:style-name="P31"><text:a xlink:type="simple" xlink:href="http://search.cpan.org/~ibmtordb2/"/></text:p>
      <text:p text:style-name="P31"/>
      <text:p text:style-name="P31">We will then compile and install <text:s/>it on your machine with the DB2 database you have installed.</text:p>
      <text:p text:style-name="P31"/>
      <text:p text:style-name="Code_20_Indented">mkdir ~/DBD</text:p>
      <text:p text:style-name="Code_20_Indented">cd ~/DBD</text:p>
      <text:p text:style-name="Code_20_Indented">download the current DBD source <text:s/>into ~/DBD </text:p>
      <text:p text:style-name="P15"><text:span text:style-name="T25"><text:s text:c="3"/>wget </text:span><text:span text:style-name="T26">http://search.cpan.org/CPAN/authors/id/I/IB/IBMTORDB2/DBD-DB2-1.78.tar.gz</text:span></text:p>
      <text:p text:style-name="P12"/>
      <text:p text:style-name="P11"><text:s text:c="4"/></text:p>
      <text:p text:style-name="P11"><text:s text:c="3"/>If wget is not available, ftp the file to the directory.</text:p>
      <text:p text:style-name="Code_20_Indented">zcat DBD-DB2-1.78.tar.gz | tar -xvf-</text:p>
      <text:p text:style-name="Code_20_Indented"><text:soft-page-break/>cd ~/DBD/DBD-DB2-1.78</text:p>
      <text:p text:style-name="Code_20_Indented"/>
      <text:p text:style-name="P77"/>
      <text:p text:style-name="Standard">Build and install <text:s/>the Perl DBD:</text:p>
      <text:p text:style-name="Standard"/>
      <text:p text:style-name="P82">On Linux:</text:p>
      <text:p text:style-name="Code_20_Indented"><text:s/><text:span text:style-name="T27">DB2_HOME=/opt/ibm/db2/V9.7 DB2LIB=/opt/ibm/db2/V9.7/lib32 perl Makefile.PL</text:span></text:p>
      <text:p text:style-name="P68"/>
      <text:p text:style-name="P19">On AIX:</text:p>
      <text:p text:style-name="P68">DB2_HOME=/opt/IBM/db2/V9.7 <text:s/>perl Makefile.PL</text:p>
      <text:p text:style-name="P69"/>
      <text:p text:style-name="P19">For both AIX and Linux:</text:p>
      <text:p text:style-name="Code_20_Indented"/>
      <text:p text:style-name="P16"><text:s text:c="4"/>make <text:s/>( on Linux you will get warnings)</text:p>
      <text:p text:style-name="P16"><text:s text:c="4"/>make test</text:p>
      <text:p text:style-name="P16"><text:s text:c="4"/>make install (if the tests look okay)</text:p>
      <text:p text:style-name="P16"/>
      <text:p text:style-name="Body_20_Text_20_First_20_Indent">Note: <text:s/>if you are using perl 5.8.8 <text:s/>on AIX <text:s/>(<text:span text:style-name="T24"> AIX61J <text:s text:c="2"/>- <text:s text:c="3"/>AIX61 TL5 <text:s text:c="2"/>(AIX 6.1.5.0) </text:span></text:p>
      <text:p text:style-name="P16"><text:s text:c="5"/>/usr/bin/perl -&gt; /usr/opt/perl5/bin/perl5.8.8</text:p>
      <text:p text:style-name="P16"/>
      <text:p text:style-name="P16"><text:s/>The <text:span text:style-name="T19">make </text:span><text:s/>may fail. <text:s text:c="2"/>Contact the xCAT development team. <text:s text:c="2"/>There is most likely a different Config.pm file <text:s/>needed in /usr/opt/perl5/lib/5.8.8/aix-thread-multi/ <text:s/>to produce the correct Makefile when running perl Makefile.PL. <text:s text:c="2"/></text:p>
      <text:p text:style-name="P16"/>
      <text:p text:style-name="P16">The generated Makefile that is correct has the following line in it:</text:p>
      <text:p text:style-name="P16">CDLFLAGS = -bE:/usr/opt/perl5/lib/5.8.8/aix-thread-multi/CORE/perl.exp -bE:/usr</text:p>
      <text:p text:style-name="P16">/opt/perl5/lib/5.8.8/aix-thread-multi/CORE/perl.exp -bE:/usr/opt/perl5/lib/5.8.8</text:p>
      <text:p text:style-name="P16">/aix-thread-multi/CORE/perl.exp -bE:/usr/opt/perl5/lib/5.8.8/aix-thread-multi/CORE/perl.exp</text:p>
      <text:p text:style-name="P16"/>
      <text:p text:style-name="P16"/>
      <text:p text:style-name="Code_20_Indented"/>
      <text:p text:style-name="P16"><text:span text:style-name="T19">If the make does not fail and the Makefile looks correct, </text:span>continue using the 5.8.8 Makefile. <text:s text:c="2"/></text:p>
      <text:p text:style-name="P67"/>
      <text:h text:style-name="Heading_20_1" text:outline-level="1"><text:s/><text:reference-mark-start text:name="Setting up the DB2 Server Instance"/>Setting up the DB2 Server Instance<text:reference-mark-end text:name="Setting up the DB2 Server Instance"/></text:h>
      <text:p text:style-name="Default_20_Text"/>
      <text:p text:style-name="P27">You can choose to use the db2sqlsetup script, <text:s/>instead of following this manual process. <text:s/>It is available in the xCAT 2.5 release. <text:s/>See man db2sqlsetup. <text:s text:c="2"/>The setup script will cover all the necessary steps for completing the process of setting up the Server and creating the xCAT database. <text:s text:c="2"/>You will be able to skip <text:s/>to the section <text:reference-ref text:reference-format="text" text:ref-name="Setting up the DB2 Client on the Service Nodes">Setting up the DB2 Client on the Service Nodes</text:reference-ref>.</text:p>
      <text:p text:style-name="Default_20_Text"/>
      <text:p text:style-name="P32"><text:soft-page-break/>On the DB2 Server, <text:s/>the Management Node :This section takes you through the creation of the <text:s/>the DB2 Server Instance. <text:s/>The Server Instance will be called xcatdb. For more information on what is an Instance and what part it plays in DB2, <text:s/>read the following <text:a xlink:type="simple" xlink:href="http://www.linuxdocs.org/HOWTOs/DB2-HOWTO/db2instance.html">DB2 information</text:a>.</text:p>
      <text:p text:style-name="P52"><text:s/><text:span text:style-name="T20">All of the following steps must be run logged into the Management Node as root. <text:s/></text:span></text:p>
      <text:p text:style-name="P52"/>
      <text:list text:style-name="L6">
        <text:list-item>
          <text:p text:style-name="P161"><text:span text:style-name="T6">Create a xcatdb user id and group for the DB2 instance. <text:s/>The home directory for the instance will be in /var/lib/db2. <text:line-break/><text:line-break/></text:span><text:span text:style-name="T6">On AIX:<text:line-break/></text:span><text:span text:style-name="T1"><text:line-break/></text:span><text:span text:style-name="T1"> </text:span><text:span text:style-name="T48">mkgroup xcatdb<text:line-break/> mkuser pgrp='xcatdb' home='/var/lib/db2' shell='/bin/ksh' xcatdb</text:span></text:p>
          <text:p text:style-name="P161"><text:span text:style-name="T1"><text:line-break/></text:span><text:span text:style-name="T52">On Linux:</text:span><text:span text:style-name="T3"> </text:span></text:p>
          <text:p text:style-name="P163"><text:s text:c="12"/>groupadd xcatdb</text:p>
          <text:p text:style-name="P124"><text:span text:style-name="T51">u</text:span><text:span text:style-name="T11">seradd -d /var/lib/db2 -g xcatdb -m -s /bin/bash xcatdb</text:span><text:span text:style-name="T50"><text:line-break/></text:span><text:span text:style-name="T1"><text:line-break/></text:span></text:p>
          <text:p text:style-name="P177"/>
        </text:list-item>
        <text:list-item>
          <text:p text:style-name="P124"><text:span text:style-name="T6">Set the xcatdb password<text:line-break/>On AIX <text:line-break/> </text:span><text:span text:style-name="T7">chpasswd -c</text:span></text:p>
          <text:p text:style-name="P124"><text:span text:style-name="T7">xcatdb:&lt;passwd&gt;</text:span></text:p>
          <text:p text:style-name="P124"><text:span text:style-name="T7">ctl-D</text:span></text:p>
          <text:p text:style-name="P124"><text:span text:style-name="T7"/></text:p>
          <text:p text:style-name="P161"><text:span text:style-name="T7"><text:s text:c="12"/>On Linux</text:span></text:p>
          <text:p text:style-name="P124"><text:span text:style-name="T7">chpasswd </text:span></text:p>
          <text:p text:style-name="P124"><text:span text:style-name="T7">xcatdb:&lt;passwd&gt;</text:span></text:p>
          <text:p text:style-name="P124"><text:span text:style-name="T7">ctl-D</text:span></text:p>
          <text:p text:style-name="P124"><text:span text:style-name="T7"/></text:p>
          <text:p text:style-name="P124">Note: we use the chpasswd command so the password will not have to be changed the first time we use the xcatdb userid. </text:p>
          <text:p text:style-name="P179"/>
        </text:list-item>
        <text:list-item>
          <text:p text:style-name="P180">Add the following entry into /etc/services</text:p>
          <text:p text:style-name="P226"><text:line-break/><text:span text:style-name="T23">Edit the /etc/services file and add the following (suggestion: insert above the references section) </text:span></text:p>
        </text:list-item>
      </text:list>
      <text:p text:style-name="P10"/>
      <text:p text:style-name="P43">#</text:p>
      <text:p text:style-name="P43"># xcatd settings : Allow tcp communication for the instance, <text:s/>make sure port numbers do not conflict with existing entries. </text:p>
      <text:p text:style-name="P43">#</text:p>
      <text:p text:style-name="P43">DB2_xcatdb <text:s text:c="5"/>60000/tcp</text:p>
      <text:p text:style-name="P43">DB2_xcatdb_1 <text:s text:c="3"/>60001/tcp</text:p>
      <text:p text:style-name="P43">DB2_xcatdb_2 <text:s text:c="3"/>60002/tcp</text:p>
      <text:p text:style-name="P43"><text:soft-page-break/>DB2_xcatdb_END <text:s/>60003/tcp</text:p>
      <text:p text:style-name="P43">db2c_xcatdb <text:s text:c="3"/>50001/tcp <text:s text:c="3"/># Port for server connection</text:p>
      <text:p text:style-name="P44"><text:line-break/></text:p>
      <text:p text:style-name="Default_20_Text"/>
      <text:list text:style-name="L6" text:continue-numbering="true">
        <text:list-item>
          <text:p text:style-name="P182">Create the DB2 <text:s/>Server Instance</text:p>
          <text:p text:style-name="P183">Note: you will need available <text:s/>space <text:s/>in /var/lib/db2 is 465348KB, for this to complete.</text:p>
        </text:list-item>
      </text:list>
      <text:p text:style-name="P55"/>
      <text:p text:style-name="P41">To create the xCAT DB2 Server Instance run the following as root:</text:p>
      <text:p text:style-name="P41"/>
      <text:p text:style-name="P9"><text:s text:c="3"/>on Linux </text:p>
      <text:p text:style-name="P50"><text:span text:style-name="T8"><text:s text:c="4"/></text:span><text:span text:style-name="T15">/</text:span><text:span text:style-name="T15">opt/ibm/db2/V9.7/instance/db2icrt </text:span><text:span text:style-name="T17">-a server -p</text:span><text:span text:style-name="T16"> </text:span><text:span text:style-name="T29">db2c_xcatdb </text:span><text:span text:style-name="T30">-s ese -u</text:span><text:span text:style-name="T29"> xcatdb xcatdb </text:span></text:p>
      <text:p text:style-name="P16"><text:line-break/> <text:span text:style-name="T13"><text:s/>on AIX</text:span></text:p>
      <text:p text:style-name="P50"><text:s text:c="2"/><text:span text:style-name="T15">/</text:span><text:span text:style-name="T15">opt/IBM/db2/V9.7/instance/db2icrt </text:span><text:span text:style-name="T17">-a server -p</text:span><text:span text:style-name="T16"> </text:span><text:span text:style-name="T29">db2c_xcatdb </text:span><text:span text:style-name="T30">-s ese -u</text:span><text:span text:style-name="T29"> xcatdb xcatdb </text:span><text:line-break/><text:line-break/></text:p>
      <text:list text:style-name="L6" text:continue-numbering="true">
        <text:list-item>
          <text:p text:style-name="P211">Modify the DB2 Server Instance</text:p>
          <text:p text:style-name="P212"><text:s text:c="5"/>As root:</text:p>
        </text:list-item>
      </text:list>
      <text:p text:style-name="P76">cd /opt/ibm/db2/V9.7/instance on Linux</text:p>
      <text:p text:style-name="P76">cd /opt/IBM/db2/V9.7/instance <text:s/>on AIX</text:p>
      <text:p text:style-name="P74"><text:span text:style-name="T21">./</text:span><text:span text:style-name="T39">db2iset -g DB2_PARALLEL_IO=*</text:span></text:p>
      <text:p text:style-name="P74"><text:span text:style-name="T39">./</text:span><text:span text:style-name="T39">db2iset -g DB2AUTOSTART=yes</text:span></text:p>
      <text:p text:style-name="P75">./db2iset -g DB2_STRIPED_CONTAINERS=ON</text:p>
      <text:p text:style-name="P75"/>
      <text:p text:style-name="P75">su – xcatdb</text:p>
      <text:p text:style-name="P75">&gt; db2set -all</text:p>
      <text:p text:style-name="P75">[i] DB2COMM=tcpip</text:p>
      <text:p text:style-name="P75">[g] DB2_STRIPED_CONTAINERS=ON</text:p>
      <text:p text:style-name="P75">[g] DB2SYSTEM=c76a3l4vp01</text:p>
      <text:p text:style-name="P75">[g] DB2INSTDEF=xcatdb</text:p>
      <text:p text:style-name="P75">[g] DB2_PARALLEL_IO=*</text:p>
      <text:p text:style-name="P75">[g] DB2AUTOSTART=yes</text:p>
      <text:p text:style-name="P73"/>
      <text:list text:style-name="L6" text:continue-numbering="true">
        <text:list-item>
          <text:p text:style-name="P184"><text:reference-mark-start text:name="1)Set the db2 instance name for root"/>Set the db2 instance name and db2 home environment variables for root <text:reference-mark-end text:name="1)Set the db2 instance name for root"/></text:p>
          <text:p text:style-name="P184">For AIX as root:</text:p>
          <text:p text:style-name="P184"><text:s text:c="6"/>vi /etc/profile</text:p>
        </text:list-item>
      </text:list>
      <text:p text:style-name="P54"><text:s text:c="18"/>add the following line:</text:p>
      <text:p text:style-name="P54"><text:s text:c="19"/>export DB2INSTANCE=xcatdb </text:p>
      <text:p text:style-name="P54"><text:s text:c="20"/></text:p>
      <text:list text:style-name="L6" text:continue-numbering="true">
        <text:list-header>
          <text:p text:style-name="P184"><text:s text:c="6"/></text:p>
          <text:p text:style-name="P184">For Linux as root:</text:p>
          <text:p text:style-name="P184"><text:s text:c="6"/>c<text:span text:style-name="T6">d /etc/profile.d</text:span></text:p>
          <text:p text:style-name="P184"><text:s text:c="7"/>vi xcat.sh</text:p>
          <text:p text:style-name="P184"><text:s text:c="10"/>add the following line:</text:p>
          <text:p text:style-name="P184"><text:s text:c="11"/>export DB2INSTANCE=xcatdb</text:p>
          <text:p text:style-name="P184"><text:soft-page-break/><text:s text:c="11"/></text:p>
        </text:list-header>
      </text:list>
      <text:p text:style-name="P71"><text:s text:c="13"/>vi xcat.csh</text:p>
      <text:p text:style-name="P71"><text:s text:c="17"/>add the following line:</text:p>
      <text:p text:style-name="P71"><text:s text:c="18"/>setenv DB2INSTANCE "xcatdb"</text:p>
      <text:p text:style-name="P71"/>
      <text:p text:style-name="P71"><text:s text:c="6"/>Note: either logout and back in or <text:s/>set the environment variable manually for root:</text:p>
      <text:p text:style-name="P71"><text:s text:c="11"/>export DB2INSTANCE=xcatdb <text:s text:c="14"/></text:p>
      <text:h text:style-name="Heading_20_1" text:outline-level="1">Start the DB2 Server </text:h>
      <text:p text:style-name="P29">To start the server, <text:s/>you must logon as the xcatd instance id, <text:s/>create previously.</text:p>
      <text:p text:style-name="P29"/>
      <text:p text:style-name="P66">su – xcatdb</text:p>
      <text:p text:style-name="P66">xcatdb@c76a3l4vp01:~&gt; db2start</text:p>
      <text:p text:style-name="P66">01/27/2010 19:48:08 <text:s text:c="4"/>0 <text:s text:c="2"/>0 <text:s text:c="2"/>SQL1063N <text:s/>DB2START processing was successful.</text:p>
      <text:p text:style-name="P66">SQL1063N <text:s/>DB2START processing was successful.</text:p>
      <text:p text:style-name="P66"/>
      <text:p text:style-name="Code_20_Indented">If you need to stop the database, <text:s/>use</text:p>
      <text:p text:style-name="P66">xcatdb@c76a3l4vp01:~&gt; db2stop </text:p>
      <text:p text:style-name="P66">or </text:p>
      <text:p text:style-name="P66">xcatdb@c76a3l4vp01:~&gt; db2stop force</text:p>
      <text:p text:style-name="P66"/>
      <text:h text:style-name="Heading_20_2" text:outline-level="2">Increasing processor entitlement</text:h>
      <text:p text:style-name="Default_20_Text">After the database is started, you might want to increase the processor</text:p>
      <text:p text:style-name="Default_20_Text"><text:span text:style-name="T53">entitlement for DB2. <text:s text:c="2"/>Check the section “</text:span><text:a xlink:type="simple" xlink:href="http://www.redbooks.ibm.com/redbooks/pdfs/sg247352.pdf"><text:span text:style-name="T53">Increasing processor entitlement</text:span></text:a><text:span text:style-name="T53">” for information on customizing you system. </text:span></text:p>
      <text:p text:style-name="P30"/>
      <text:h text:style-name="P80" text:outline-level="2">DB2 Useful Commands</text:h>
      <text:p text:style-name="P33">Note: path IBM for AIX, <text:s/>ibm for Linux </text:p>
      <text:p text:style-name="P33"><text:s text:c="6"/>These commands, you run as root:</text:p>
      <text:p text:style-name="P33"/>
      <text:list text:style-name="L7">
        <text:list-item>
          <text:p text:style-name="P227"><text:span text:style-name="T10">Remove an instance:</text:span><text:span text:style-name="Variable"><text:span text:style-name="T10">/opt/ibm/db2/V9.7/instance/db2idrop </text:span></text:span><text:span text:style-name="T9"><text:s/></text:span><text:span text:style-name="Variable"><text:span text:style-name="T9">xcatdb </text:span></text:span></text:p>
        </text:list-item>
        <text:list-item>
          <text:p text:style-name="P227"><text:span text:style-name="Variable"><text:span text:style-name="T9">If you have problems removing an instance use:</text:span></text:span></text:p>
          <text:p text:style-name="P227"><text:span text:style-name="Variable"><text:span text:style-name="T9">/opt/ibm /db2/V9.7/instance/db2iset -d xcatdb</text:span></text:span></text:p>
        </text:list-item>
        <text:list-item>
          <text:p text:style-name="P227"><text:span text:style-name="Variable"><text:span text:style-name="T10">Show all instances:/opt/ibm/db2/V9.7/instance/db2ilist</text:span></text:span></text:p>
        </text:list-item>
      </text:list>
      <text:p text:style-name="Default_20_Text"><text:span text:style-name="Variable"/></text:p>
      <text:p text:style-name="Default_20_Text"><text:span text:style-name="Variable"><text:s text:c="5"/></text:span><text:span text:style-name="Variable"><text:span text:style-name="T2">These command, you run as xcatdb:</text:span></text:span></text:p>
      <text:p text:style-name="Default_20_Text"><text:span text:style-name="Variable"><text:span text:style-name="T2"/></text:span></text:p>
      <text:list text:style-name="L8">
        <text:list-item>
          <text:p text:style-name="P231"><text:span text:style-name="Variable"><text:span text:style-name="T2">db2 connect to xcatdb ( connect to database) from Server</text:span></text:span></text:p>
        </text:list-item>
        <text:list-item>
          <text:p text:style-name="P231"><text:span text:style-name="Variable"><text:span text:style-name="T2">db2 connect to xcatdb user xcatdb <text:s/>from Client </text:span></text:span></text:p>
        </text:list-item>
        <text:list-item>
          <text:p text:style-name="P231"><text:span text:style-name="Variable"><text:span text:style-name="T2">db2 drop database <text:s/>xcatdb ( drop the database)</text:span></text:span></text:p>
        </text:list-item>
        <text:list-item>
          <text:p text:style-name="P231"><text:span text:style-name="Variable"><text:span text:style-name="T2">db2 list tables </text:span></text:span></text:p>
        </text:list-item>
        <text:list-item>
          <text:p text:style-name="P231"><text:span text:style-name="Variable"><text:span text:style-name="T2">db2 describe table site</text:span></text:span></text:p>
        </text:list-item>
        <text:list-item>
          <text:p text:style-name="P231"><text:soft-page-break/><text:span text:style-name="Variable"><text:span text:style-name="T2">db2 drop table site </text:span></text:span></text:p>
        </text:list-item>
        <text:list-item>
          <text:p text:style-name="P231"><text:span text:style-name="Variable"><text:span text:style-name="T2">db2stop</text:span></text:span></text:p>
        </text:list-item>
        <text:list-item>
          <text:p text:style-name="P231"><text:span text:style-name="Variable"><text:span text:style-name="T2">db2stop force</text:span></text:span></text:p>
        </text:list-item>
        <text:list-item>
          <text:p text:style-name="P231"><text:span text:style-name="Variable"><text:span text:style-name="T2">db2start</text:span></text:span></text:p>
        </text:list-item>
        <text:list-item>
          <text:p text:style-name="P231"><text:span text:style-name="Variable"><text:span text:style-name="T2">db2 ( enter interactive admin session)</text:span></text:span></text:p>
        </text:list-item>
        <text:list-item>
          <text:p text:style-name="P231"><text:span text:style-name="Variable"><text:span text:style-name="T2">db2 -t ( enter interactive admin session where sql must end in ;)</text:span></text:span></text:p>
        </text:list-item>
        <text:list-item>
          <text:p text:style-name="P231"><text:span text:style-name="Variable"><text:span text:style-name="T2">quit ( quit out of <text:s/>interactive admin session)</text:span></text:span></text:p>
        </text:list-item>
      </text:list>
      <text:p text:style-name="P40"/>
      <text:p text:style-name="Default_20_Text"/>
      <text:h text:style-name="Heading_20_1" text:outline-level="1"><text:span text:style-name="Source_20_Text"><text:s/></text:span><text:span text:style-name="Source_20_Text">Create the xCAT Database</text:span></text:h>
      <text:p text:style-name="P4"><text:span text:style-name="Source_20_Text"><text:span text:style-name="T44">We will create one database “xcatdb”, <text:s/>it will be store in the “xcatdb” Instance home directory which is /var/lib/db2. </text:span></text:span></text:p>
      <text:p text:style-name="P5"/>
      <text:p text:style-name="P64">su – xcatdb</text:p>
      <text:p text:style-name="P16"><text:span text:style-name="Source_20_Text"><text:span text:style-name="T54"/></text:span></text:p>
      <text:p text:style-name="Code_20_Indented"><text:span text:style-name="Source_20_Text"><text:span text:style-name="T54"/></text:span></text:p>
      <text:p text:style-name="Body_20_Text_20_First_20_Indent"><text:span text:style-name="Source_20_Text"><text:span text:style-name="T49">In your xCAT install <text:s/>/opt/xcat/share/xcat/tools/createdb.sql, <text:s/>is a script that you can run to create the xcatdb database. <text:s text:c="2"/>Run the following:</text:span></text:span></text:p>
      <text:p text:style-name="Body_20_Text_20_First_20_Indent"><text:span text:style-name="Source_20_Text"><text:span text:style-name="T49"><text:s text:c="2"/></text:span></text:span></text:p>
      <text:p text:style-name="P63"><text:span text:style-name="Source_20_Text"><text:span text:style-name="T46">db2 -tvf</text:span></text:span><text:span text:style-name="Source_20_Text"><text:span text:style-name="T47"> <text:s/>/opt/xcat/share/xcat/tools/createdb.sql</text:span></text:span></text:p>
      <text:p text:style-name="P63"><text:span text:style-name="Source_20_Text"><text:span text:style-name="T45"/></text:span></text:p>
      <text:p text:style-name="P63"><text:span text:style-name="Source_20_Text"><text:span text:style-name="T45">Note: be patient, it takes a while. <text:s/>You may also investigate the default attributes of the database that we chose in this setup scripts and change according to your system needs. </text:span></text:span></text:p>
      <text:p text:style-name="P63"><text:span text:style-name="Source_20_Text"><text:span text:style-name="T45"/></text:span></text:p>
      <text:p text:style-name="Body_20_Text_20_First_20_Indent"><text:s text:c="3"/></text:p>
      <text:h text:style-name="Heading_20_2" text:outline-level="2" text:is-list-header="true"/>
      <text:p text:style-name="Default_20_Text"/>
      <text:h text:style-name="Heading_20_2" text:outline-level="2"><text:reference-mark-start text:name="Restart the Instance to Apply the Changes"/>Restart the Instance to Apply the Changes<text:reference-mark-end text:name="Restart the Instance to Apply the Changes"/></text:h>
      <text:p text:style-name="Default_20_Text"/>
      <text:p text:style-name="Code_20_Indented">su – xcatdb ( if not already there)</text:p>
      <text:p text:style-name="Code_20_Indented">db2 connect reset</text:p>
      <text:p text:style-name="Code_20_Indented">db2 force applications all; db2 terminate;</text:p>
      <text:p text:style-name="Code_20_Indented">db2stop</text:p>
      <text:p text:style-name="Code_20_Indented">db2start</text:p>
      <text:p text:style-name="Code_20_Indented">exit</text:p>
      <text:h text:style-name="Heading_20_1" text:outline-level="1"><text:reference-mark-start text:name="Migrate xCAT data to MySQL"/><text:s/>Migrate xCAT data to DB2 <text:reference-mark-end text:name="Migrate xCAT data to MySQL"/></text:h>
      <text:p text:style-name="Default_20_Text"><text:s text:c="5"/>If you are using the db2setup script (TBD), <text:s text:c="2"/>this section will automatically be done for you. <text:s/>See man db2setup. <text:s/>(TBD)</text:p>
      <text:p text:style-name="Default_20_Text"><text:soft-page-break/></text:p>
      <text:list text:style-name="L9">
        <text:list-item>
          <text:p text:style-name="P196">You must backup your xCAT data before populating the DB2 <text:s/>database. There are required default entries that were created in the SQLite database when the xCAT RPMs were installed on the Management Node, and they must be migrated to the new DB2 <text:s/>database.<text:line-break/><text:line-break/><text:span text:style-name="T4">mkdir -p ~/xcat-dbback<text:line-break/>dumpxCATdb -p ~/xcat-dbback</text:span></text:p>
        </text:list-item>
      </text:list>
      <text:p text:style-name="P56"/>
      <text:p text:style-name="P56"><text:s text:c="11"/>Note: if you get an error, like “Connection failure: IO::Socket::SSL: connect:</text:p>
      <text:p text:style-name="P56"><text:s text:c="10"/>Connection refused at....,” <text:s text:c="2"/>make sure your xcatd daemon is running. <text:s text:c="2"/></text:p>
      <text:list text:style-name="L9" text:continue-numbering="true">
        <text:list-header>
          <text:p text:style-name="P196"/>
        </text:list-header>
        <text:list-item>
          <text:p text:style-name="P196"><text:reference-mark-start text:name="Creating the /etc/xcat/cfgloc file "/><text:span text:style-name="T19">Creating the /etc/xcat/cfgloc file</text:span> <text:reference-mark-end text:name="Creating the /etc/xcat/cfgloc file "/>tells xcat what database to use. <text:s/>If the file does not exists, it uses by default SQLite, which <text:s/>is setup during the xCAT install by default. <text:s/>The information you put in the files, <text:s/>corresponds to the information you setup when you configured the database. Create a file called <text:span text:style-name="T1">/etc/xcat/cfgloc</text:span> and populate it with the following line:</text:p>
        </text:list-item>
      </text:list>
      <text:p text:style-name="P51"/>
      <text:p text:style-name="P79">DB2:xcatdb|xcatdb|ppslab09</text:p>
      <text:list text:style-name="L9" text:continue-numbering="true">
        <text:list-header>
          <text:p text:style-name="P196"><text:s text:c="4"/>DB2:&lt;databasename&gt;|&lt;instancename&gt;|&lt;instancepassword&gt;</text:p>
        </text:list-header>
      </text:list>
      <text:p text:style-name="P56"/>
      <text:list text:style-name="L9" text:continue-numbering="true">
        <text:list-header>
          <text:p text:style-name="P196"><text:s/>The first variable is the database name xcatdb that was setup. <text:s/>The second variable is the name of the Instance. <text:s text:c="2"/>The password must match the password of your <text:s/>DB2 Instance “xcatdb” userid. <text:s text:c="2"/></text:p>
        </text:list-header>
      </text:list>
      <text:p text:style-name="P51"/>
      <text:list text:style-name="L9" text:continue-numbering="true">
        <text:list-header>
          <text:p text:style-name="P196">Finally change permissions on the file, <text:s/>so only root can read, to protect the password. <text:line-break/><text:span text:style-name="T1"><text:line-break/>chmod 0600 /etc/xcat/cfgloc </text:span></text:p>
          <text:p text:style-name="P196"/>
        </text:list-header>
        <text:list-item>
          <text:p text:style-name="P196">Stop the xcatd daemon, <text:s/>so no database actions will occur while you are migrating the data to DB2.</text:p>
          <text:p text:style-name="P196"><text:s/><text:span text:style-name="T3">On AIX: stopsrc -s xcatd </text:span><text:span text:style-name="T1"><text:line-break/> </text:span><text:span text:style-name="T3">On Linux: </text:span><text:span text:style-name="T1">service xcatd stop</text:span> </text:p>
          <text:p text:style-name="P196"/>
        </text:list-item>
        <text:list-item>
          <text:p text:style-name="P196">Restore your database to DB2. Use bypass mode to <text:span text:style-name="T5">run the</text:span> command because the daemon is no longer running. <text:s/>This can take a while.<text:line-break/><text:line-break/><text:span text:style-name="T1">XCATBYPASS=1 restorexCATdb -p ~/xcat-dbback</text:span></text:p>
          <text:p text:style-name="P207"/>
          <text:p text:style-name="P207">Note: <text:s/>If you still have errors that you can not resolve, <text:s/>you can go back to using SQlite, by moving /etc/xcat/cfgloc to /etc/xcat/cfgloc.save and restarting xcatd. </text:p>
        </text:list-item>
      </text:list>
      <text:p text:style-name="P56"/>
      <text:list text:style-name="L9" text:continue-numbering="true">
        <text:list-header>
          <text:p text:style-name="P196"><text:soft-page-break/></text:p>
        </text:list-header>
        <text:list-item>
          <text:p text:style-name="P210">Start the xcatd daemon using the DB2 <text:s/>database.<text:line-break/><text:line-break/><text:span text:style-name="T3">On AIX: startsrc -s xcatd </text:span><text:span text:style-name="T1"><text:line-break/></text:span><text:span text:style-name="T3">On Linux: </text:span><text:span text:style-name="T1">service xcatd restart <text:line-break/></text:span></text:p>
          <text:p text:style-name="P213"/>
          <text:p text:style-name="P215"/>
        </text:list-item>
        <text:list-item>
          <text:p text:style-name="P215">Test the database</text:p>
        </text:list-item>
      </text:list>
      <text:p text:style-name="P6"/>
      <text:p text:style-name="P6"><text:s text:c="12"/>tabdump site</text:p>
      <text:p text:style-name="P57"><text:s text:c="4"/></text:p>
      <text:p text:style-name="P7"/>
      <text:h text:style-name="Heading_20_1" text:outline-level="1"><text:s/><text:reference-mark-start text:name="Setting up the DB2 Client on the Service Nodes"/>Setting up the DB2 Client on the Service Nodes<text:reference-mark-end text:name="Setting up the DB2 Client on the Service Nodes"/>.</text:h>
      <text:h text:style-name="Heading_20_2" text:outline-level="2"><text:s/>Install the DB2 Client software on the SN</text:h>
      <text:p text:style-name="Default_20_Text"/>
      <text:p text:style-name="Default_20_Text">Follow the instructions in <text:reference-ref text:reference-format="text" text:ref-name="Install DB2 on the MN">Install DB2 on the Management Node</text:reference-ref>, <text:s/>to install the DB2 <text:s/>code on your Service Node ( SN), <text:s/>up to the point <text:reference-ref text:reference-format="text" text:ref-name="Install DB2"> Install DB2</text:reference-ref> where you actually install DB2. <text:s/>You are only going to install the Client on the SN. <text:s text:c="2"/>Note you probably do not have to download the DB2 code again, <text:s/>if you have saved the downloads <text:s/>from the Server install. </text:p>
      <text:p text:style-name="Default_20_Text"/>
      <text:p text:style-name="Default_20_Text">Note: the disk space needed as documented in <text:reference-ref text:reference-format="page" text:ref-name="Disk space needed  to install DB2 ">4</text:reference-ref><text:reference-ref text:reference-format="text" text:ref-name="Disk space needed  to install DB2 ">Disk space needed  to install DB2 </text:reference-ref>.</text:p>
      <text:p text:style-name="Default_20_Text"/>
      <text:p text:style-name="Default_20_Text"/>
      <text:p text:style-name="P47">Install DB2:</text:p>
      <text:list text:style-name="L2" text:continue-numbering="true">
        <text:list-header>
          <text:p text:style-name="P219"/>
          <text:p text:style-name="P159"><text:s text:c="13"/>cd /db2source/ese</text:p>
          <text:p text:style-name="P151"><text:s/>./db2_install</text:p>
          <text:p text:style-name="P151"/>
        </text:list-header>
      </text:list>
      <text:p text:style-name="P61"><text:s text:c="3"/><text:span text:style-name="T19">You will be prompted with the following questions:</text:span></text:p>
      <text:p text:style-name="P61"/>
      <text:list text:style-name="L2" text:continue-numbering="true">
        <text:list-header>
          <text:p text:style-name="P151">Default directory for installation of products - /opt/ibm/db2/V9.7</text:p>
        </text:list-header>
      </text:list>
      <text:p text:style-name="P61"/>
      <text:p text:style-name="P61"><text:s text:c="3"/>Do you want to choose a different directory to install [yes/no] ?</text:p>
      <text:p text:style-name="Body_20_Text_20_First_20_Indent"><text:s text:c="11"/><text:span text:style-name="T19">Answer: no</text:span></text:p>
      <text:p text:style-name="P61"/>
      <text:p text:style-name="P61"/>
      <text:p text:style-name="Body_20_Text_20_First_20_Indent"><text:s text:c="8"/>Specify one of the following keywords to install DB2 products.</text:p>
      <text:p text:style-name="P61"><text:s text:c="4"/>ESE</text:p>
      <text:p text:style-name="P61"><text:soft-page-break/><text:s text:c="4"/>CLIENT</text:p>
      <text:p text:style-name="P61"><text:s text:c="4"/>RTCL</text:p>
      <text:p text:style-name="P61"/>
      <text:p text:style-name="P62">Answer: CLIENT</text:p>
      <text:list text:style-name="L2" text:continue-numbering="true">
        <text:list-header>
          <text:p text:style-name="P151"/>
        </text:list-header>
      </text:list>
      <text:p text:style-name="Default_20_Text"/>
      <text:p text:style-name="Heading_20_3"/>
      <text:h text:style-name="Heading_20_2" text:outline-level="2"><text:s/>Installation and Setup of <text:s/>DBD::DB2 Perl modules</text:h>
      <text:p text:style-name="Default_20_Text"/>
      <text:p text:style-name="Default_20_Text">As you did on the Management Node (MN), <text:s/>the Perl DB2 DBD will have to be installed on all Service nodes. <text:s text:c="3"/>If your Service Nodes are at the same OS level as your Management node, <text:s/>you can mount the directory from the MN to the Service Node and just run the install.</text:p>
      <text:p text:style-name="Default_20_Text"/>
      <text:p text:style-name="Heading_20_3">For installing the DBD:DB2 DBI from a mount:</text:p>
      <text:p text:style-name="Body_20_Text_20_First_20_Indent">On the MN: </text:p>
      <text:p text:style-name="Body_20_Text_20_First_20_Indent"><text:s text:c="5"/>export ~/DBD <text:s/>read-only</text:p>
      <text:p text:style-name="Body_20_Text_20_First_20_Indent"><text:s/>On the SN:</text:p>
      <text:p text:style-name="Body_20_Text_20_First_20_Indent"><text:s text:c="7"/>mkdir /mnt2</text:p>
      <text:p text:style-name="Body_20_Text_20_First_20_Indent"><text:s text:c="7"/>mount xx.xxx.xxx.xxx:~/DBD <text:s text:c="2"/>/mnt2</text:p>
      <text:p text:style-name="Body_20_Text_20_First_20_Indent"><text:s text:c="7"/>cd <text:s/>/mnt2/DBD-DB2-1.78</text:p>
      <text:p text:style-name="Body_20_Text_20_First_20_Indent"><text:s text:c="7"/>make test <text:s/>( if no errors continue with the make install)</text:p>
      <text:p text:style-name="Body_20_Text_20_First_20_Indent"><text:s text:c="7"/>make install </text:p>
      <text:p text:style-name="Body_20_Text_20_First_20_Indent"><text:s text:c="7"/>unmount or umount /mn2</text:p>
      <text:p text:style-name="Heading_20_3">For installing the DBD:DB2 DBI from the source code:</text:p>
      <text:p text:style-name="Default_20_Text">Follow the instructions in <text:reference-ref text:reference-format="text" text:ref-name="Installation and Setup of  DBD::DB2 Perl modules">Installation and Setup of  DBD::DB2 Perl modules</text:reference-ref>.</text:p>
      <text:h text:style-name="Heading_20_2" text:outline-level="2">Creating the Client Instance on the Service Node</text:h>
      <text:p text:style-name="Default_20_Text"/>
      <text:p text:style-name="P27">You can choose to use the db2sqlsetup script, <text:s/>instead of following this manual process. <text:s/>It is available in the xCAT 2.5 release. <text:s/>See man db2sqlsetup. <text:s/>It will automatically setup the client. <text:s/>After you finish running the script to setup the client, <text:s/>you can proceed to <text:reference-ref text:reference-format="text" text:ref-name="Test the Database Connection ">Test the Database Connection </text:reference-ref>.</text:p>
      <text:p text:style-name="P66"/>
      <text:p text:style-name="P85">This section takes you through the creation of the <text:s/>the DB2 Client <text:s/>Instance on the Service Node. <text:s/>The Client Instance will be called xcatdb.</text:p>
      <text:p text:style-name="P85"><text:soft-page-break/><text:s/>For more information on what is an Instance and what part it plays in DB2, <text:s/>read the following <text:a xlink:type="simple" xlink:href="http://www.linuxdocs.org/HOWTOs/DB2-HOWTO/db2instance.html">DB2 information</text:a>.</text:p>
      <text:p text:style-name="P85"/>
      <text:p text:style-name="P85"/>
      <text:p text:style-name="P52"><text:s/><text:span text:style-name="T20">All of the following steps must be run logged into the Service <text:s/>Node as root. <text:s/></text:span></text:p>
      <text:p text:style-name="P53"/>
      <text:p text:style-name="P52"/>
      <text:list text:style-name="L6" text:continue-numbering="true">
        <text:list-header>
          <text:p text:style-name="P126"/>
        </text:list-header>
      </text:list>
      <text:list text:style-name="L6">
        <text:list-item text:start-value="1">
          <text:p text:style-name="P126"><text:s/>Create a xcatdb user id and group for the DB2 client instance. <text:s/>The home directory for the instance will be in /var/lib/db2 as on the MN. </text:p>
          <text:p text:style-name="P124"><text:span text:style-name="T6"><text:line-break/><text:line-break/>On AIX:<text:line-break/></text:span><text:span text:style-name="T1"><text:line-break/></text:span><text:span text:style-name="T55">mkgroup xcatdb<text:line-break/>mkuser pgrp='xcatdb' home='/var/lib/db2' shell='/bin/ksh' <text:s/>xcatdb</text:span></text:p>
          <text:p text:style-name="P129"/>
          <text:p text:style-name="P124"><text:span text:style-name="T50"><text:line-break/></text:span><text:span text:style-name="T1"><text:line-break/></text:span><text:span text:style-name="T52">On Linux:</text:span><text:span text:style-name="T3"> </text:span></text:p>
          <text:p text:style-name="P214"/>
          <text:p text:style-name="P131">groupadd <text:s/>xcatdb</text:p>
          <text:p text:style-name="P124"><text:span text:style-name="T51">useradd -d /var/lib/db2 -g xcatdb <text:s/>-m -s /bin/bash xcatdb</text:span><text:span text:style-name="T50"><text:line-break/></text:span><text:span text:style-name="T1"><text:line-break/></text:span></text:p>
          <text:p text:style-name="P177"/>
        </text:list-item>
        <text:list-item>
          <text:p text:style-name="P161"><text:span text:style-name="T6">Set the xcatdb password</text:span></text:p>
          <text:p text:style-name="P115"><text:span text:style-name="T6"><text:s text:c="12"/>On AIX <text:line-break/> <text:s text:c="11"/></text:span><text:span text:style-name="T7">chpasswd -c</text:span></text:p>
          <text:p text:style-name="P124"><text:span text:style-name="T7">xcatdb:&lt;passwd&gt;</text:span></text:p>
          <text:p text:style-name="P124"><text:span text:style-name="T7">ctl-D</text:span></text:p>
          <text:p text:style-name="P124"><text:span text:style-name="T7"/></text:p>
          <text:p text:style-name="P161"><text:span text:style-name="T7"><text:s text:c="12"/>On Linux</text:span></text:p>
          <text:p text:style-name="P124"><text:span text:style-name="T7">chpasswd </text:span></text:p>
          <text:p text:style-name="P124"><text:span text:style-name="T7">xcatdb:&lt;passwd&gt;</text:span></text:p>
          <text:p text:style-name="P124"><text:span text:style-name="T7">ctl-D</text:span></text:p>
          <text:p text:style-name="P124"><text:span text:style-name="T7"/></text:p>
          <text:p text:style-name="P161"><text:span text:style-name="T6">Note: we use the chpasswd command so the password will not have to be changed the first time we use the xcatdb userid. <text:line-break/><text:line-break/> <text:s text:c="11"/></text:span></text:p>
          <text:p text:style-name="P179"/>
        </text:list-item>
        <text:list-item>
          <text:p text:style-name="P180">Add the following entry into /etc/services on the Service Node</text:p>
          <text:p text:style-name="P226"><text:soft-page-break/><text:line-break/><text:span text:style-name="T23">Edit the /etc/services file and add the following (suggestion: insert above the references section) </text:span></text:p>
        </text:list-item>
      </text:list>
      <text:p text:style-name="P10"/>
      <text:p text:style-name="P43"># note this must match what is in /etc/services on the Management/DB2 Server. Again make sure matching port is not used on both machines. </text:p>
      <text:p text:style-name="P43"/>
      <text:p text:style-name="P43">db2c_xcatdb <text:s text:c="3"/>50001/tcp <text:s text:c="3"/># Port for DB2 Server Connect</text:p>
      <text:p text:style-name="P43"/>
      <text:p text:style-name="P45"/>
      <text:list text:style-name="L6" text:continue-numbering="true">
        <text:list-item>
          <text:p text:style-name="P179">Create the DB2 Client Instance</text:p>
        </text:list-item>
      </text:list>
      <text:p text:style-name="P41">To create the xCAT DB2 Client Instance run the following:</text:p>
      <text:p text:style-name="P42"><text:s text:c="3"/></text:p>
      <text:p text:style-name="P17"><text:s text:c="6"/><text:span text:style-name="T20">On Linux:</text:span></text:p>
      <text:p text:style-name="P50"><text:span text:style-name="T8">/opt/ibm/db2/V9.7/instance/db2icrt -s client xcatdb </text:span><text:line-break/>On AIX:<text:line-break/><text:span text:style-name="T8">/opt/IBM/db2/V9.7/instance/db2icrt -s client xcatdb</text:span></text:p>
      <text:p text:style-name="Standard"/>
      <text:p text:style-name="Standard"><text:line-break/></text:p>
      <text:p text:style-name="P8"/>
      <text:h text:style-name="Heading_20_2" text:outline-level="2">Creating the catalog of the DB2 Server Node on the Service Node </text:h>
      <text:p text:style-name="Default_20_Text"/>
      <text:p text:style-name="P34">Now we will setup the Client on the Service Node <text:s/>to access the database on the Management Node (mn) using xcatdb instance on the Service Node:</text:p>
      <text:p text:style-name="P34"/>
      <text:p text:style-name="P35"/>
      <text:p text:style-name="P84"/>
      <text:p text:style-name="Code_20_Indented"><text:s text:c="3"/>su – xcatdb</text:p>
      <text:p text:style-name="P48"><text:s/></text:p>
      <text:p text:style-name="P48">db2 catalog tcpip node mn <text:s/>remote 9.114.113.203 server db2c_xcatdb </text:p>
      <text:p text:style-name="P48">(note: port must match what is in /etc/services)</text:p>
      <text:p text:style-name="P48">db2 terminate <text:s/>( refreshes cache)</text:p>
      <text:p text:style-name="P48"/>
      <text:p text:style-name="P49">Note: <text:s/>9.114.113.203 <text:s/>must be an address or resolvable hostname that the Service Node can access the Management Node. </text:p>
      <text:p text:style-name="P70"/>
      <text:p text:style-name="P73"/>
      <text:p text:style-name="P73"/>
      <text:h text:style-name="Heading_20_2" text:outline-level="2"><text:s/>Catalog the Server Instance Database on the Service Node</text:h>
      <text:p text:style-name="P10">Next on the Service Node, we will catalog the xcatdb database and it's location on the mn.</text:p>
      <text:p text:style-name="P10"/>
      <text:p text:style-name="P10"/>
      <text:p text:style-name="P10"><text:soft-page-break/></text:p>
      <text:p text:style-name="P10"><text:s text:c="14"/>su – xcatdb ( if not already there)</text:p>
      <text:p text:style-name="P48">db2 catalog db xcatdb <text:s/>as xcatdb at node mn</text:p>
      <text:p text:style-name="P48">db2 terminate <text:s/>( refreshes cache)</text:p>
      <text:p text:style-name="P48"/>
      <text:p text:style-name="P50">For more information: See <text:s text:c="2"/>http://publib.boulder.ibm.com/infocenter/db2luw/v8/index.jsp?topic=/com.ibm.db2.udb.doc/core/r0001944.htm</text:p>
      <text:p text:style-name="P14"/>
      <text:p text:style-name="P10"/>
      <text:p text:style-name="P10"/>
      <text:h text:style-name="Heading_20_2" text:outline-level="2"><text:s/><text:reference-mark-start text:name="Test the Database Connection "/>Test the Database Connection <text:reference-mark-end text:name="Test the Database Connection "/></text:h>
      <text:p text:style-name="Default_20_Text"/>
      <text:p text:style-name="Code_20_Indented"><text:s/>su – xcatdb (if not already there)</text:p>
      <text:p text:style-name="P10"/>
      <text:p text:style-name="Code_20_Indented"/>
      <text:p text:style-name="Code_20_Indented"/>
      <text:p text:style-name="Code_20_Indented"><text:s/>db2 connect to xcatdb user xcatdb </text:p>
      <text:p text:style-name="Code_20_Indented"/>
      <text:p text:style-name="P10">You will be prompted for xcatdb's password. After entering it you should see something similar to this: </text:p>
      <text:p text:style-name="P10"/>
      <text:p text:style-name="P10">Database Connection Information Database server = DB2/LINUXPPC64 9.7.1</text:p>
      <text:p text:style-name="P10"><text:s/>SQL authorization ID = XCATDB</text:p>
      <text:p text:style-name="P10"><text:s/>Local database alias = XCATDB </text:p>
      <text:p text:style-name="P10"/>
      <text:p text:style-name="P10">Close the connection with - </text:p>
      <text:p text:style-name="P10"/>
      <text:p text:style-name="Code_20_Indented"><text:s/>db2 connect reset </text:p>
      <text:p text:style-name="Code_20_Indented"><text:s/>exit</text:p>
      <text:p text:style-name="Default_20_Text"/>
      <text:h text:style-name="Heading_20_1" text:outline-level="1"><text:s/>Adding ODBC support </text:h>
      <text:p text:style-name="P94">You only need to follow the steps in this section on adding ODBCsupport, if you plan to develop C, C++ database applications on the database or run such applications (like LoadLeveler) using the Database. <text:s/>Otherwise skip to the next section <text:reference-ref text:reference-format="text" text:ref-name="Installing xCAT on the Service Node">Installing xCAT on the Service Node</text:reference-ref>.</text:p>
      <text:p text:style-name="P96"/>
      <text:p text:style-name="P99"/>
      <text:p text:style-name="P95">More information about the IBM DB2 Driver for ODBC and CLI is found in </text:p>
      <text:p text:style-name="P93">http://publib.boulder.ibm.com/infocenter/db2luw/v9/index.jsp?topic=/com.ibm.db2.udb.apdv.cli.doc/doc/c0023378.htm</text:p>
      <text:h text:style-name="Heading_20_2" text:outline-level="2">Setup the ODBC on the Management Node (DB2 Server)</text:h>
      <text:p text:style-name="P97"><text:span text:style-name="T40">As of xCAT 2.5 or later, you can use db2sqlsetup command in xCAT to perform </text:span><text:soft-page-break/><text:span text:style-name="T40">the ODBC setup operations below. See manpage for</text:span> <text:span text:style-name="T40">db2sqlsetup. <text:s/></text:span></text:p>
      <text:p text:style-name="P97"><text:span text:style-name="T40"><text:s/>After using the db2sqlsetup script you can move on to </text:span><text:span text:style-name="T40"><text:reference-ref text:reference-format="text" text:ref-name="Setup ODBC on the Service Nodes">Setup ODBC on the Service Nodes</text:reference-ref></text:span><text:span text:style-name="T40">.</text:span></text:p>
      <text:p text:style-name="Heading_20_3"><text:span text:style-name="T32">1. Install ODBC package and set up the DB2 driver</text:span><text:span text:style-name="T22"> </text:span><text:span text:style-name="T32">.</text:span></text:p>
      <text:p text:style-name="P86"/>
      <text:p text:style-name="Text_20_body"><text:span text:style-name="T32">On AIX: You need the </text:span><text:span text:style-name="T36">unixODBC </text:span><text:span text:style-name="T32">package</text:span><text:span text:style-name="T35">s</text:span></text:p>
      <text:p text:style-name="Text_20_body"><text:span text:style-name="T32">included in the </text:span><text:span text:style-name="T36">dep-aix-xxxx.tar.gz </text:span><text:span text:style-name="T32">file. The </text:span><text:span text:style-name="T36">.gz </text:span><text:span text:style-name="T32">file</text:span><text:span text:style-name="T22"> </text:span><text:span text:style-name="T32">was</text:span><text:span text:style-name="T56"> </text:span><text:span text:style-name="T32">download when</text:span><text:span text:style-name="T22"> </text:span><text:span text:style-name="T32">the </text:span><text:span text:style-name="T32">xCAT </text:span><text:span text:style-name="T32">Management Node was setup. To install the package, go to the directory where the gz file was untared and use the following command:</text:span></text:p>
      <text:p text:style-name="P86"/>
      <text:p text:style-name="P87">rpm -i unixODBC-*</text:p>
      <text:p text:style-name="P86"/>
      <text:p text:style-name="P89">When a new a new DB2 instance is created on AIX, DB2 places a copy of the ODBC DB2 driver into the database instance directory: &lt;DB2INSTANCE_HOME&gt;/sqllib/lib/libdb2.a, <text:s/>where in our process &lt;DB2INSTANCE_HOME&gt; is /var/lib/db2.</text:p>
      <text:p text:style-name="P96"/>
      <text:p text:style-name="P96"/>
      <text:p text:style-name="P89">The unixODBC Driver Manager loads the DB2 Driver dynamically so the shared object must be extracted from the driver. To do this use the following commands: </text:p>
      <text:p text:style-name="P86"/>
      <text:p text:style-name="P89">cd <text:s/>/var/lib/db2/sqllib/lib</text:p>
      <text:p text:style-name="P89">ar -x libdb2.a</text:p>
      <text:p text:style-name="P86"/>
      <text:p text:style-name="P89">This produces a shr.o. Rename this file to libdb2.so.</text:p>
      <text:p text:style-name="P89">mv shr.o libdb2.so</text:p>
      <text:p text:style-name="P89"/>
      <text:p text:style-name="P89"/>
      <text:p text:style-name="P89">On Linux: The unixODBC package come as part of the OS. <text:s text:c="2"/>Refer to</text:p>
      <text:p text:style-name="P89">xCAT Top Doc for how to get packages from the distro.</text:p>
      <text:p text:style-name="P87">rpm -i unixODBC-*</text:p>
      <text:p text:style-name="P102"/>
      <text:p text:style-name="P101"/>
      <text:p text:style-name="P86"><text:soft-page-break/></text:p>
      <text:p text:style-name="Text_20_body"><text:span text:style-name="T32">2. To configure ODBC you need to make changes to the </text:span><text:span text:style-name="T36">odbcinst.ini and</text:span></text:p>
      <text:p text:style-name="Text_20_body"><text:span text:style-name="T36">odbc.ini </text:span><text:span text:style-name="T32">files so that ODBC works with the xCAT database. First update the</text:span></text:p>
      <text:p text:style-name="Text_20_body"><text:span text:style-name="T36">odbcinst.ini </text:span><text:span text:style-name="T32">file with the correct driver </text:span><text:span text:style-name="T32">name.</text:span></text:p>
      <text:p text:style-name="P86"/>
      <text:p text:style-name="P89">On AIX, RH and Fedora:</text:p>
      <text:p text:style-name="P86"/>
      <text:p text:style-name="P89">For the Driver, enter the path name of the shared object you created:</text:p>
      <text:p text:style-name="P86"/>
      <text:p text:style-name="P87">vi /etc/odbcinst.ini</text:p>
      <text:p text:style-name="P86"><text:span text:style-name="T58">[</text:span><text:span text:style-name="T58">DB2]</text:span></text:p>
      <text:p text:style-name="P86"><text:span text:style-name="T58">Description = </text:span><text:span text:style-name="T58">DB2 Driver</text:span></text:p>
      <text:p text:style-name="P86"><text:span text:style-name="T58">Driver = </text:span><text:span text:style-name="T58">/var/lib/db2/sqllib/lib/libdb2.so</text:span></text:p>
      <text:p text:style-name="P90">FileUsage = 1</text:p>
      <text:p text:style-name="P90">DontDLClose = 1</text:p>
      <text:p text:style-name="P86"/>
      <text:p text:style-name="P89">On SLES: <text:s text:c="2"/>(TBD, if supported)</text:p>
      <text:p text:style-name="P86"/>
      <text:p text:style-name="P87">vi /etc/unixODBC/odbcinst.ini</text:p>
      <text:p text:style-name="P90">[DB2]</text:p>
      <text:p text:style-name="P90">Description = DB2 Driver</text:p>
      <text:p text:style-name="P90">Driver = /var/lib/db2/sqllib/lib/libdb2.so</text:p>
      <text:p text:style-name="P90">FileUsage = 1</text:p>
      <text:p text:style-name="P90">DontDLClose = 1</text:p>
      <text:p text:style-name="P86"/>
      <text:p text:style-name="Text_20_body"><text:span text:style-name="T32">Then update the </text:span><text:span text:style-name="T36">obdc.ini </text:span><text:span text:style-name="T32">files with the DSN information for ODBC. Use</text:span></text:p>
      <text:p text:style-name="P89">DATABASE instance name and database <text:s/>as defined in the /etc/xcat/cfgloc file. In our process they are the same. </text:p>
      <text:p text:style-name="P98"/>
      <text:p text:style-name="P86"/>
      <text:p text:style-name="P89">On AIX, ( Redhat to be tested ):</text:p>
      <text:p text:style-name="P87">vi /etc/odbc.ini</text:p>
      <text:p text:style-name="P90">[xcatdb]</text:p>
      <text:p text:style-name="P86"><text:soft-page-break/><text:span text:style-name="T58">Driver = </text:span><text:span text:style-name="T58">DB2</text:span></text:p>
      <text:p text:style-name="P86"><text:span text:style-name="T58">DATABASE = </text:span><text:span text:style-name="T58">xcatdb</text:span></text:p>
      <text:p text:style-name="P86"/>
      <text:p text:style-name="P89">On SLES ( to be tested. If supported) </text:p>
      <text:p text:style-name="P87">vi /etc/unixODBC/odbc.ini</text:p>
      <text:p text:style-name="P90">[xcatdb]</text:p>
      <text:p text:style-name="P90">Driver = DB2</text:p>
      <text:p text:style-name="P90">DATABASE = xcatdb</text:p>
      <text:p text:style-name="P103"/>
      <text:p text:style-name="P86"/>
      <text:p text:style-name="P89">3. Put the instancename <text:s/>and password for xcatdb database on the root's home</text:p>
      <text:p text:style-name="P89">directory so that user root will not have to specify them when accessing the</text:p>
      <text:p text:style-name="P89">database through ODBC. The DATABASE, instancename <text:s/>and</text:p>
      <text:p text:style-name="Text_20_body"><text:span text:style-name="T32">PASSWORD must match was put in the </text:span><text:span text:style-name="T36">/etc/xcat/cfgloc </text:span><text:span text:style-name="T32">file.</text:span></text:p>
      <text:p text:style-name="Text_20_body"><text:span text:style-name="T32">v</text:span><text:span text:style-name="T36">i ~/.odbc.ini</text:span></text:p>
      <text:p text:style-name="P86"/>
      <text:p text:style-name="P86"><text:span text:style-name="T59">[x</text:span><text:span text:style-name="T59">catdb</text:span><text:span text:style-name="T59">]</text:span></text:p>
      <text:p text:style-name="P91">DATABASE = xcatdb</text:p>
      <text:p text:style-name="P86"><text:span text:style-name="T59">USER = xcat</text:span><text:span text:style-name="T59">db</text:span></text:p>
      <text:p text:style-name="P91">PASSWORD = xcat20l</text:p>
      <text:p text:style-name="P86"/>
      <text:p text:style-name="P89">Update the permissions for root only read of the file.</text:p>
      <text:p text:style-name="P86"/>
      <text:p text:style-name="P87">chmod 0600 .odbc.ini</text:p>
      <text:h text:style-name="Heading_20_2" text:outline-level="2"><text:reference-mark-start text:name="Setup ODBC on the Service Nodes"/>Setup ODBC on the Service Nodes<text:reference-mark-end text:name="Setup ODBC on the Service Nodes"/></text:h>
      <text:p text:style-name="Default_20_Text"/>
      <text:list text:style-name="L10">
        <text:list-header>
          <text:p text:style-name="P217">Skip this step, if there are no service nodes in the cluster.</text:p>
          <text:p text:style-name="P218"/>
        </text:list-header>
      </text:list>
      <text:p text:style-name="Text_20_body"><text:span text:style-name="T34">If there are service nodes in the cluster you need to install</text:span><text:span text:style-name="T38"> </text:span></text:p>
      <text:p text:style-name="Text_20_body"><text:span text:style-name="T32">unixODBC and the DB2 driver</text:span><text:span text:style-name="T22"> </text:span><text:span text:style-name="T32">on them and modify the ODBC configuration files just as we did in step 1 and 2. <text:s text:c="2"/>You should have already installed and setup the DB2 Client code on the Service Nodes as documented in </text:span><text:span text:style-name="T32"><text:reference-ref text:reference-format="text" text:ref-name="Setting up the DB2 Client on the Service Nodes">Setting up the DB2 Client on the Service Nodes</text:reference-ref></text:span><text:span text:style-name="T32">.</text:span></text:p>
      <text:p text:style-name="P89"><text:soft-page-break/>Install the DB2 driver into the same directory as on the management node, so the odbcinst.ini file can be the same on the management and service nodes..</text:p>
      <text:p text:style-name="P86"/>
      <text:p text:style-name="Text_20_body"><text:span text:style-name="T32">xCAT has utilities to install additional software on the nodes. To install ODBC </text:span><text:span text:style-name="T22"><text:s/></text:span><text:span text:style-name="T32">on to the service nodes, refer to the following documents for details:</text:span></text:p>
      <text:p text:style-name="P86"/>
      <text:p text:style-name="Text_20_body"><text:span text:style-name="T32">AIX: </text:span><text:a xlink:type="simple" xlink:href="http://xcat.svn.sourceforge.net/viewvc/xcat/xcat-core/trunk/xCAT-client/share/doc/xCAT2onAIXUpdates.pdf"><text:span text:style-name="T60">xCAT2onAIXUpdates.pdf</text:span></text:a></text:p>
      <text:p text:style-name="P89">Linux: <text:a xlink:type="simple" xlink:href="http://xcat.svn.sourceforge.net/viewvc/xcat/xcat-core/trunk/xCAT-client/share/doc/xCAT2-updatenode.pdf">xCAT2-updatenode.pdf</text:a></text:p>
      <text:p text:style-name="P86">I<text:span text:style-name="T19">f the Service Node is already installed with xCAT, You can use the db2sqlsetup script to setup your service nodes on the service node, instead of the following manual steps. <text:s/>See man db2sqlsetup for with the -C -o option. <text:s text:c="2"/>The manual step is pretty easy also. <text:s text:c="2"/>If you use the db2sqlsetup routine on the Service Node you can skip to </text:span><text:span text:style-name="T19"><text:reference-ref text:reference-format="text" text:ref-name="Test the ODBC connection.">Test the ODBC connection.</text:reference-ref></text:span></text:p>
      <text:p text:style-name="P89">To setup the ODBC configuration files, just <text:s/>sync the files to the service nodes from the ones setup on the Management Node. <text:s text:c="25"/></text:p>
      <text:p text:style-name="Text_20_body"><text:span text:style-name="T32">The service in the following command</text:span><text:span text:style-name="T56"> </text:span><text:span text:style-name="T32">is the node group name for all the service nodes.</text:span></text:p>
      <text:p text:style-name="P89">On AIX:</text:p>
      <text:p text:style-name="P87">xdcp service -v /etc/odbcinst.ini /etc/odbcinst.ini</text:p>
      <text:p text:style-name="P87">xdcp service -v /etc/odbc.ini /etc/odbc.ini</text:p>
      <text:p text:style-name="P87">xdcp service -v /.odbc.ini /.odbc.ini</text:p>
      <text:p text:style-name="P86"/>
      <text:p text:style-name="P89">On RH and Fedora:</text:p>
      <text:p text:style-name="P87">xdcp service -v /etc/odbcinst.ini /etc/odbcinst.ini</text:p>
      <text:p text:style-name="P87">xdcp service -v /etc/odbc.ini /etc/odbc.ini</text:p>
      <text:p text:style-name="P87">xdcp service -v /root/.odbc.ini /root/.odbc.ini</text:p>
      <text:p text:style-name="P86"/>
      <text:p text:style-name="P89">On SLES</text:p>
      <text:p text:style-name="P87">xdcp service -v /etc/unixODBC/odbcinst.ini /etc/unixODBC/odbcinst.ini</text:p>
      <text:p text:style-name="P87">xdcp service -v /etc/unixODBC/odbc.ini /etc/unixODBC/odbc.ini</text:p>
      <text:p text:style-name="P87">xdcp service -v /root/.odbc.ini /root/.odbc.ini</text:p>
      <text:p text:style-name="P87"/>
      <text:p text:style-name="P87">You will have to setup one additional file on the Service Node(client):</text:p>
      <text:p text:style-name="P87"><text:soft-page-break/>cp /var/lib/db2/sqllib/cfg/db2cli.ini /var/lib/db2/sqllib/cfg/db2cli.ini.org</text:p>
      <text:p text:style-name="P87">vi /var/lib/db2/sqllib/cfg/db2cli.ini</text:p>
      <text:p text:style-name="P87">Add the following stanza:</text:p>
      <text:p text:style-name="P87">[xcatdb]</text:p>
      <text:p text:style-name="P87">uid=xcatdb</text:p>
      <text:p text:style-name="P87">pwd=xcat201</text:p>
      <text:p text:style-name="P87"/>
      <text:p text:style-name="P100"/>
      <text:p text:style-name="P89">5. <text:reference-mark-start text:name="Test the ODBC connection."/>Test the ODBC connection.<text:reference-mark-end text:name="Test the ODBC connection."/></text:p>
      <text:p text:style-name="Text_20_body"><text:span text:style-name="T32">On AIX, as root: </text:span><text:span text:style-name="T36">/usr/local/bin/isql -v xcatdb</text:span></text:p>
      <text:p text:style-name="Text_20_body"><text:span text:style-name="T32">or as non-root user: </text:span><text:span text:style-name="T36">/usr/local/bin/isql -v xcatdb xcatdb &lt;passwd&gt;</text:span></text:p>
      <text:p text:style-name="P86"><text:span text:style-name="T61">On Linux, as root: </text:span><text:span text:style-name="T57">/usr/bin/isql -v xcatdb</text:span></text:p>
      <text:p text:style-name="P86"><text:span text:style-name="T61">or as non-root user: </text:span><text:span text:style-name="T57">/usr/bin/isql -v xcatdb xcatadmin xcat201</text:span></text:p>
      <text:p text:style-name="P86"> </text:p>
      <text:p text:style-name="P87">/usr/local/bin/isql -v xcatdb</text:p>
      <text:p text:style-name="P92">+--------------------+</text:p>
      <text:p text:style-name="P92">| Connected! |</text:p>
      <text:p text:style-name="P92">| |</text:p>
      <text:p text:style-name="P92">| sql-statement |</text:p>
      <text:p text:style-name="P92">| help[tablename] |</text:p>
      <text:p text:style-name="P92">| quit |</text:p>
      <text:p text:style-name="P92">+--------------------+</text:p>
      <text:p text:style-name="P88">SQL&gt; LIST <text:s/>TABLES;</text:p>
      <text:p text:style-name="P92">+--------------------+</text:p>
      <text:p text:style-name="P92">| Tables_in_xcatdb |</text:p>
      <text:p text:style-name="P92">|--------------------|</text:p>
      <text:p text:style-name="P92">| . |</text:p>
      <text:p text:style-name="P92">| networks |</text:p>
      <text:p text:style-name="P92">| nodelist |</text:p>
      <text:p text:style-name="P92">| site |</text:p>
      <text:p text:style-name="P92">| . |</text:p>
      <text:p text:style-name="P92">| . |</text:p>
      <text:p text:style-name="P92"><text:soft-page-break/>+--------------------+</text:p>
      <text:p text:style-name="P92">SQL&gt; DESCRIBE table site;</text:p>
      <text:p text:style-name="P92">+----------+--------------+------+-----+---------+-------+</text:p>
      <text:p text:style-name="P92">| Field | Type | Null | Key | Default | Extra |</text:p>
      <text:p text:style-name="P92">+----------+--------------+------+-----+---------+-------+</text:p>
      <text:p text:style-name="P92">| key | varchar(128) | NO | PRI | | |</text:p>
      <text:p text:style-name="P92">| value | text | YES | | NULL | |</text:p>
      <text:p text:style-name="P92">| comments | text | YES | | NULL | |</text:p>
      <text:p text:style-name="P92">| disable | text | YES | | NULL | |</text:p>
      <text:p text:style-name="P92">+----------+--------------+------+-----+---------+-------+</text:p>
      <text:p text:style-name="Text_20_body"><text:span text:style-name="T37">SQL </text:span><text:span text:style-name="T33">&gt; </text:span><text:span text:style-name="T37">quit;</text:span></text:p>
      <text:p text:style-name="Default_20_Text"/>
      <text:h text:style-name="Heading_20_1" text:outline-level="1"><text:s/><text:reference-mark-start text:name="Installing xCAT on the Service Node"/>Installing xCAT on the Service Node<text:reference-mark-end text:name="Installing xCAT on the Service Node"/></text:h>
      <text:p text:style-name="Default_20_Text"/>
      <text:p text:style-name="Default_20_Text">Now that the DB2 database is setup, if you have not done so, install xCAT on the Service Node.</text:p>
      <text:p text:style-name="Default_20_Text">Use the following references for setting up your Service Nodes:</text:p>
      <text:list text:style-name="L11">
        <text:list-item>
          <text:p text:style-name="P245"><text:a xlink:type="simple" xlink:href="http://xcat.svn.sourceforge.net/viewvc/xcat/xcat-core/trunk/xCAT-client/share/doc/xCAT2SetupHierarchy.pdf">Setting up Hierarchy in xCAT </text:a></text:p>
        </text:list-item>
        <text:list-item>
          <text:p text:style-name="P245"><text:a xlink:type="simple" xlink:href="http://xcat.svn.sourceforge.net/viewvc/xcat/xcat-core/trunk/xCAT-client/share/doc/xCAT2onAIXServiceNodes.pdf">Setting up an AIX Hierarchical Cluster</text:a></text:p>
        </text:list-item>
      </text:list>
      <text:h text:style-name="Heading_20_1" text:outline-level="1"><text:s/>Removing xCAT from DB2</text:h>
      <text:p text:style-name="P27"/>
      <text:p text:style-name="P21"/>
      <text:p text:style-name="P46">To remove the database, <text:s/>first back it up.<text:line-break/><text:line-break/><text:span text:style-name="T1">mkdir -p ~/xcat-dbback<text:line-break/>dumpxCATdb -p ~/xcat-dbback</text:span></text:p>
      <text:p text:style-name="P22"/>
      <text:list text:style-name="L12">
        <text:list-item>
          <text:list>
            <text:list-item>
              <text:p text:style-name="P164">stop the xcatd daemon</text:p>
            </text:list-item>
            <text:list-item>
              <text:p text:style-name="P175">Now remove the database. <text:line-break/><text:line-break/>su – xcatdb</text:p>
              <text:p text:style-name="P176">&gt;db2 drop database xcatdb;<text:line-break/></text:p>
            </text:list-item>
            <text:list-item>
              <text:p text:style-name="P164">remove /etc/xcat/cfgloc file ( points xCAT to DB2)</text:p>
            </text:list-item>
            <text:list-item>
              <text:p text:style-name="P164">Install the DB2 <text:s/>database into SQLite</text:p>
              <text:p text:style-name="P167">XCATBYPASS=1 restorexCATdb -p ~/xcat-dbback</text:p>
            </text:list-item>
            <text:list-item>
              <text:p text:style-name="P164"><text:soft-page-break/>start xcatd</text:p>
              <text:p text:style-name="P164"/>
            </text:list-item>
          </text:list>
        </text:list-item>
      </text:list>
      <text:p text:style-name="Default_20_Text"/>
      <text:h text:style-name="Heading_20_1" text:outline-level="1"><text:s/>Removing <text:s/>DB2 from MN and SN</text:h>
      <text:p text:style-name="Default_20_Text">To remove DB2 from your MN and Service Node after removing xCAT from the DB, <text:s/>do the following: <text:s/>(note path is IBM for AIX, <text:s/>ibm for Linux)</text:p>
      <text:p text:style-name="Default_20_Text"/>
      <text:p text:style-name="Default_20_Text"><text:s text:c="5"/>On the Service Node as root:</text:p>
      <text:p text:style-name="Default_20_Text"/>
      <text:list text:style-name="L13">
        <text:list-item>
          <text:p text:style-name="P247">Remove the instance: ( <text:s/>if will not remove, <text:s/>su – xcatdb on the MN and db2stop, then try again).</text:p>
          <text:p text:style-name="P247">/opt/IBM/db2/V9.7/instance/db2idrop xcatdb</text:p>
        </text:list-item>
        <text:list-item>
          <text:p text:style-name="P247">Check to see if no instance:</text:p>
          <text:p text:style-name="P247">/opt/IBM/db2/V9.7/instance/db2ilist</text:p>
        </text:list-item>
        <text:list-item>
          <text:p text:style-name="P247">Remove the DB2 ( this takes a while and removes the db2 installed):</text:p>
          <text:p text:style-name="P247">/opt/IBM/db2/V9.7/install/db2_deinstall -a</text:p>
        </text:list-item>
        <text:list-item>
          <text:p text:style-name="P247">remove instance port from /etc/services</text:p>
          <text:p text:style-name="P247">vi /etc/services</text:p>
          <text:p text:style-name="P247">delete entry: db2c_xcatdb1 <text:s text:c="3"/>50001/tcp <text:s text:c="3"/># Port for server connection</text:p>
        </text:list-item>
        <text:list-item>
          <text:p text:style-name="P247">remove xcatdb user and xcatdb group</text:p>
        </text:list-item>
        <text:list-item>
          <text:p text:style-name="P247">remove export DB2INSTANCE=xcatdb from /etc/profile on AIX, <text:s/>or /etc/profile.d/xcat.sh or xcat.csh on Linux.</text:p>
          <text:p text:style-name="P247"/>
          <text:p text:style-name="P275"><text:s text:c="3"/>On the Management Node</text:p>
        </text:list-item>
      </text:list>
      <text:p text:style-name="P20"/>
      <text:list text:style-name="L14">
        <text:list-item>
          <text:p text:style-name="P276"><text:s text:c="5"/>su – xcatdb <text:s text:c="3"/>and stop the database <text:s/>db2stop</text:p>
        </text:list-item>
        <text:list-item>
          <text:p text:style-name="P276">Remove the instance as root <text:s text:c="2"/></text:p>
          <text:p text:style-name="P276"><text:s/>/opt/IBM/db2/V9.7/instance/db2idrop xcatdb</text:p>
        </text:list-item>
        <text:list-item>
          <text:p text:style-name="P276">Check to see if no instance:</text:p>
          <text:p text:style-name="P276"><text:s text:c="4"/>/opt/IBM/db2/V9.7/instance/db2ilist </text:p>
        </text:list-item>
        <text:list-item>
          <text:p text:style-name="P276">Remove DB2 ( this takes a while, this removes the DB2 install)</text:p>
          <text:p text:style-name="P276"><text:s text:c="3"/>/opt/IBM/db2/V9.7/install/db2_deinstall -a</text:p>
        </text:list-item>
        <text:list-item>
          <text:p text:style-name="P276">Remove xcat entries in /etc/services</text:p>
          <text:p text:style-name="P276"># xcatdb db2 entries</text:p>
          <text:p text:style-name="P276">DB2_xcatdb_END <text:s/>60003/tcp</text:p>
          <text:p text:style-name="P276">db2c_xcatdb <text:s text:c="4"/>50001/tcp <text:s text:c="3"/># Port for server connection</text:p>
          <text:p text:style-name="P276"/>
          <text:p text:style-name="P276"/>
        </text:list-item>
        <text:list-item>
          <text:p text:style-name="P276">remove xcatdb user and xcatdb group</text:p>
          <text:p text:style-name="P276"/>
        </text:list-item>
      </text:list>
      <text:list text:style-name="L13" text:continue-numbering="true">
        <text:list-item>
          <text:p text:style-name="P291">remove export DB2INSTANCE=xcatdb from /etc/profile on AIX, <text:s/>or /etc/profile.d/xcat.sh or xcat.csh on Linux.</text:p>
          <text:p text:style-name="P291"><text:soft-page-break/><text:s text:c="12"/></text:p>
          <text:p text:style-name="P247"/>
        </text:list-item>
      </text:list>
      <text:h text:style-name="Heading_20_1" text:outline-level="1"><text:reference-mark-start text:name="References"/><text:s/>References<text:reference-mark-end text:name="References"/></text:h>
      <text:list text:style-name="L15">
        <text:list-item>
          <text:p text:style-name="P293"><text:span text:style-name="T40">Configuring and Managing BlueGene <text:s/></text:span><text:a xlink:type="simple" xlink:href="http://www.redbooks.ibm.com/redbooks/pdfs/sg247352.pdf"><text:span text:style-name="T40">DB2 Setup Sections</text:span></text:a></text:p>
        </text:list-item>
        <text:list-item>
          <text:p text:style-name="P293"><text:a xlink:type="simple" xlink:href="http://www.ibm.com/developerworks/data/library/techarticle/dm-0606khatri/%20"><text:span text:style-name="T40">MySQL to DB2 migration</text:span></text:a></text:p>
        </text:list-item>
        <text:list-item>
          <text:p text:style-name="P293"><text:a xlink:type="simple" xlink:href="http://publib.boulder.ibm.com/infocenter/db2luw/v9r7/index.jsp?topic=/com.ibm.db2.luw.qb.server.doc/doc/t0007067.html"><text:span text:style-name="T40">Setting up the DB2 Client</text:span></text:a></text:p>
        </text:list-item>
        <text:list-item>
          <text:p text:style-name="P293"><text:a xlink:type="simple" xlink:href="http://www.michael-thomas.com/tech/db2/db2_survival_guide.htm"><text:span text:style-name="T40">DB2 Survival Guide</text:span></text:a></text:p>
        </text:list-item>
        <text:list-item>
          <text:p text:style-name="P293"><text:a xlink:type="simple" xlink:href="http://search.cpan.org/~ibmtordb2/DBD-DB2-1.74/DB2.pod"><text:span text:style-name="T40">DBD:DB2 pod</text:span></text:a></text:p>
        </text:list-item>
        <text:list-item>
          <text:p text:style-name="P293"><text:a xlink:type="simple" xlink:href="http://www.redbooks.ibm.com/redbooks/pdfs/sg247653.pdf"><text:span text:style-name="T40">DB2 Deployment Guide</text:span></text:a></text:p>
        </text:list-item>
        <text:list-item>
          <text:p text:style-name="P293"><text:a xlink:type="simple" xlink:href="http://www-01.ibm.com/support/docview.wss?rs=71&amp;uid=swg21297335"><text:span text:style-name="T40">DB2 Perl Database Interface </text:span></text:a></text:p>
        </text:list-item>
        <text:list-item>
          <text:p text:style-name="P293"><text:a xlink:type="simple" xlink:href="http://www.mail-archive.com/dbi-users@perl.org/"><text:span text:style-name="T40">DBI <text:s/>mail archives</text:span></text:a></text:p>
        </text:list-item>
        <text:list-item>
          <text:p text:style-name="P293"><text:a xlink:type="simple" xlink:href="http://www.ibm.com/developerworks/data/library/techarticle/dm-0512greenstein/"><text:span text:style-name="T40">Perl Progamming with DB2 </text:span></text:a></text:p>
        </text:list-item>
      </text:list>
      <text:h text:style-name="Heading_20_1" text:outline-level="1"><text:s/>Diagnostics</text:h>
      <text:p text:style-name="Default_20_Text"/>
      <text:list text:style-name="L16">
        <text:list-item>
          <text:p text:style-name="P260">“Total Environment Allocation Failure” <text:s/>when running xCAT command to</text:p>
          <text:p text:style-name="P260">the database, such as tabdump. </text:p>
          <text:p text:style-name="P260">echo $DB2INSTANCE <text:s/>should be xcatdb </text:p>
          <text:p text:style-name="P260">Usually loss of critical DB2 Env Var settings for the following:</text:p>
          <text:p text:style-name="P273">DB2INSTANCE=xcatdb <text:s/>( most important) </text:p>
          <text:p text:style-name="P104"><text:span text:style-name="Teletype"><text:span text:style-name="T14">CUR_INSTHOME=/var/lib/db2</text:span></text:span></text:p>
        </text:list-item>
      </text:list>
      <text:list text:style-name="L17">
        <text:list-header>
          <text:p text:style-name="P105"><text:span text:style-name="Teletype"><text:span text:style-name="T14">DB2DIR=/opt/ibm/db2/V9.7</text:span></text:span></text:p>
          <text:p text:style-name="P105"><text:span text:style-name="Teletype"><text:span text:style-name="T14">INSTHOME=/var/lib/db2</text:span></text:span></text:p>
          <text:p text:style-name="P107"><text:span text:style-name="T6">See:</text:span><text:a xlink:type="simple" xlink:href="http://www.perlmonks.org/?node_id=682626"><text:span text:style-name="T6">http://www.perlmonks.org/?node_id=682626</text:span></text:a></text:p>
          <text:p text:style-name="P107"><text:span text:style-name="T6">See: </text:span><text:span text:style-name="T6"><text:reference-ref text:reference-format="text" text:ref-name="1)Set the db2 instance name for root">Set the db2 instance name and db2 home environment variables for root </text:reference-ref></text:span></text:p>
          <text:p text:style-name="P109"/>
        </text:list-header>
      </text:list>
      <text:list text:style-name="L16" text:continue-numbering="true">
        <text:list-item>
          <text:p text:style-name="P260"><text:s/>Set diagnostics level in database </text:p>
          <text:p text:style-name="P260"><text:s text:c="2"/>You can up the diagnotics level and watch for database errors in the ~/sqllib/db2dump/db2diag.log <text:s text:c="2"/>and <text:s/>xcatdb.nfy under the xcatdb instance home directory on the DB2 Server. <text:s/></text:p>
          <text:p text:style-name="P260">Run the following to increase <text:s/>the diagnostics level. <text:s/>Note: this should be set back to level 3 <text:s/>after diagnosing the problem, because it affects DB performance.</text:p>
        </text:list-item>
      </text:list>
      <text:p text:style-name="Code_20_Indented"/>
      <text:p text:style-name="P72">On the MN:</text:p>
      <text:p text:style-name="P72"><text:s text:c="3"/>stop xcatd </text:p>
      <text:p text:style-name="P72"><text:s text:c="3"/>su – xcatdb</text:p>
      <text:p text:style-name="P72"><text:s text:c="3"/>db2 update dbm cfg using diaglevel 4 </text:p>
      <text:p text:style-name="P72"><text:s text:c="3"/>db2stop</text:p>
      <text:p text:style-name="P72"><text:s text:c="3"/>db2start</text:p>
      <text:p text:style-name="P72"/>
      <text:list text:style-name="L16" text:continue-numbering="true">
        <text:list-header>
          <text:p text:style-name="P267"><text:soft-page-break/></text:p>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Tahoma1" svg:font-family="Tahoma" style:font-family-generic="swiss"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NewPS-ItalicMT" svg:font-family="CourierNewPS-ItalicMT"/>
    <style:font-face style:name="CourierNewPSMT" svg:font-family="CourierNewPSMT"/>
    <style:font-face style:name="Helv1" svg:font-family="Helv"/>
    <style:font-face style:name="StarSymbol" svg:font-family="StarSymbol"/>
    <style:font-face style:name="Tahoma3" svg:font-family="Tahoma"/>
    <style:font-face style:name="TimesNewRomanPS-BoldMT" svg:font-family="TimesNewRomanPS-BoldMT"/>
    <style:font-face style:name="TimesNewRomanPS-ItalicMT" svg:font-family="TimesNewRomanPS-ItalicMT"/>
    <style:font-face style:name="TimesNewRomanPSMT1" svg:font-family="TimesNewRomanPSMT"/>
    <style:font-face style:name="Courier New" svg:font-family="'Courier New'" style:font-family-generic="modern"/>
    <style:font-face style:name="Times New Roman2" svg:font-family="'Times New Roman'" style:font-family-generic="roman"/>
    <style:font-face style:name="TimesNewRomanPSMT" svg:font-family="TimesNewRomanPSMT" style:font-family-generic="roman"/>
    <style:font-face style:name="BookMasterGothic-Bold" svg:font-family="BookMasterGothic-Bold" style:font-family-generic="swiss"/>
    <style:font-face style:name="BookMasterGothic-Italic" svg:font-family="BookMasterGothic-Italic" style:font-family-generic="swiss"/>
    <style:font-face style:name="BookMasterGothic-Roman" svg:font-family="BookMasterGothic-Roman" style:font-family-generic="swiss"/>
    <style:font-face style:name="Courier New2" svg:font-family="'Courier New'" style:font-family-generic="swiss"/>
    <style:font-face style:name="Helv" svg:font-family="Helv" style:font-family-generic="swiss"/>
    <style:font-face style:name="Helvetica" svg:font-family="Helvetica" style:font-family-generic="swiss"/>
    <style:font-face style:name="Courier" svg:font-family="Courier" style:font-family-generic="modern" style:font-pitch="fixed"/>
    <style:font-face style:name="Courier New1" svg:font-family="'Courier New'" style:font-family-generic="modern" style:font-pitch="fixed"/>
    <style:font-face style:name="Arial2" svg:font-family="Ari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3" svg:font-family="'Times New Roman'" style:font-adornments="Regular"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 Narrow" svg:font-family="'Arial Narrow'"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2"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2"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_20_Single" style:display-name="Text Body Single" style:family="paragraph" style:parent-style-name="Default_20_Text">
      <style:paragraph-properties fo:margin-top="0in" fo:margin-bottom="0.0835in"/>
    </style:style>
    <style:style style:name="Text_20_Body_20_Indent" style:display-name="Text Body Indent" style:family="paragraph" style:parent-style-name="Default_20_Text">
      <style:paragraph-properties fo:margin-left="0.25in" fo:margin-right="0in" fo:margin-top="0in" fo:margin-bottom="0.0835in" fo:text-indent="0in" style:auto-text-indent="false"/>
    </style:style>
    <style:style style:name="Heading" style:family="paragraph" style:parent-style-name="Default_20_Text" style:next-style-name="Text_20_Body_20_Single" style:class="text">
      <style:paragraph-properties fo:margin-top="0.1665in" fo:margin-bottom="0.0835in" fo:keep-with-next="always"/>
      <style:text-properties style:font-name="Arial" fo:font-size="14pt" style:font-name-asian="MS Mincho" style:font-size-asian="14pt" style:font-name-complex="Tahoma2" style:font-size-complex="14pt"/>
    </style:style>
    <style:style style:name="Text_20_body" style:display-name="Text body" style:family="paragraph" style:parent-style-name="Standard" style:class="text">
      <style:paragraph-properties fo:margin-top="0in" fo:margin-bottom="0.0835in"/>
    </style:style>
    <style:style style:name="Heading_20_1" style:display-name="Heading 1" style:family="paragraph" style:parent-style-name="Default_20_Text" style:next-style-name="Default_20_Text" style:class="text" style:default-outline-level="1">
      <style:paragraph-properties fo:margin-left="0in" fo:margin-right="0in" fo:margin-top="0.1665in" fo:margin-bottom="0.0417in" fo:text-indent="0in" style:auto-text-indent="fals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Default_20_Text" style:next-style-name="Default_20_Text" style:class="text" style:default-outline-level="2">
      <style:paragraph-properties fo:margin-left="0in" fo:margin-right="0in" fo:margin-top="0.1665in" fo:margin-bottom="0.0417in" fo:text-indent="0in" style:auto-text-indent="false"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Default_20_Text" style:next-style-name="Default_20_Text" style:list-style-name="" style:class="text">
      <style:paragraph-properties fo:margin-left="0in" fo:margin-right="0in" fo:margin-top="0.1665in" fo:margin-bottom="0.0417in" fo:text-indent="0in" style:auto-text-indent="false" style:shadow="non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Default_20_Text" style:next-style-name="Default_20_Text" style:class="text">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Default_20_Text" style:next-style-name="Default_20_Text" style:class="text">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Default_20_Text" style:next-style-name="Default_20_Text" style:class="text">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Default_20_Text" style:next-style-name="Default_20_Text" style:class="text">
      <style:paragraph-properties fo:margin-left="0in" fo:margin-right="0in" fo:margin-top="0.1665in" fo:margin-bottom="0.0417in" fo:text-indent="0in" style:auto-text-indent="false"/>
    </style:style>
    <style:style style:name="Heading_20_8" style:display-name="Heading 8" style:family="paragraph" style:parent-style-name="Default_20_Text" style:next-style-name="Default_20_Text" style:class="text">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Default_20_Text" style:next-style-name="Default_20_Text" style:class="text">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Heading_20_10" style:display-name="Heading 10" style:family="paragraph" style:parent-style-name="Heading" style:next-style-name="Text_20_Body_20_Single" style:class="text">
      <style:text-properties fo:font-size="75%" fo:font-weight="bold" style:font-size-asian="75%" style:font-weight-asian="bold" style:font-size-complex="75%" style:font-weight-complex="bold"/>
    </style:style>
    <style:style style:name="List" style:family="paragraph" style:parent-style-name="Default_20_Text" style:class="list">
      <style:paragraph-properties fo:margin-left="0.25in" fo:margin-right="0in" fo:text-indent="-0.25in" style:auto-text-indent="false"/>
    </style:style>
    <style:style style:name="Bullet_20_2" style:display-name="Bullet 2" style:family="paragraph" style:parent-style-name="Default_20_Text">
      <style:paragraph-properties fo:margin-left="0.5in" fo:margin-right="0in" fo:text-indent="-0.25in" style:auto-text-indent="false"/>
    </style:style>
    <style:style style:name="List_20_3" style:display-name="List 3" style:family="paragraph" style:parent-style-name="Default_20_Text" style:class="list">
      <style:paragraph-properties fo:margin-left="0.75in" fo:margin-right="0in" fo:text-indent="-0.25in" style:auto-text-indent="false"/>
    </style:style>
    <style:style style:name="List_20_4" style:display-name="List 4" style:family="paragraph" style:parent-style-name="Default_20_Text" style:class="list">
      <style:paragraph-properties fo:margin-left="1in" fo:margin-right="0in" fo:text-indent="-0.25in" style:auto-text-indent="false"/>
    </style:style>
    <style:style style:name="Header" style:family="paragraph" style:parent-style-name="Default_20_Text" style:class="extra">
      <style:paragraph-properties>
        <style:tab-stops>
          <style:tab-stop style:position="3in" style:type="center"/>
          <style:tab-stop style:position="6in" style:type="right"/>
        </style:tab-stops>
      </style:paragraph-properties>
    </style:style>
    <style:style style:name="Footer" style:family="paragraph" style:parent-style-name="Default_20_Text" style:class="extra">
      <style:paragraph-properties text:number-lines="false" text:line-number="0">
        <style:tab-stops>
          <style:tab-stop style:position="2.8457in" style:type="center"/>
          <style:tab-stop style:position="5.6917in" style:type="right"/>
        </style:tab-stops>
      </style:paragraph-properties>
    </style:style>
    <style:style style:name="Table_20_Contents" style:display-name="Table Contents" style:family="paragraph" style:parent-style-name="Default_20_Text"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Default_20_Text" style:next-style-name="Default_20_Text" style:class="extra">
      <style:paragraph-properties fo:margin-top="0.0835in" fo:margin-bottom="0.0835in"/>
      <style:text-properties fo:font-size="10pt" fo:font-weight="bold" style:font-size-asian="10pt" style:font-weight-asian="bold" style:font-size-complex="10pt" style:font-weight-complex="bold"/>
    </style:style>
    <style:style style:name="Frame_20_contents" style:display-name="Frame contents" style:family="paragraph" style:parent-style-name="Text_20_Body_20_Single" style:class="extra"/>
    <style:style style:name="Index" style:family="paragraph" style:parent-style-name="Default_20_Text" style:class="index">
      <style:paragraph-properties text:number-lines="false" text:line-number="0"/>
      <style:text-properties style:font-name-complex="Tahoma3"/>
    </style:style>
    <style:style style:name="Contents_20_1" style:display-name="Contents 1" style:family="paragraph" style:parent-style-name="Default_20_Text" style:next-style-name="Default_20_Text"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Default_20_Text" style:next-style-name="Default_20_Text" style:class="index">
      <style:paragraph-properties fo:margin-left="0.1665in" fo:margin-right="0in" fo:text-indent="0in" style:auto-text-indent="false"/>
    </style:style>
    <style:style style:name="Contents_20_3" style:display-name="Contents 3" style:family="paragraph" style:parent-style-name="Default_20_Text" style:next-style-name="Default_20_Text" style:class="index">
      <style:paragraph-properties fo:margin-left="0.3335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itle" style:family="paragraph" style:parent-style-name="Default_20_Text"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_20_Single" style:class="chapter">
      <style:paragraph-properties fo:text-align="center" style:justify-single-word="false"/>
      <style:text-properties fo:font-size="14pt" fo:font-style="italic" style:font-size-asian="14pt" style:font-style-asian="italic" style:font-size-complex="14pt" style:font-style-complex="italic"/>
    </style:style>
    <style:style style:name="Body_20_Text_20_First_20_Indent" style:display-name="Body Text First Indent" style:family="paragraph" style:parent-style-name="Text_20_Body_20_Single">
      <style:paragraph-properties fo:margin-left="0in" fo:margin-right="0in" fo:text-indent="0.1457in" style:auto-text-indent="false"/>
    </style:style>
    <style:style style:name="Block_20_Text" style:display-name="Block Text" style:family="paragraph" style:parent-style-name="Default_20_Text">
      <style:paragraph-properties fo:margin-left="1in" fo:margin-right="1in" fo:margin-top="0in" fo:margin-bottom="0.0835in" fo:text-indent="0in" style:auto-text-indent="false"/>
    </style:style>
    <style:style style:name="Body_20_Text_20_2" style:display-name="Body Text 2" style:family="paragraph" style:parent-style-name="Default_20_Text">
      <style:paragraph-properties fo:margin-top="0in" fo:margin-bottom="0.0835in" fo:line-height="200%"/>
    </style:style>
    <style:style style:name="Body_20_Text_20_Indent_20_2" style:display-name="Body Text Indent 2" style:family="paragraph" style:parent-style-name="Default_20_Text">
      <style:paragraph-properties fo:margin-left="0.25in" fo:margin-right="0in" fo:margin-top="0in" fo:margin-bottom="0.0835in" fo:line-height="200%" fo:text-indent="0in" style:auto-text-indent="false"/>
    </style:style>
    <style:style style:name="Normal_20__28_Web_29_" style:display-name="Normal (Web)" style:family="paragraph" style:parent-style-name="Default_20_Text">
      <style:paragraph-properties fo:margin-top="0.1945in" fo:margin-bottom="0.1945in"/>
    </style:style>
    <style:style style:name="List_20_Number_20_3" style:display-name="List Number 3" style:family="paragraph" style:parent-style-name="Default_20_Text" style:list-style-name="WW8Num3">
      <style:paragraph-properties fo:margin-left="0in" fo:margin-right="0in" fo:text-indent="0in" style:auto-text-indent="false"/>
    </style:style>
    <style:style style:name="Balloon_20_Text" style:display-name="Balloon Text" style:family="paragraph" style:parent-style-name="Default_20_Text">
      <style:text-properties style:font-name="Tahoma" fo:font-size="8pt" style:font-size-asian="8pt" style:font-name-complex="Tahoma" style:font-size-complex="8pt"/>
    </style:style>
    <style:style style:name="Comment_20_Text" style:display-name="Comment Text" style:family="paragraph" style:parent-style-name="Default_20_Text">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Default_20_Text">
      <style:paragraph-properties fo:margin-top="0in" fo:margin-bottom="0.0835in"/>
      <style:text-properties fo:font-size="8pt" style:font-size-asian="8pt" style:font-size-complex="8pt"/>
    </style:style>
    <style:style style:name="Message_20_Header" style:display-name="Message Header" style:family="paragraph" style:parent-style-name="Default_20_Text">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Date" style:family="paragraph" style:parent-style-name="Default_20_Text" style:next-style-name="Default_20_Text"/>
    <style:style style:name="List_20_Bullet_20_2" style:display-name="List Bullet 2" style:family="paragraph" style:parent-style-name="Default_20_Text" style:list-style-name="WW8Num7">
      <style:paragraph-properties fo:margin-left="0in" fo:margin-right="0in" fo:text-indent="0in" style:auto-text-indent="false"/>
    </style:style>
    <style:style style:name="List_20_Bullet_20_3" style:display-name="List Bullet 3" style:family="paragraph" style:parent-style-name="Default_20_Text">
      <style:paragraph-properties fo:margin-left="0.25in" fo:margin-right="0in" fo:text-indent="0in" style:auto-text-indent="false"/>
      <style:text-properties fo:font-style="italic" style:font-style-asian="italic"/>
    </style:style>
    <style:style style:name="List_20_Bullet_20_4" style:display-name="List Bullet 4" style:family="paragraph" style:parent-style-name="Default_20_Text" style:list-style-name="WW8Num6">
      <style:paragraph-properties fo:margin-left="0in" fo:margin-right="0in" fo:text-indent="0in" style:auto-text-indent="false"/>
    </style:style>
    <style:style style:name="Body_20_Text_20_Indent_20_3" style:display-name="Body Text Indent 3" style:family="paragraph" style:parent-style-name="Default_20_Text">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Default_20_Text" style:next-style-name="Default_20_Text"/>
    <style:style style:name="List_20_Number" style:display-name="List Number" style:family="paragraph" style:parent-style-name="Default_20_Text" style:list-style-name="WW8Num8">
      <style:paragraph-properties fo:margin-left="0in" fo:margin-right="0in" fo:text-indent="0in" style:auto-text-indent="false"/>
    </style:style>
    <style:style style:name="List_20_Continue" style:display-name="List Continue" style:family="paragraph" style:parent-style-name="Default_20_Text">
      <style:paragraph-properties fo:margin-left="0.25in" fo:margin-right="0in" fo:margin-top="0in" fo:margin-bottom="0.0835in" fo:text-indent="0in" style:auto-text-indent="false"/>
    </style:style>
    <style:style style:name="List_20_Number_20_2" style:display-name="List Number 2" style:family="paragraph" style:parent-style-name="Default_20_Text" style:list-style-name="WW8Num4">
      <style:paragraph-properties fo:margin-left="0in" fo:margin-right="0in" fo:text-indent="0in" style:auto-text-indent="false"/>
    </style:style>
    <style:style style:name="List_20_Number_20_4" style:display-name="List Number 4" style:family="paragraph" style:parent-style-name="Default_20_Text" style:list-style-name="WW8Num2">
      <style:paragraph-properties fo:margin-left="0in" fo:margin-right="0in" fo:text-indent="0in" style:auto-text-indent="false"/>
    </style:style>
    <style:style style:name="HTML_20_Preformatted" style:display-name="HTML Preformatted" style:family="paragraph" style:parent-style-name="Default_20_Text">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style:font-size-asian="10pt" style:font-name-complex="Courier New" style:font-size-complex="10pt"/>
    </style:style>
    <style:style style:name="Normal_20__28_Web_29_15" style:display-name="Normal (Web)15" style:family="paragraph" style:parent-style-name="Default_20_Text">
      <style:paragraph-properties fo:margin-top="0.1665in" fo:margin-bottom="0.1665in" style:line-height-at-least="0.2083in"/>
      <style:text-properties fo:color="#000000" style:font-name="Verdana"/>
    </style:style>
    <style:style style:name="List_20_Continue_20_2" style:display-name="List Continue 2" style:family="paragraph" style:parent-style-name="Default_20_Text">
      <style:paragraph-properties fo:margin-left="0.5in" fo:margin-right="0in" fo:margin-top="0in" fo:margin-bottom="0.0835in" fo:text-indent="0in" style:auto-text-indent="false"/>
    </style:style>
    <style:style style:name="List_20_Continue_20_3" style:display-name="List Continue 3" style:family="paragraph" style:parent-style-name="Default_20_Text">
      <style:paragraph-properties fo:margin-left="0.75in" fo:margin-right="0in" fo:margin-top="0in" fo:margin-bottom="0.0835in" fo:text-indent="0in" style:auto-text-indent="false"/>
    </style:style>
    <style:style style:name="List_20_Bullet" style:display-name="List Bullet" style:family="paragraph" style:parent-style-name="Default_20_Text" style:list-style-name="WW8Num9">
      <style:paragraph-properties fo:margin-left="0in" fo:margin-right="0in" fo:text-indent="0in" style:auto-text-indent="false"/>
    </style:style>
    <style:style style:name="List_20_Number_20_Code" style:display-name="List Number Code" style:family="paragraph" style:parent-style-name="List_20_Number" style:class="text">
      <style:text-properties style:font-name="Courier New1" fo:font-size="10pt" style:font-size-asian="10pt" style:font-size-complex="10pt"/>
    </style:style>
    <style:style style:name="Code_20_Indented" style:display-name="Code Indented" style:family="paragraph" style:parent-style-name="Text_20_Body_20_Indent" style:class="text">
      <style:paragraph-properties fo:margin-left="0.5in" fo:margin-right="0in" fo:margin-top="0in" fo:margin-bottom="0in" fo:text-indent="-0.25in" style:auto-text-indent="false"/>
      <style:text-properties style:font-name="Courier New1" fo:font-size="10pt" style:font-size-asian="10pt" style:font-size-complex="10pt"/>
    </style:style>
    <style:style style:name="Normal" style:family="paragraph" style:parent-style-name="Default_20_Text" style:next-style-name="Default_20_Text">
      <style:paragraph-properties fo:margin-top="0.0693in" fo:margin-bottom="0.0693in" style:text-autospace="none" style:writing-mode="page"/>
      <style:text-properties style:use-window-font-color="true" style:font-name="Times New Roman" fo:font-size="12pt" fo:language="en" fo:country="US" style:font-name-asian="Lucida Sans Unicode" style:font-size-asian="12pt" style:font-name-complex="Tahoma2" style:font-size-complex="12pt" style:language-complex="zxx" style:country-complex="none"/>
    </style:style>
    <style:style style:name="Definition_20_Term" style:display-name="Definition Term" style:family="paragraph" style:parent-style-name="Normal" style:next-style-name="Definition_20_List">
      <style:paragraph-properties fo:margin-top="0in" fo:margin-bottom="0in"/>
    </style:style>
    <style:style style:name="Definition_20_List" style:display-name="Definition List" style:family="paragraph" style:parent-style-name="Normal" style:next-style-name="Definition_20_Term">
      <style:paragraph-properties fo:margin-left="0.25in" fo:margin-right="0in" fo:margin-top="0in" fo:margin-bottom="0in" fo:text-indent="0in" style:auto-text-indent="false"/>
    </style:style>
    <style:style style:name="H1" style:family="paragraph" style:parent-style-name="Normal" style:next-style-name="Normal">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Normal" style:next-style-name="Normal">
      <style:paragraph-properties fo:keep-with-next="always"/>
      <style:text-properties fo:font-size="18pt" fo:font-weight="bold" style:font-size-asian="18pt" style:font-weight-asian="bold" style:font-size-complex="18pt" style:font-weight-complex="bold"/>
    </style:style>
    <style:style style:name="H3" style:family="paragraph" style:parent-style-name="Normal" style:next-style-name="Normal">
      <style:paragraph-properties fo:keep-with-next="always"/>
      <style:text-properties fo:font-size="14pt" fo:font-weight="bold" style:font-size-asian="14pt" style:font-weight-asian="bold" style:font-size-complex="14pt" style:font-weight-complex="bold"/>
    </style:style>
    <style:style style:name="H4" style:family="paragraph" style:parent-style-name="Normal" style:next-style-name="Normal">
      <style:paragraph-properties fo:keep-with-next="always"/>
      <style:text-properties fo:font-size="12pt" fo:font-weight="bold" style:font-size-asian="12pt" style:font-weight-asian="bold" style:font-size-complex="12pt" style:font-weight-complex="bold"/>
    </style:style>
    <style:style style:name="H5" style:family="paragraph" style:parent-style-name="Normal" style:next-style-name="Normal">
      <style:paragraph-properties fo:keep-with-next="always"/>
      <style:text-properties fo:font-size="10pt" fo:font-weight="bold" style:font-size-asian="10pt" style:font-weight-asian="bold" style:font-size-complex="10pt" style:font-weight-complex="bold"/>
    </style:style>
    <style:style style:name="H6" style:family="paragraph" style:parent-style-name="Normal" style:next-style-name="Normal">
      <style:paragraph-properties fo:keep-with-next="always"/>
      <style:text-properties fo:font-size="8pt" fo:font-weight="bold" style:font-size-asian="8pt" style:font-weight-asian="bold" style:font-size-complex="8pt" style:font-weight-complex="bold"/>
    </style:style>
    <style:style style:name="Address" style:family="paragraph" style:parent-style-name="Normal" style:next-style-name="Normal">
      <style:paragraph-properties fo:margin-top="0in" fo:margin-bottom="0in"/>
      <style:text-properties fo:font-style="italic" style:font-style-asian="italic" style:font-style-complex="italic"/>
    </style:style>
    <style:style style:name="Blockquote" style:family="paragraph" style:parent-style-name="Normal" style:next-style-name="Default_20_Text">
      <style:paragraph-properties fo:margin-left="0.25in" fo:margin-right="0.25in" fo:text-indent="0in" style:auto-text-indent="false"/>
    </style:style>
    <style:style style:name="Preformatted" style:family="paragraph" style:parent-style-name="Normal" style:next-style-name="Default_20_Text">
      <style:paragraph-properties fo:margin-top="0in" fo:margin-bottom="0in">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2" fo:font-size="10pt" style:font-name-asian="Courier New2" style:font-size-asian="10pt" style:font-name-complex="Courier New2" style:font-size-complex="10pt"/>
    </style:style>
    <style:style style:name="Preformatted_20_Text" style:display-name="Preformatted Text" style:family="paragraph" style:parent-style-name="Standard" style:class="html">
      <style:paragraph-properties fo:margin-top="0in" fo:margin-bottom="0in"/>
      <style:text-properties style:font-name="Courier New1" fo:font-size="10pt" style:font-name-asian="Courier New1" style:font-size-asian="10pt" style:font-name-complex="Courier New1" style:font-size-complex="10pt"/>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Source_20_Text" style:display-name="Source Text" style:family="text">
      <style:text-properties style:font-name="Courier New1" style:font-name-asian="Courier New1" style:font-name-complex="Courier New1"/>
    </style:style>
    <style:style style:name="Variable" style:family="text">
      <style:text-properties fo:font-style="italic" style:font-style-asian="italic" style:font-style-complex="italic"/>
    </style:style>
    <style:style style:name="Definition" style:family="text">
      <style:text-properties fo:font-style="italic" style:font-style-asian="italic" style:font-style-complex="italic"/>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9z0" style:family="text">
      <style:text-properties style:font-name="Symbol"/>
    </style:style>
    <style:style style:name="WW8Num10z0" style:family="text">
      <style:text-properties style:font-name="Symbol" fo:font-size="10pt" style:font-size-asian="10pt"/>
    </style:style>
    <style:style style:name="WW8Num10z1" style:family="text">
      <style:text-properties style:font-name="Courier New" fo:font-size="10pt" style:font-size-asian="10pt"/>
    </style:style>
    <style:style style:name="WW8Num10z2" style:family="text">
      <style:text-properties style:font-name="Wingdings" fo:font-size="10pt" style:font-size-asian="10pt"/>
    </style:style>
    <style:style style:name="WW8Num11z0" style:family="text">
      <style:text-properties style:font-name="Symbol" fo:font-size="10pt" style:font-size-asian="10pt"/>
    </style:style>
    <style:style style:name="WW8Num11z1" style:family="text">
      <style:text-properties style:font-name="Courier New" fo:font-size="10pt" style:font-size-asian="10pt"/>
    </style:style>
    <style:style style:name="WW8Num11z2" style:family="text">
      <style:text-properties style:font-name="Wingdings" fo:font-size="10pt" style:font-size-asian="10pt"/>
    </style:style>
    <style:style style:name="WW8Num13z1" style:family="text">
      <style:text-properties style:font-name="Wingdings" style:font-name-asian="Times New Roman" style:font-name-complex="Times New Roman"/>
    </style:style>
    <style:style style:name="WW8Num13z2" style:family="text">
      <style:text-properties style:font-name="Wingdings"/>
    </style:style>
    <style:style style:name="WW8Num13z3" style:family="text">
      <style:text-properties style:font-name="Symbol"/>
    </style:style>
    <style:style style:name="WW8Num13z4" style:family="text">
      <style:text-properties style:font-name="Courier New" style:font-name-complex="Courier New"/>
    </style:style>
    <style:style style:name="WW8Num14z0" style:family="text">
      <style:text-properties style:font-name="Wingdings"/>
    </style:style>
    <style:style style:name="WW8Num14z1" style:family="text">
      <style:text-properties style:font-name="Courier New" style:font-name-complex="Courier New"/>
    </style:style>
    <style:style style:name="WW8Num14z3" style:family="text">
      <style:text-properties style:font-name="Symbol"/>
    </style:style>
    <style:style style:name="WW8Num15z0" style:family="text">
      <style:text-properties style:font-name="Wingdings"/>
    </style:style>
    <style:style style:name="WW8Num15z1" style:family="text">
      <style:text-properties style:font-name="Courier New" style:font-name-complex="Courier New"/>
    </style:style>
    <style:style style:name="WW8Num15z3" style:family="text">
      <style:text-properties style:font-name="Symbol"/>
    </style:style>
    <style:style style:name="WW8Num17z0" style:family="text">
      <style:text-properties style:font-name="Wingdings"/>
    </style:style>
    <style:style style:name="WW8Num17z1" style:family="text">
      <style:text-properties style:font-name="Courier New" style:font-name-complex="Courier New"/>
    </style:style>
    <style:style style:name="WW8Num17z3" style:family="text">
      <style:text-properties style:font-name="Symbol"/>
    </style:style>
    <style:style style:name="WW8Num19z0" style:family="text">
      <style:text-properties style:font-name="Wingdings"/>
    </style:style>
    <style:style style:name="WW8Num19z1" style:family="text">
      <style:text-properties style:font-name="Courier New" style:font-name-complex="Courier New"/>
    </style:style>
    <style:style style:name="WW8Num19z3" style:family="text">
      <style:text-properties style:font-name="Symbol"/>
    </style:style>
    <style:style style:name="WW8Num21z0" style:family="text">
      <style:text-properties style:font-name="Symbol" fo:font-size="10pt" style:font-size-asian="10pt"/>
    </style:style>
    <style:style style:name="WW8Num21z1" style:family="text">
      <style:text-properties style:font-name="Courier New" fo:font-size="10pt" style:font-size-asian="10pt"/>
    </style:style>
    <style:style style:name="WW8Num21z2" style:family="text">
      <style:text-properties style:font-name="Wingdings" fo:font-size="10pt" style:font-size-asian="10pt"/>
    </style:style>
    <style:style style:name="WW8Num23z0" style:family="text">
      <style:text-properties style:font-name="Times" fo:font-style="normal" fo:font-weight="bold" style:font-style-asian="normal" style:font-weight-asian="bold"/>
    </style:style>
    <style:style style:name="WW8Num24z0" style:family="text">
      <style:text-properties style:font-name="Wingdings"/>
    </style:style>
    <style:style style:name="WW8Num24z1" style:family="text">
      <style:text-properties style:font-name="Times New Roman" style:font-name-asian="Times New Roman" style:font-name-complex="Times New Roman"/>
    </style:style>
    <style:style style:name="WW8Num24z3" style:family="text">
      <style:text-properties style:font-name="Symbol"/>
    </style:style>
    <style:style style:name="WW8Num24z4" style:family="text">
      <style:text-properties style:font-name="Courier New" style:font-name-complex="Courier New"/>
    </style:style>
    <style:style style:name="WW8Num25z0" style:family="text">
      <style:text-properties style:font-name="Wingdings"/>
    </style:style>
    <style:style style:name="WW8Num25z1" style:family="text">
      <style:text-properties style:font-name="Courier New" style:font-name-complex="Courier New"/>
    </style:style>
    <style:style style:name="WW8Num25z3" style:family="text">
      <style:text-properties style:font-name="Symbol"/>
    </style:style>
    <style:style style:name="WW8Num27z0" style:family="text">
      <style:text-properties style:font-name="Wingdings"/>
    </style:style>
    <style:style style:name="WW8Num27z1" style:family="text">
      <style:text-properties style:font-name="Courier New" style:font-name-complex="Courier New"/>
    </style:style>
    <style:style style:name="WW8Num27z3" style:family="text">
      <style:text-properties style:font-name="Symbol"/>
    </style:style>
    <style:style style:name="WW8Num28z0" style:family="text">
      <style:text-properties style:font-name="Wingdings"/>
    </style:style>
    <style:style style:name="WW8Num28z1" style:family="text">
      <style:text-properties style:font-name="Courier New" style:font-name-complex="Courier New"/>
    </style:style>
    <style:style style:name="WW8Num28z3" style:family="text">
      <style:text-properties style:font-name="Symbol"/>
    </style:style>
    <style:style style:name="WW8Num29z0" style:family="text">
      <style:text-properties style:font-name="Wingdings"/>
    </style:style>
    <style:style style:name="WW8Num29z1" style:family="text">
      <style:text-properties style:font-name="Courier New" style:font-name-complex="Courier New"/>
    </style:style>
    <style:style style:name="WW8Num29z3" style:family="text">
      <style:text-properties style:font-name="Symbol"/>
    </style:style>
    <style:style style:name="WW8Num30z0" style:family="text">
      <style:text-properties style:font-name="Symbol"/>
    </style:style>
    <style:style style:name="WW8Num30z1" style:family="text">
      <style:text-properties style:font-name="Courier New" style:font-name-complex="Courier New"/>
    </style:style>
    <style:style style:name="WW8Num30z2" style:family="text">
      <style:text-properties style:font-name="Wingdings"/>
    </style:style>
    <style:style style:name="WW8Num31z0" style:family="text">
      <style:text-properties style:font-name="Times" fo:font-style="normal" fo:font-weight="bold" style:font-style-asian="normal" style:font-weight-asian="bold"/>
    </style:style>
    <style:style style:name="WW8Num32z1" style:family="text">
      <style:text-properties style:font-name="Wingdings" style:font-name-asian="Times New Roman" style:font-name-complex="Times New Roman"/>
    </style:style>
    <style:style style:name="WW8Num32z2" style:family="text">
      <style:text-properties style:font-name="Wingdings"/>
    </style:style>
    <style:style style:name="WW8Num32z3" style:family="text">
      <style:text-properties style:font-name="Symbol"/>
    </style:style>
    <style:style style:name="WW8Num32z4" style:family="text">
      <style:text-properties style:font-name="Courier New" style:font-name-complex="Courier New"/>
    </style:style>
    <style:style style:name="WW8Num33z0" style:family="text">
      <style:text-properties style:font-name="Wingdings"/>
    </style:style>
    <style:style style:name="WW8Num33z3" style:family="text">
      <style:text-properties style:font-name="Symbol"/>
    </style:style>
    <style:style style:name="WW8Num33z4" style:family="text">
      <style:text-properties style:font-name="Courier New" style:font-name-complex="Courier New"/>
    </style:style>
    <style:style style:name="Default_20_Paragraph_20_Font" style:display-name="Default Paragraph Font" style:family="text"/>
    <style:style style:name="Comment_20_Reference" style:display-name="Comment Reference" style:family="text" style:parent-style-name="Default_20_Paragraph_20_Font">
      <style:text-properties fo:font-size="8pt" style:font-size-asian="8pt" style:font-size-complex="8pt"/>
    </style:style>
    <style:style style:name="_20_Char1" style:display-name=" Char1" style:family="text" style:parent-style-name="Default_20_Paragraph_20_Font">
      <style:text-properties fo:font-size="12pt" fo:language="en" fo:country="US" style:font-size-asian="12pt" style:font-size-complex="12pt" style:language-complex="ar" style:country-complex="SA"/>
    </style:style>
    <style:style style:name="_20_Char2" style:display-name=" Char2"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nobr"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notetitle" style:family="text" style:parent-style-name="Default_20_Paragraph_20_Font"/>
    <style:style style:name="var" style:family="text" style:parent-style-name="Default_20_Paragraph_20_Font"/>
    <style:style style:name="kwd" style:family="text" style:parent-style-name="Default_20_Paragraph_20_Font"/>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List_20_Char" style:display-name="List Char" style:family="text" style:parent-style-name="Default_20_Paragraph_20_Font">
      <style:text-properties fo:font-size="12pt" fo:language="en" fo:country="US" style:font-size-asian="12pt" style:font-size-complex="12pt" style:language-complex="ar" style:country-complex="SA"/>
    </style:style>
    <style:style style:name="List_20_Number_20_Char" style:display-name="List Number Char" style:family="text" style:parent-style-name="Default_20_Paragraph_20_Font">
      <style:text-properties fo:font-size="12pt" fo:language="en" fo:country="US" style:font-size-asian="12pt" style:font-size-complex="12pt" style:language-complex="ar" style:country-complex="SA"/>
    </style:style>
    <style:style style:name="WW8Num39z0" style:family="text">
      <style:text-properties style:font-name="Times" fo:font-style="normal" fo:font-weight="bold" style:font-style-asian="normal" style:font-weight-asian="bold"/>
    </style:style>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CITE" style:family="text">
      <style:text-properties fo:font-style="italic" style:font-style-asian="italic" style:font-style-complex="italic"/>
    </style:style>
    <style:style style:name="CODE" style:family="text">
      <style:text-properties style:font-name="Courier New2" fo:font-size="10pt" style:font-name-asian="Courier New2" style:font-size-asian="10pt" style:font-name-complex="Courier New2" style:font-size-complex="10pt"/>
    </style:style>
    <style:style style:name="Hyperlink" style:family="text">
      <style:text-properties fo:color="#0000ff" style:text-underline-style="solid" style:text-underline-width="auto" style:text-underline-color="font-color"/>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2" fo:font-size="10pt" fo:font-weight="bold" style:font-name-asian="Courier New2" style:font-size-asian="10pt" style:font-weight-asian="bold" style:font-name-complex="Courier New2" style:font-size-complex="10pt" style:font-weight-complex="bold"/>
    </style:style>
    <style:style style:name="Sample" style:family="text">
      <style:text-properties style:font-name="Courier New2" fo:font-size="8pt" style:font-name-asian="Courier New2" style:font-size-asian="8pt" style:font-name-complex="Courier New2" style:font-size-complex="8pt"/>
    </style:style>
    <style:style style:name="Strong" style:family="text">
      <style:text-properties fo:font-weight="bold" style:font-weight-asian="bold" style:font-weight-complex="bold"/>
    </style:style>
    <style:style style:name="Typewriter" style:family="text">
      <style:text-properties style:font-name="Courier New2" fo:font-size="10pt" style:font-name-asian="Courier New2" style:font-size-asian="10pt" style:font-name-complex="Courier New2" style:font-size-complex="10pt"/>
    </style:style>
    <style:style style:name="RTF_5f_Num_20_4_20_1" style:display-name="RTF_Num 4 1" style:family="text">
      <style:text-properties style:font-name="Helv" fo:font-weight="normal"/>
    </style:style>
    <style:style style:name="Example" style:family="text">
      <style:text-properties style:font-name="Courier New1" style:font-name-asian="Courier New1" style:font-name-complex="Courier New1"/>
    </style:style>
    <style:style style:name="Teletype" style:family="text">
      <style:text-properties style:font-name="Courier New1" style:font-name-asian="Courier New1" style:font-name-complex="Courier New1"/>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text:style-name="WW8Num31z0" style:num-suffix=".0" style:num-format="1">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bullet text:level="1" text:style-name="WW8Num9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list-level-style-bullet text:level="1" text:style-name="WW8Num10z0" style:num-suffix="." text:bullet-char="">
        <style:list-level-properties text:space-before="0.25in" text:min-label-width="0.25in"/>
        <style:text-properties style:font-name="Symbol"/>
      </text:list-level-style-bullet>
      <text:list-level-style-bullet text:level="2" text:style-name="WW8Num10z1" style:num-suffix="." text:bullet-char="o">
        <style:list-level-properties text:space-before="0.75in" text:min-label-width="0.25in"/>
        <style:text-properties style:font-name="Courier New1"/>
      </text:list-level-style-bullet>
      <text:list-level-style-bullet text:level="3" text:style-name="WW8Num10z2" style:num-suffix="." text:bullet-char="">
        <style:list-level-properties text:space-before="1.25in" text:min-label-width="0.25in"/>
        <style:text-properties style:font-name="Wingdings"/>
      </text:list-level-style-bullet>
      <text:list-level-style-bullet text:level="4" text:style-name="WW8Num10z2" style:num-suffix="." text:bullet-char="">
        <style:list-level-properties text:space-before="1.75in" text:min-label-width="0.25in"/>
        <style:text-properties style:font-name="Wingdings"/>
      </text:list-level-style-bullet>
      <text:list-level-style-bullet text:level="5" text:style-name="WW8Num10z2" style:num-suffix="." text:bullet-char="">
        <style:list-level-properties text:space-before="2.25in" text:min-label-width="0.25in"/>
        <style:text-properties style:font-name="Wingdings"/>
      </text:list-level-style-bullet>
      <text:list-level-style-bullet text:level="6" text:style-name="WW8Num10z2" style:num-suffix="." text:bullet-char="">
        <style:list-level-properties text:space-before="2.75in" text:min-label-width="0.25in"/>
        <style:text-properties style:font-name="Wingdings"/>
      </text:list-level-style-bullet>
      <text:list-level-style-bullet text:level="7" text:style-name="WW8Num10z2" style:num-suffix="." text:bullet-char="">
        <style:list-level-properties text:space-before="3.25in" text:min-label-width="0.25in"/>
        <style:text-properties style:font-name="Wingdings"/>
      </text:list-level-style-bullet>
      <text:list-level-style-bullet text:level="8" text:style-name="WW8Num10z2" style:num-suffix="." text:bullet-char="">
        <style:list-level-properties text:space-before="3.75in" text:min-label-width="0.25in"/>
        <style:text-properties style:font-name="Wingdings"/>
      </text:list-level-style-bullet>
      <text:list-level-style-bullet text:level="9" text:style-name="WW8Num1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1">
      <text:list-level-style-bullet text:level="1" text:style-name="WW8Num11z0" style:num-suffix="." text:bullet-char="">
        <style:list-level-properties text:space-before="0.25in" text:min-label-width="0.25in"/>
        <style:text-properties style:font-name="Symbol"/>
      </text:list-level-style-bullet>
      <text:list-level-style-bullet text:level="2" text:style-name="WW8Num11z1" style:num-suffix="." text:bullet-char="o">
        <style:list-level-properties text:space-before="0.75in" text:min-label-width="0.25in"/>
        <style:text-properties style:font-name="Courier New1"/>
      </text:list-level-style-bullet>
      <text:list-level-style-bullet text:level="3" text:style-name="WW8Num11z2" style:num-suffix="." text:bullet-char="">
        <style:list-level-properties text:space-before="1.25in" text:min-label-width="0.25in"/>
        <style:text-properties style:font-name="Wingdings"/>
      </text:list-level-style-bullet>
      <text:list-level-style-bullet text:level="4" text:style-name="WW8Num11z2" style:num-suffix="." text:bullet-char="">
        <style:list-level-properties text:space-before="1.75in" text:min-label-width="0.25in"/>
        <style:text-properties style:font-name="Wingdings"/>
      </text:list-level-style-bullet>
      <text:list-level-style-bullet text:level="5" text:style-name="WW8Num11z2" style:num-suffix="." text:bullet-char="">
        <style:list-level-properties text:space-before="2.25in" text:min-label-width="0.25in"/>
        <style:text-properties style:font-name="Wingdings"/>
      </text:list-level-style-bullet>
      <text:list-level-style-bullet text:level="6" text:style-name="WW8Num11z2" style:num-suffix="." text:bullet-char="">
        <style:list-level-properties text:space-before="2.75in" text:min-label-width="0.25in"/>
        <style:text-properties style:font-name="Wingdings"/>
      </text:list-level-style-bullet>
      <text:list-level-style-bullet text:level="7" text:style-name="WW8Num11z2" style:num-suffix="." text:bullet-char="">
        <style:list-level-properties text:space-before="3.25in" text:min-label-width="0.25in"/>
        <style:text-properties style:font-name="Wingdings"/>
      </text:list-level-style-bullet>
      <text:list-level-style-bullet text:level="8" text:style-name="WW8Num11z2" style:num-suffix="." text:bullet-char="">
        <style:list-level-properties text:space-before="3.75in" text:min-label-width="0.25in"/>
        <style:text-properties style:font-name="Wingdings"/>
      </text:list-level-style-bullet>
      <text:list-level-style-bullet text:level="9" text:style-name="WW8Num1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bullet text:level="2" text:style-name="WW8Num13z1" style:num-suffix="." text:bullet-char="">
        <style:list-level-properties text:space-before="0.75in" text:min-label-width="0.25in"/>
        <style:text-properties style:font-name="Wingdings"/>
      </text:list-level-style-bullet>
      <text:list-level-style-bullet text:level="3" text:style-name="WW8Num13z2" style:num-suffix="." text:bullet-char="">
        <style:list-level-properties text:space-before="1.25in" text:min-label-width="0.25in"/>
        <style:text-properties style:font-name="Wingdings"/>
      </text:list-level-style-bullet>
      <text:list-level-style-bullet text:level="4" text:style-name="WW8Num13z3" style:num-suffix="." text:bullet-char="">
        <style:list-level-properties text:space-before="1.75in" text:min-label-width="0.25in"/>
        <style:text-properties style:font-name="Symbol"/>
      </text:list-level-style-bullet>
      <text:list-level-style-bullet text:level="5" text:style-name="WW8Num13z4" style:num-suffix="." text:bullet-char="o">
        <style:list-level-properties text:space-before="2.25in" text:min-label-width="0.25in"/>
        <style:text-properties style:font-name="Courier New1"/>
      </text:list-level-style-bullet>
      <text:list-level-style-bullet text:level="6" text:style-name="WW8Num13z2" style:num-suffix="." text:bullet-char="">
        <style:list-level-properties text:space-before="2.75in" text:min-label-width="0.25in"/>
        <style:text-properties style:font-name="Wingdings"/>
      </text:list-level-style-bullet>
      <text:list-level-style-bullet text:level="7" text:style-name="WW8Num13z3" style:num-suffix="." text:bullet-char="">
        <style:list-level-properties text:space-before="3.25in" text:min-label-width="0.25in"/>
        <style:text-properties style:font-name="Symbol"/>
      </text:list-level-style-bullet>
      <text:list-level-style-bullet text:level="8" text:style-name="WW8Num13z4" style:num-suffix="." text:bullet-char="o">
        <style:list-level-properties text:space-before="3.75in" text:min-label-width="0.25in"/>
        <style:text-properties style:font-name="Courier New1"/>
      </text:list-level-style-bullet>
      <text:list-level-style-bullet text:level="9" text:style-name="WW8Num1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4" text:consecutive-numbering="true">
      <text:list-level-style-bullet text:level="1" text:style-name="WW8Num14z0" style:num-suffix="." text:bullet-char="">
        <style:list-level-properties text:space-before="0.5in" text:min-label-width="0.25in"/>
        <style:text-properties style:font-name="Wingdings"/>
      </text:list-level-style-bullet>
      <text:list-level-style-bullet text:level="2" text:style-name="WW8Num14z1" style:num-suffix="." text:bullet-char="o">
        <style:list-level-properties text:space-before="1in" text:min-label-width="0.25in"/>
        <style:text-properties style:font-name="Courier New1"/>
      </text:list-level-style-bullet>
      <text:list-level-style-bullet text:level="3" text:style-name="WW8Num14z0" style:num-suffix="." text:bullet-char="">
        <style:list-level-properties text:space-before="1.5in" text:min-label-width="0.25in"/>
        <style:text-properties style:font-name="Wingdings"/>
      </text:list-level-style-bullet>
      <text:list-level-style-bullet text:level="4" text:style-name="WW8Num14z3" style:num-suffix="." text:bullet-char="">
        <style:list-level-properties text:space-before="2in" text:min-label-width="0.25in"/>
        <style:text-properties style:font-name="Symbol"/>
      </text:list-level-style-bullet>
      <text:list-level-style-bullet text:level="5" text:style-name="WW8Num14z1" style:num-suffix="." text:bullet-char="o">
        <style:list-level-properties text:space-before="2.5in" text:min-label-width="0.25in"/>
        <style:text-properties style:font-name="Courier New1"/>
      </text:list-level-style-bullet>
      <text:list-level-style-bullet text:level="6" text:style-name="WW8Num14z0" style:num-suffix="." text:bullet-char="">
        <style:list-level-properties text:space-before="3in" text:min-label-width="0.25in"/>
        <style:text-properties style:font-name="Wingdings"/>
      </text:list-level-style-bullet>
      <text:list-level-style-bullet text:level="7" text:style-name="WW8Num14z3" style:num-suffix="." text:bullet-char="">
        <style:list-level-properties text:space-before="3.5in" text:min-label-width="0.25in"/>
        <style:text-properties style:font-name="Symbol"/>
      </text:list-level-style-bullet>
      <text:list-level-style-bullet text:level="8" text:style-name="WW8Num14z1" style:num-suffix="." text:bullet-char="o">
        <style:list-level-properties text:space-before="4in" text:min-label-width="0.25in"/>
        <style:text-properties style:font-name="Courier New1"/>
      </text:list-level-style-bullet>
      <text:list-level-style-bullet text:level="9" text:style-name="WW8Num14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25in" text:min-label-width="0.25in"/>
        <style:text-properties style:font-name="Wingdings"/>
      </text:list-level-style-bullet>
      <text:list-level-style-bullet text:level="2" text:style-name="WW8Num15z1" style:num-suffix="." text:bullet-char="o">
        <style:list-level-properties text:space-before="0.75in" text:min-label-width="0.25in"/>
        <style:text-properties style:font-name="Courier New1"/>
      </text:list-level-style-bullet>
      <text:list-level-style-bullet text:level="3" text:style-name="WW8Num15z0" style:num-suffix="." text:bullet-char="">
        <style:list-level-properties text:space-before="1.25in" text:min-label-width="0.25in"/>
        <style:text-properties style:font-name="Wingdings"/>
      </text:list-level-style-bullet>
      <text:list-level-style-bullet text:level="4" text:style-name="WW8Num15z3" style:num-suffix="." text:bullet-char="">
        <style:list-level-properties text:space-before="1.75in" text:min-label-width="0.25in"/>
        <style:text-properties style:font-name="Symbol"/>
      </text:list-level-style-bullet>
      <text:list-level-style-bullet text:level="5" text:style-name="WW8Num15z1" style:num-suffix="." text:bullet-char="o">
        <style:list-level-properties text:space-before="2.25in" text:min-label-width="0.25in"/>
        <style:text-properties style:font-name="Courier New1"/>
      </text:list-level-style-bullet>
      <text:list-level-style-bullet text:level="6" text:style-name="WW8Num15z0" style:num-suffix="." text:bullet-char="">
        <style:list-level-properties text:space-before="2.75in" text:min-label-width="0.25in"/>
        <style:text-properties style:font-name="Wingdings"/>
      </text:list-level-style-bullet>
      <text:list-level-style-bullet text:level="7" text:style-name="WW8Num15z3" style:num-suffix="." text:bullet-char="">
        <style:list-level-properties text:space-before="3.25in" text:min-label-width="0.25in"/>
        <style:text-properties style:font-name="Symbol"/>
      </text:list-level-style-bullet>
      <text:list-level-style-bullet text:level="8" text:style-name="WW8Num15z1" style:num-suffix="." text:bullet-char="o">
        <style:list-level-properties text:space-before="3.75in" text:min-label-width="0.25in"/>
        <style:text-properties style:font-name="Courier New1"/>
      </text:list-level-style-bullet>
      <text:list-level-style-bullet text:level="9" text:style-name="WW8Num15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bullet text:level="1" text:style-name="WW8Num17z0" style:num-suffix="." text:bullet-char="">
        <style:list-level-properties text:space-before="0.25in" text:min-label-width="0.25in"/>
        <style:text-properties style:font-name="Wingdings"/>
      </text:list-level-style-bullet>
      <text:list-level-style-bullet text:level="2" text:style-name="WW8Num17z1" style:num-suffix="." text:bullet-char="o">
        <style:list-level-properties text:space-before="0.75in" text:min-label-width="0.25in"/>
        <style:text-properties style:font-name="Courier New1"/>
      </text:list-level-style-bullet>
      <text:list-level-style-bullet text:level="3" text:style-name="WW8Num17z0" style:num-suffix="." text:bullet-char="">
        <style:list-level-properties text:space-before="1.25in" text:min-label-width="0.25in"/>
        <style:text-properties style:font-name="Wingdings"/>
      </text:list-level-style-bullet>
      <text:list-level-style-bullet text:level="4" text:style-name="WW8Num17z3" style:num-suffix="." text:bullet-char="">
        <style:list-level-properties text:space-before="1.75in" text:min-label-width="0.25in"/>
        <style:text-properties style:font-name="Symbol"/>
      </text:list-level-style-bullet>
      <text:list-level-style-bullet text:level="5" text:style-name="WW8Num17z1" style:num-suffix="." text:bullet-char="o">
        <style:list-level-properties text:space-before="2.25in" text:min-label-width="0.25in"/>
        <style:text-properties style:font-name="Courier New1"/>
      </text:list-level-style-bullet>
      <text:list-level-style-bullet text:level="6" text:style-name="WW8Num17z0" style:num-suffix="." text:bullet-char="">
        <style:list-level-properties text:space-before="2.75in" text:min-label-width="0.25in"/>
        <style:text-properties style:font-name="Wingdings"/>
      </text:list-level-style-bullet>
      <text:list-level-style-bullet text:level="7" text:style-name="WW8Num17z3" style:num-suffix="." text:bullet-char="">
        <style:list-level-properties text:space-before="3.25in" text:min-label-width="0.25in"/>
        <style:text-properties style:font-name="Symbol"/>
      </text:list-level-style-bullet>
      <text:list-level-style-bullet text:level="8" text:style-name="WW8Num17z1" style:num-suffix="." text:bullet-char="o">
        <style:list-level-properties text:space-before="3.75in" text:min-label-width="0.25in"/>
        <style:text-properties style:font-name="Courier New1"/>
      </text:list-level-style-bullet>
      <text:list-level-style-bullet text:level="9" text:style-name="WW8Num1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
        <style:list-level-properties text:space-before="0.25in" text:min-label-width="0.25in"/>
        <style:text-properties style:font-name="Wingdings"/>
      </text:list-level-style-bullet>
      <text:list-level-style-bullet text:level="2" text:style-name="WW8Num19z1" style:num-suffix="." text:bullet-char="o">
        <style:list-level-properties text:space-before="0.75in" text:min-label-width="0.25in"/>
        <style:text-properties style:font-name="Courier New1"/>
      </text:list-level-style-bullet>
      <text:list-level-style-bullet text:level="3" text:style-name="WW8Num19z0" style:num-suffix="." text:bullet-char="">
        <style:list-level-properties text:space-before="1.25in" text:min-label-width="0.25in"/>
        <style:text-properties style:font-name="Wingdings"/>
      </text:list-level-style-bullet>
      <text:list-level-style-bullet text:level="4" text:style-name="WW8Num19z3" style:num-suffix="." text:bullet-char="">
        <style:list-level-properties text:space-before="1.75in" text:min-label-width="0.25in"/>
        <style:text-properties style:font-name="Symbol"/>
      </text:list-level-style-bullet>
      <text:list-level-style-bullet text:level="5" text:style-name="WW8Num19z1" style:num-suffix="." text:bullet-char="o">
        <style:list-level-properties text:space-before="2.25in" text:min-label-width="0.25in"/>
        <style:text-properties style:font-name="Courier New1"/>
      </text:list-level-style-bullet>
      <text:list-level-style-bullet text:level="6" text:style-name="WW8Num19z0" style:num-suffix="." text:bullet-char="">
        <style:list-level-properties text:space-before="2.75in" text:min-label-width="0.25in"/>
        <style:text-properties style:font-name="Wingdings"/>
      </text:list-level-style-bullet>
      <text:list-level-style-bullet text:level="7" text:style-name="WW8Num19z3" style:num-suffix="." text:bullet-char="">
        <style:list-level-properties text:space-before="3.25in" text:min-label-width="0.25in"/>
        <style:text-properties style:font-name="Symbol"/>
      </text:list-level-style-bullet>
      <text:list-level-style-bullet text:level="8" text:style-name="WW8Num19z1" style:num-suffix="." text:bullet-char="o">
        <style:list-level-properties text:space-before="3.75in" text:min-label-width="0.25in"/>
        <style:text-properties style:font-name="Courier New1"/>
      </text:list-level-style-bullet>
      <text:list-level-style-bullet text:level="9" text:style-name="WW8Num19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1">
      <text:list-level-style-bullet text:level="1" text:style-name="WW8Num21z0" style:num-suffix="." text:bullet-char="">
        <style:list-level-properties text:space-before="1.25in" text:min-label-width="0.25in"/>
        <style:text-properties style:font-name="Symbol"/>
      </text:list-level-style-bullet>
      <text:list-level-style-bullet text:level="2" text:style-name="WW8Num21z1" style:num-suffix="." text:bullet-char="o">
        <style:list-level-properties text:space-before="1.75in" text:min-label-width="0.25in"/>
        <style:text-properties style:font-name="Courier New1"/>
      </text:list-level-style-bullet>
      <text:list-level-style-bullet text:level="3" text:style-name="WW8Num21z2" style:num-suffix="." text:bullet-char="">
        <style:list-level-properties text:space-before="2.25in" text:min-label-width="0.25in"/>
        <style:text-properties style:font-name="Wingdings"/>
      </text:list-level-style-bullet>
      <text:list-level-style-bullet text:level="4" text:style-name="WW8Num21z2" style:num-suffix="." text:bullet-char="">
        <style:list-level-properties text:space-before="2.75in" text:min-label-width="0.25in"/>
        <style:text-properties style:font-name="Wingdings"/>
      </text:list-level-style-bullet>
      <text:list-level-style-bullet text:level="5" text:style-name="WW8Num21z2" style:num-suffix="." text:bullet-char="">
        <style:list-level-properties text:space-before="3.25in" text:min-label-width="0.25in"/>
        <style:text-properties style:font-name="Wingdings"/>
      </text:list-level-style-bullet>
      <text:list-level-style-bullet text:level="6" text:style-name="WW8Num21z2" style:num-suffix="." text:bullet-char="">
        <style:list-level-properties text:space-before="3.75in" text:min-label-width="0.25in"/>
        <style:text-properties style:font-name="Wingdings"/>
      </text:list-level-style-bullet>
      <text:list-level-style-bullet text:level="7" text:style-name="WW8Num21z2" style:num-suffix="." text:bullet-char="">
        <style:list-level-properties text:space-before="4.25in" text:min-label-width="0.25in"/>
        <style:text-properties style:font-name="Wingdings"/>
      </text:list-level-style-bullet>
      <text:list-level-style-bullet text:level="8" text:style-name="WW8Num21z2" style:num-suffix="." text:bullet-char="">
        <style:list-level-properties text:space-before="4.75in" text:min-label-width="0.25in"/>
        <style:text-properties style:font-name="Wingdings"/>
      </text:list-level-style-bullet>
      <text:list-level-style-bullet text:level="9" text:style-name="WW8Num21z2" style:num-suffix="." text:bullet-char="">
        <style:list-level-properties text:space-before="5.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bullet text:level="1" text:style-name="WW8Num24z0" style:num-suffix="." text:bullet-char="">
        <style:list-level-properties text:space-before="0.75in" text:min-label-width="0.25in"/>
        <style:text-properties style:font-name="Wingdings"/>
      </text:list-level-style-bullet>
      <text:list-level-style-bullet text:level="2" text:style-name="WW8Num24z1" style:num-suffix="." text:bullet-char="-">
        <style:list-level-properties text:space-before="1.25in" text:min-label-width="0.25in"/>
        <style:text-properties style:font-name="Times New Roman"/>
      </text:list-level-style-bullet>
      <text:list-level-style-number text:level="3" style:num-suffix="." style:num-format="1">
        <style:list-level-properties text:space-before="1.75in" text:min-label-width="0.25in"/>
      </text:list-level-style-number>
      <text:list-level-style-bullet text:level="4" text:style-name="WW8Num24z3" style:num-suffix="." text:bullet-char="">
        <style:list-level-properties text:space-before="2.25in" text:min-label-width="0.25in"/>
        <style:text-properties style:font-name="Symbol"/>
      </text:list-level-style-bullet>
      <text:list-level-style-bullet text:level="5" text:style-name="WW8Num24z4" style:num-suffix="." text:bullet-char="o">
        <style:list-level-properties text:space-before="2.75in" text:min-label-width="0.25in"/>
        <style:text-properties style:font-name="Courier New1"/>
      </text:list-level-style-bullet>
      <text:list-level-style-bullet text:level="6" text:style-name="WW8Num24z0" style:num-suffix="." text:bullet-char="">
        <style:list-level-properties text:space-before="3.25in" text:min-label-width="0.25in"/>
        <style:text-properties style:font-name="Wingdings"/>
      </text:list-level-style-bullet>
      <text:list-level-style-bullet text:level="7" text:style-name="WW8Num24z3" style:num-suffix="." text:bullet-char="">
        <style:list-level-properties text:space-before="3.75in" text:min-label-width="0.25in"/>
        <style:text-properties style:font-name="Symbol"/>
      </text:list-level-style-bullet>
      <text:list-level-style-bullet text:level="8" text:style-name="WW8Num24z4" style:num-suffix="." text:bullet-char="o">
        <style:list-level-properties text:space-before="4.25in" text:min-label-width="0.25in"/>
        <style:text-properties style:font-name="Courier New1"/>
      </text:list-level-style-bullet>
      <text:list-level-style-bullet text:level="9" text:style-name="WW8Num24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5" text:consecutive-numbering="true">
      <text:list-level-style-bullet text:level="1" text:style-name="WW8Num25z0" style:num-suffix="." text:bullet-char="">
        <style:list-level-properties text:space-before="0.5in" text:min-label-width="0.25in"/>
        <style:text-properties style:font-name="Wingdings"/>
      </text:list-level-style-bullet>
      <text:list-level-style-bullet text:level="2" text:style-name="WW8Num25z1" style:num-suffix="." text:bullet-char="o">
        <style:list-level-properties text:space-before="1in" text:min-label-width="0.25in"/>
        <style:text-properties style:font-name="Courier New1"/>
      </text:list-level-style-bullet>
      <text:list-level-style-bullet text:level="3" text:style-name="WW8Num25z0" style:num-suffix="." text:bullet-char="">
        <style:list-level-properties text:space-before="1.5in" text:min-label-width="0.25in"/>
        <style:text-properties style:font-name="Wingdings"/>
      </text:list-level-style-bullet>
      <text:list-level-style-bullet text:level="4" text:style-name="WW8Num25z3" style:num-suffix="." text:bullet-char="">
        <style:list-level-properties text:space-before="2in" text:min-label-width="0.25in"/>
        <style:text-properties style:font-name="Symbol"/>
      </text:list-level-style-bullet>
      <text:list-level-style-bullet text:level="5" text:style-name="WW8Num25z1" style:num-suffix="." text:bullet-char="o">
        <style:list-level-properties text:space-before="2.5in" text:min-label-width="0.25in"/>
        <style:text-properties style:font-name="Courier New1"/>
      </text:list-level-style-bullet>
      <text:list-level-style-bullet text:level="6" text:style-name="WW8Num25z0" style:num-suffix="." text:bullet-char="">
        <style:list-level-properties text:space-before="3in" text:min-label-width="0.25in"/>
        <style:text-properties style:font-name="Wingdings"/>
      </text:list-level-style-bullet>
      <text:list-level-style-bullet text:level="7" text:style-name="WW8Num25z3" style:num-suffix="." text:bullet-char="">
        <style:list-level-properties text:space-before="3.5in" text:min-label-width="0.25in"/>
        <style:text-properties style:font-name="Symbol"/>
      </text:list-level-style-bullet>
      <text:list-level-style-bullet text:level="8" text:style-name="WW8Num25z1" style:num-suffix="." text:bullet-char="o">
        <style:list-level-properties text:space-before="4in" text:min-label-width="0.25in"/>
        <style:text-properties style:font-name="Courier New1"/>
      </text:list-level-style-bullet>
      <text:list-level-style-bullet text:level="9" text:style-name="WW8Num25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5in" text:min-label-width="0.25in"/>
        <style:text-properties style:font-name="Wingdings"/>
      </text:list-level-style-bullet>
      <text:list-level-style-bullet text:level="2" text:style-name="WW8Num27z1" style:num-suffix="." text:bullet-char="o">
        <style:list-level-properties text:space-before="1in" text:min-label-width="0.25in"/>
        <style:text-properties style:font-name="Courier New1"/>
      </text:list-level-style-bullet>
      <text:list-level-style-bullet text:level="3" text:style-name="WW8Num27z0" style:num-suffix="." text:bullet-char="">
        <style:list-level-properties text:space-before="1.5in" text:min-label-width="0.25in"/>
        <style:text-properties style:font-name="Wingdings"/>
      </text:list-level-style-bullet>
      <text:list-level-style-bullet text:level="4" text:style-name="WW8Num27z3" style:num-suffix="." text:bullet-char="">
        <style:list-level-properties text:space-before="2in" text:min-label-width="0.25in"/>
        <style:text-properties style:font-name="Symbol"/>
      </text:list-level-style-bullet>
      <text:list-level-style-bullet text:level="5" text:style-name="WW8Num27z1" style:num-suffix="." text:bullet-char="o">
        <style:list-level-properties text:space-before="2.5in" text:min-label-width="0.25in"/>
        <style:text-properties style:font-name="Courier New1"/>
      </text:list-level-style-bullet>
      <text:list-level-style-bullet text:level="6" text:style-name="WW8Num27z0" style:num-suffix="." text:bullet-char="">
        <style:list-level-properties text:space-before="3in" text:min-label-width="0.25in"/>
        <style:text-properties style:font-name="Wingdings"/>
      </text:list-level-style-bullet>
      <text:list-level-style-bullet text:level="7" text:style-name="WW8Num27z3" style:num-suffix="." text:bullet-char="">
        <style:list-level-properties text:space-before="3.5in" text:min-label-width="0.25in"/>
        <style:text-properties style:font-name="Symbol"/>
      </text:list-level-style-bullet>
      <text:list-level-style-bullet text:level="8" text:style-name="WW8Num27z1" style:num-suffix="." text:bullet-char="o">
        <style:list-level-properties text:space-before="4in" text:min-label-width="0.25in"/>
        <style:text-properties style:font-name="Courier New1"/>
      </text:list-level-style-bullet>
      <text:list-level-style-bullet text:level="9" text:style-name="WW8Num27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consecutive-numbering="true">
      <text:list-level-style-bullet text:level="1" text:style-name="WW8Num28z0" style:num-suffix="." text:bullet-char="">
        <style:list-level-properties text:space-before="0.9in" text:min-label-width="0.25in"/>
        <style:text-properties style:font-name="Wingdings"/>
      </text:list-level-style-bullet>
      <text:list-level-style-bullet text:level="2" text:style-name="WW8Num28z1" style:num-suffix="." text:bullet-char="o">
        <style:list-level-properties text:space-before="1.4in" text:min-label-width="0.25in"/>
        <style:text-properties style:font-name="Courier New1"/>
      </text:list-level-style-bullet>
      <text:list-level-style-bullet text:level="3" text:style-name="WW8Num28z0" style:num-suffix="." text:bullet-char="">
        <style:list-level-properties text:space-before="1.9in" text:min-label-width="0.25in"/>
        <style:text-properties style:font-name="Wingdings"/>
      </text:list-level-style-bullet>
      <text:list-level-style-bullet text:level="4" text:style-name="WW8Num28z3" style:num-suffix="." text:bullet-char="">
        <style:list-level-properties text:space-before="2.4in" text:min-label-width="0.25in"/>
        <style:text-properties style:font-name="Symbol"/>
      </text:list-level-style-bullet>
      <text:list-level-style-bullet text:level="5" text:style-name="WW8Num28z1" style:num-suffix="." text:bullet-char="o">
        <style:list-level-properties text:space-before="2.9in" text:min-label-width="0.25in"/>
        <style:text-properties style:font-name="Courier New1"/>
      </text:list-level-style-bullet>
      <text:list-level-style-bullet text:level="6" text:style-name="WW8Num28z0" style:num-suffix="." text:bullet-char="">
        <style:list-level-properties text:space-before="3.4in" text:min-label-width="0.25in"/>
        <style:text-properties style:font-name="Wingdings"/>
      </text:list-level-style-bullet>
      <text:list-level-style-bullet text:level="7" text:style-name="WW8Num28z3" style:num-suffix="." text:bullet-char="">
        <style:list-level-properties text:space-before="3.9in" text:min-label-width="0.25in"/>
        <style:text-properties style:font-name="Symbol"/>
      </text:list-level-style-bullet>
      <text:list-level-style-bullet text:level="8" text:style-name="WW8Num28z1" style:num-suffix="." text:bullet-char="o">
        <style:list-level-properties text:space-before="4.4in" text:min-label-width="0.25in"/>
        <style:text-properties style:font-name="Courier New1"/>
      </text:list-level-style-bullet>
      <text:list-level-style-bullet text:level="9" text:style-name="WW8Num28z0" style:num-suffix="." text:bullet-char="">
        <style:list-level-properties text:space-before="4.9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9" text:consecutive-numbering="true">
      <text:list-level-style-bullet text:level="1" text:style-name="WW8Num29z0" style:num-suffix="." text:bullet-char="">
        <style:list-level-properties text:space-before="0.5in" text:min-label-width="0.25in"/>
        <style:text-properties style:font-name="Wingdings"/>
      </text:list-level-style-bullet>
      <text:list-level-style-bullet text:level="2" text:style-name="WW8Num29z1" style:num-suffix="." text:bullet-char="o">
        <style:list-level-properties text:space-before="1in" text:min-label-width="0.25in"/>
        <style:text-properties style:font-name="Courier New1"/>
      </text:list-level-style-bullet>
      <text:list-level-style-bullet text:level="3" text:style-name="WW8Num29z0" style:num-suffix="." text:bullet-char="">
        <style:list-level-properties text:space-before="1.5in" text:min-label-width="0.25in"/>
        <style:text-properties style:font-name="Wingdings"/>
      </text:list-level-style-bullet>
      <text:list-level-style-bullet text:level="4" text:style-name="WW8Num29z3" style:num-suffix="." text:bullet-char="">
        <style:list-level-properties text:space-before="2in" text:min-label-width="0.25in"/>
        <style:text-properties style:font-name="Symbol"/>
      </text:list-level-style-bullet>
      <text:list-level-style-bullet text:level="5" text:style-name="WW8Num29z1" style:num-suffix="." text:bullet-char="o">
        <style:list-level-properties text:space-before="2.5in" text:min-label-width="0.25in"/>
        <style:text-properties style:font-name="Courier New1"/>
      </text:list-level-style-bullet>
      <text:list-level-style-bullet text:level="6" text:style-name="WW8Num29z0" style:num-suffix="." text:bullet-char="">
        <style:list-level-properties text:space-before="3in" text:min-label-width="0.25in"/>
        <style:text-properties style:font-name="Wingdings"/>
      </text:list-level-style-bullet>
      <text:list-level-style-bullet text:level="7" text:style-name="WW8Num29z3" style:num-suffix="." text:bullet-char="">
        <style:list-level-properties text:space-before="3.5in" text:min-label-width="0.25in"/>
        <style:text-properties style:font-name="Symbol"/>
      </text:list-level-style-bullet>
      <text:list-level-style-bullet text:level="8" text:style-name="WW8Num29z1" style:num-suffix="." text:bullet-char="o">
        <style:list-level-properties text:space-before="4in" text:min-label-width="0.25in"/>
        <style:text-properties style:font-name="Courier New1"/>
      </text:list-level-style-bullet>
      <text:list-level-style-bullet text:level="9" text:style-name="WW8Num29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Symbol"/>
      </text:list-level-style-bullet>
      <text:list-level-style-bullet text:level="2" text:style-name="WW8Num30z1" style:num-suffix="." text:bullet-char="o">
        <style:list-level-properties text:space-before="0.75in" text:min-label-width="0.25in"/>
        <style:text-properties style:font-name="Courier New1"/>
      </text:list-level-style-bullet>
      <text:list-level-style-bullet text:level="3" text:style-name="WW8Num30z2" style:num-suffix="." text:bullet-char="">
        <style:list-level-properties text:space-before="1.25in" text:min-label-width="0.25in"/>
        <style:text-properties style:font-name="Wingdings"/>
      </text:list-level-style-bullet>
      <text:list-level-style-bullet text:level="4" text:style-name="WW8Num30z0"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1"/>
      </text:list-level-style-bullet>
      <text:list-level-style-bullet text:level="6" text:style-name="WW8Num30z2" style:num-suffix="." text:bullet-char="">
        <style:list-level-properties text:space-before="2.75in" text:min-label-width="0.25in"/>
        <style:text-properties style:font-name="Wingdings"/>
      </text:list-level-style-bullet>
      <text:list-level-style-bullet text:level="7" text:style-name="WW8Num30z0"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1"/>
      </text:list-level-style-bullet>
      <text:list-level-style-bullet text:level="9" text:style-name="WW8Num3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text:style-name="WW8Num31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space-before="0.25in" text:min-label-width="0.25in"/>
      </text:list-level-style-number>
      <text:list-level-style-bullet text:level="2" text:style-name="WW8Num32z1" style:num-suffix="." text:bullet-char="">
        <style:list-level-properties text:space-before="0.75in" text:min-label-width="0.25in"/>
        <style:text-properties style:font-name="Wingdings"/>
      </text:list-level-style-bullet>
      <text:list-level-style-bullet text:level="3" text:style-name="WW8Num32z2" style:num-suffix="." text:bullet-char="">
        <style:list-level-properties text:space-before="1.25in" text:min-label-width="0.25in"/>
        <style:text-properties style:font-name="Wingdings"/>
      </text:list-level-style-bullet>
      <text:list-level-style-bullet text:level="4" text:style-name="WW8Num32z3" style:num-suffix="." text:bullet-char="">
        <style:list-level-properties text:space-before="1.75in" text:min-label-width="0.25in"/>
        <style:text-properties style:font-name="Symbol"/>
      </text:list-level-style-bullet>
      <text:list-level-style-bullet text:level="5" text:style-name="WW8Num32z4" style:num-suffix="." text:bullet-char="o">
        <style:list-level-properties text:space-before="2.25in" text:min-label-width="0.25in"/>
        <style:text-properties style:font-name="Courier New1"/>
      </text:list-level-style-bullet>
      <text:list-level-style-bullet text:level="6" text:style-name="WW8Num32z2" style:num-suffix="." text:bullet-char="">
        <style:list-level-properties text:space-before="2.75in" text:min-label-width="0.25in"/>
        <style:text-properties style:font-name="Wingdings"/>
      </text:list-level-style-bullet>
      <text:list-level-style-bullet text:level="7" text:style-name="WW8Num32z3" style:num-suffix="." text:bullet-char="">
        <style:list-level-properties text:space-before="3.25in" text:min-label-width="0.25in"/>
        <style:text-properties style:font-name="Symbol"/>
      </text:list-level-style-bullet>
      <text:list-level-style-bullet text:level="8" text:style-name="WW8Num32z4" style:num-suffix="." text:bullet-char="o">
        <style:list-level-properties text:space-before="3.75in" text:min-label-width="0.25in"/>
        <style:text-properties style:font-name="Courier New1"/>
      </text:list-level-style-bullet>
      <text:list-level-style-bullet text:level="9" text:style-name="WW8Num3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3">
      <text:list-level-style-bullet text:level="1" text:style-name="WW8Num33z0" style:num-suffix="." text:bullet-char="">
        <style:list-level-properties text:space-before="0.75in" text:min-label-width="0.25in"/>
        <style:text-properties style:font-name="Wingdings"/>
      </text:list-level-style-bullet>
      <text:list-level-style-number text:level="2" style:num-suffix="." style:num-format="1">
        <style:list-level-properties text:space-before="1.25in" text:min-label-width="0.25in"/>
      </text:list-level-style-number>
      <text:list-level-style-bullet text:level="3" text:style-name="WW8Num33z0" style:num-suffix="." text:bullet-char="">
        <style:list-level-properties text:space-before="1.75in" text:min-label-width="0.25in"/>
        <style:text-properties style:font-name="Wingdings"/>
      </text:list-level-style-bullet>
      <text:list-level-style-bullet text:level="4" text:style-name="WW8Num33z3" style:num-suffix="." text:bullet-char="">
        <style:list-level-properties text:space-before="2.25in" text:min-label-width="0.25in"/>
        <style:text-properties style:font-name="Symbol"/>
      </text:list-level-style-bullet>
      <text:list-level-style-bullet text:level="5" text:style-name="WW8Num33z4" style:num-suffix="." text:bullet-char="o">
        <style:list-level-properties text:space-before="2.75in" text:min-label-width="0.25in"/>
        <style:text-properties style:font-name="Courier New1"/>
      </text:list-level-style-bullet>
      <text:list-level-style-bullet text:level="6" text:style-name="WW8Num33z0" style:num-suffix="." text:bullet-char="">
        <style:list-level-properties text:space-before="3.25in" text:min-label-width="0.25in"/>
        <style:text-properties style:font-name="Wingdings"/>
      </text:list-level-style-bullet>
      <text:list-level-style-bullet text:level="7" text:style-name="WW8Num33z3" style:num-suffix="." text:bullet-char="">
        <style:list-level-properties text:space-before="3.75in" text:min-label-width="0.25in"/>
        <style:text-properties style:font-name="Symbol"/>
      </text:list-level-style-bullet>
      <text:list-level-style-bullet text:level="8" text:style-name="WW8Num33z4" style:num-suffix="." text:bullet-char="o">
        <style:list-level-properties text:space-before="4.25in" text:min-label-width="0.25in"/>
        <style:text-properties style:font-name="Courier New1"/>
      </text:list-level-style-bullet>
      <text:list-level-style-bullet text:level="9" text:style-name="WW8Num33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RTF_5f_Num_20_2" style:display-name="RTF_Num 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Outline1">
      <text:list-level-style-number text:level="1" text:style-name="WW8Num31z0"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Outline2">
      <text:list-level-style-number text:level="1" text:style-name="WW8Num31z0"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RTF_5f_Num_20_3" style:display-name="RTF_Num 3">
      <text:list-level-style-number text:level="1" text:style-name="RTF_5f_Num_20_3_20_1" style:num-suffix="." style:num-format="1">
        <style:list-level-properties text:space-before="0.25in" text:min-label-width="0.25in"/>
      </text:list-level-style-number>
      <text:list-level-style-number text:level="2" text:style-name="RTF_5f_Num_20_3_20_2" style:num-suffix="." style:num-format="1">
        <style:list-level-properties text:space-before="0.75in" text:min-label-width="0.25in"/>
      </text:list-level-style-number>
      <text:list-level-style-number text:level="3" text:style-name="RTF_5f_Num_20_3_20_3" style:num-suffix="." style:num-format="1">
        <style:list-level-properties text:space-before="1.25in" text:min-label-width="0.25in"/>
      </text:list-level-style-number>
      <text:list-level-style-number text:level="4" text:style-name="RTF_5f_Num_20_3_20_4" style:num-suffix="." style:num-format="1">
        <style:list-level-properties text:space-before="1.75in" text:min-label-width="0.25in"/>
      </text:list-level-style-number>
      <text:list-level-style-number text:level="5" text:style-name="RTF_5f_Num_20_3_20_5" style:num-suffix="." style:num-format="1">
        <style:list-level-properties text:space-before="2.25in" text:min-label-width="0.25in"/>
      </text:list-level-style-number>
      <text:list-level-style-number text:level="6" text:style-name="RTF_5f_Num_20_3_20_6" style:num-suffix="." style:num-format="1">
        <style:list-level-properties text:space-before="2.75in" text:min-label-width="0.25in"/>
      </text:list-level-style-number>
      <text:list-level-style-number text:level="7" text:style-name="RTF_5f_Num_20_3_20_7" style:num-suffix="." style:num-format="1">
        <style:list-level-properties text:space-before="3.25in" text:min-label-width="0.25in"/>
      </text:list-level-style-number>
      <text:list-level-style-number text:level="8" text:style-name="RTF_5f_Num_20_3_20_8" style:num-suffix="." style:num-format="1">
        <style:list-level-properties text:space-before="3.75in" text:min-label-width="0.2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Outline3">
      <text:list-level-style-number text:level="1" text:style-name="WW8Num31z0"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Outline4">
      <text:list-level-style-number text:level="1" text:style-name="WW8Num31z0"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Outline5">
      <text:list-level-style-number text:level="1" text:style-name="WW8Num31z0"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RTF_5f_Num_20_4" style:display-name="RTF_Num 4">
      <text:list-level-style-number text:level="1" text:style-name="RTF_5f_Num_20_4_20_1" style:num-suffix="." style:num-format="1"/>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5" style:display-name="RTF_Num 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6" style:display-name="RTF_Num 6">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7" style:display-name="RTF_Num 7">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8" style:display-name="RTF_Num 8">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9" style:display-name="RTF_Num 9">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0" style:display-name="RTF_Num 10">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1" style:display-name="RTF_Num 11">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2" style:display-name="RTF_Num 1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3" style:display-name="RTF_Num 13">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Body_20_Text_20_First_20_Indent">
      <style:paragraph-properties fo:margin-left="0in" fo:margin-right="0in" fo:text-indent="0in" style:auto-text-indent="false"/>
      <style:text-properties fo:font-style="normal" fo:font-weight="bold"/>
    </style:style>
    <style:page-layout style:name="pm1">
      <style:page-layout-properties fo:page-width="8.1917in" fo:page-height="11in" style:num-format="1" style:print-orientation="portrait" fo:margin-top="1in" fo:margin-bottom="1in" fo:margin-left="1.25in" fo:margin-right="1.25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pm2">
      <style:page-layout-properties fo:page-width="8.1917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footer>
        <text:p text:style-name="P1"/>
      </style:footer>
    </style:master-page>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XCAT 2 DB2 Setup</dc:title>
    <meta:initial-creator>IBM_USER</meta:initial-creator>
    <meta:creation-date>2008-02-27T15:09:00</meta:creation-date>
    <dc:creator>Lissa Valletta</dc:creator>
    <dc:date>2010-08-06T09:09:56</dc:date>
    <meta:print-date>2009-10-27T14:28:32</meta:print-date>
    <meta:editing-cycles>447</meta:editing-cycles>
    <meta:editing-duration>P5DT15H40M5S</meta:editing-duration>
    <meta:user-defined meta:name="Info 1"/>
    <meta:user-defined meta:name="Info 2"/>
    <meta:user-defined meta:name="Info 3"/>
    <meta:user-defined meta:name="Info 4"/>
    <meta:document-statistic meta:table-count="0" meta:image-count="0" meta:object-count="0" meta:page-count="26" meta:paragraph-count="560" meta:word-count="5439" meta:character-count="32657"/>
  </office:meta>
</office:document-meta>
</file>